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3932f" officeooo:paragraph-rsid="0013932f"/>
    </style:style>
    <style:style style:name="P2" style:family="paragraph" style:parent-style-name="Arabic">
      <style:text-properties officeooo:rsid="0014f32c" officeooo:paragraph-rsid="0014f32c"/>
    </style:style>
    <style:style style:name="P3" style:family="paragraph" style:parent-style-name="Arabic">
      <style:text-properties officeooo:rsid="0014f32c" officeooo:paragraph-rsid="00155895"/>
    </style:style>
    <style:style style:name="P4" style:family="paragraph" style:parent-style-name="Arabic">
      <style:text-properties officeooo:rsid="00155895" officeooo:paragraph-rsid="00155895"/>
    </style:style>
    <style:style style:name="P5" style:family="paragraph" style:parent-style-name="Arabic">
      <style:text-properties officeooo:rsid="00180e5b" officeooo:paragraph-rsid="00180e5b"/>
    </style:style>
    <style:style style:name="P6" style:family="paragraph" style:parent-style-name="Arabic">
      <style:text-properties officeooo:rsid="001d603b" officeooo:paragraph-rsid="00180e5b"/>
    </style:style>
    <style:style style:name="P7" style:family="paragraph" style:parent-style-name="Arabic">
      <style:text-properties officeooo:rsid="001d603b" officeooo:paragraph-rsid="001d603b"/>
    </style:style>
    <style:style style:name="P8" style:family="paragraph" style:parent-style-name="Arabic">
      <style:text-properties officeooo:rsid="001d6d0f" officeooo:paragraph-rsid="001d6d0f"/>
    </style:style>
    <style:style style:name="P9" style:family="paragraph" style:parent-style-name="Arabic">
      <style:text-properties officeooo:rsid="001f9e52" officeooo:paragraph-rsid="001f9e52"/>
    </style:style>
    <style:style style:name="P10" style:family="paragraph" style:parent-style-name="Arabic">
      <style:text-properties officeooo:rsid="001fff3e" officeooo:paragraph-rsid="001fff3e"/>
    </style:style>
    <style:style style:name="P11" style:family="paragraph" style:parent-style-name="Arabic">
      <style:text-properties officeooo:rsid="002522bd" officeooo:paragraph-rsid="002522bd"/>
    </style:style>
    <style:style style:name="P12" style:family="paragraph" style:parent-style-name="Arabic">
      <style:text-properties officeooo:rsid="00259dc7" officeooo:paragraph-rsid="00259dc7"/>
    </style:style>
    <style:style style:name="P13" style:family="paragraph" style:parent-style-name="Arabic">
      <style:text-properties officeooo:rsid="0026488e" officeooo:paragraph-rsid="0026488e"/>
    </style:style>
    <style:style style:name="P14" style:family="paragraph" style:parent-style-name="Arabic">
      <style:text-properties officeooo:rsid="00278f69" officeooo:paragraph-rsid="00278f69"/>
    </style:style>
    <style:style style:name="P15" style:family="paragraph" style:parent-style-name="Arabic">
      <style:text-properties officeooo:rsid="00288c85" officeooo:paragraph-rsid="00288c85"/>
    </style:style>
    <style:style style:name="P16" style:family="paragraph" style:parent-style-name="Arabic">
      <style:text-properties officeooo:rsid="002a8a52" officeooo:paragraph-rsid="002a8a52"/>
    </style:style>
    <style:style style:name="P17" style:family="paragraph" style:parent-style-name="Arabic">
      <style:text-properties officeooo:rsid="002b8d1b" officeooo:paragraph-rsid="002b8d1b"/>
    </style:style>
    <style:style style:name="P18" style:family="paragraph" style:parent-style-name="Arabic">
      <style:text-properties officeooo:rsid="002d2aa1" officeooo:paragraph-rsid="002d2aa1"/>
    </style:style>
    <style:style style:name="P19" style:family="paragraph" style:parent-style-name="Arabic">
      <style:text-properties officeooo:rsid="002f03f2" officeooo:paragraph-rsid="002f03f2"/>
    </style:style>
    <style:style style:name="P20" style:family="paragraph" style:parent-style-name="Arabic">
      <style:text-properties officeooo:rsid="002fd315" officeooo:paragraph-rsid="002fd315"/>
    </style:style>
    <style:style style:name="P21" style:family="paragraph" style:parent-style-name="Arabic">
      <style:text-properties officeooo:rsid="00311001" officeooo:paragraph-rsid="00311001"/>
    </style:style>
    <style:style style:name="P22" style:family="paragraph" style:parent-style-name="Arabic">
      <style:text-properties officeooo:rsid="0033cc81" officeooo:paragraph-rsid="0033cc81"/>
    </style:style>
    <style:style style:name="P23" style:family="paragraph" style:parent-style-name="Arabic">
      <style:text-properties officeooo:rsid="0034620d" officeooo:paragraph-rsid="0034620d"/>
    </style:style>
    <style:style style:name="P24" style:family="paragraph" style:parent-style-name="Arabic">
      <style:text-properties officeooo:rsid="0035ef20" officeooo:paragraph-rsid="0035ef20"/>
    </style:style>
    <style:style style:name="P25" style:family="paragraph" style:parent-style-name="Arabic">
      <style:text-properties officeooo:rsid="0037b893" officeooo:paragraph-rsid="0037b893"/>
    </style:style>
    <style:style style:name="P26" style:family="paragraph" style:parent-style-name="Arabic">
      <style:text-properties officeooo:rsid="0038f0f3" officeooo:paragraph-rsid="0038f0f3"/>
    </style:style>
    <style:style style:name="P27" style:family="paragraph" style:parent-style-name="Arabic">
      <style:text-properties officeooo:rsid="0039c2e7" officeooo:paragraph-rsid="0039c2e7"/>
    </style:style>
    <style:style style:name="P28" style:family="paragraph" style:parent-style-name="Arabic">
      <style:text-properties officeooo:rsid="003a473a" officeooo:paragraph-rsid="003a473a"/>
    </style:style>
    <style:style style:name="P29" style:family="paragraph" style:parent-style-name="Arabic">
      <style:text-properties officeooo:rsid="003b8193" officeooo:paragraph-rsid="003b8193"/>
    </style:style>
    <style:style style:name="P30" style:family="paragraph" style:parent-style-name="Arabic">
      <style:text-properties officeooo:rsid="003c7951" officeooo:paragraph-rsid="003c7951"/>
    </style:style>
    <style:style style:name="P31" style:family="paragraph" style:parent-style-name="Arabic">
      <style:text-properties officeooo:rsid="003e01df" officeooo:paragraph-rsid="003e01df"/>
    </style:style>
    <style:style style:name="P32" style:family="paragraph" style:parent-style-name="Arabic">
      <style:text-properties officeooo:rsid="003e01df" officeooo:paragraph-rsid="0040a043"/>
    </style:style>
    <style:style style:name="P33" style:family="paragraph" style:parent-style-name="Arabic">
      <style:text-properties officeooo:rsid="0040a043" officeooo:paragraph-rsid="0040a043"/>
    </style:style>
    <style:style style:name="P34" style:family="paragraph" style:parent-style-name="Arabic">
      <style:text-properties officeooo:rsid="0041f2b7" officeooo:paragraph-rsid="0041f2b7"/>
    </style:style>
    <style:style style:name="P35" style:family="paragraph" style:parent-style-name="Arabic">
      <style:text-properties officeooo:rsid="003ea773" officeooo:paragraph-rsid="003ea773"/>
    </style:style>
    <style:style style:name="P36" style:family="paragraph" style:parent-style-name="Arabic">
      <style:text-properties officeooo:rsid="0043a4c9" officeooo:paragraph-rsid="0043a4c9"/>
    </style:style>
    <style:style style:name="P37" style:family="paragraph" style:parent-style-name="Arabic">
      <style:text-properties officeooo:rsid="0044f659" officeooo:paragraph-rsid="0044f659"/>
    </style:style>
    <style:style style:name="P38" style:family="paragraph" style:parent-style-name="Arabic">
      <style:text-properties officeooo:rsid="0047be5c" officeooo:paragraph-rsid="0047be5c"/>
    </style:style>
    <style:style style:name="P39" style:family="paragraph" style:parent-style-name="Arabic">
      <style:text-properties officeooo:rsid="00486025" officeooo:paragraph-rsid="00486025"/>
    </style:style>
    <style:style style:name="P40" style:family="paragraph" style:parent-style-name="Arabic">
      <style:text-properties officeooo:rsid="0049441d" officeooo:paragraph-rsid="0049441d"/>
    </style:style>
    <style:style style:name="P41" style:family="paragraph" style:parent-style-name="Arabic">
      <style:text-properties officeooo:rsid="004a6880" officeooo:paragraph-rsid="004a6880"/>
    </style:style>
    <style:style style:name="P42" style:family="paragraph" style:parent-style-name="Arabic">
      <style:text-properties officeooo:rsid="004c25c5" officeooo:paragraph-rsid="004c25c5"/>
    </style:style>
    <style:style style:name="P43" style:family="paragraph" style:parent-style-name="Arabic">
      <style:text-properties officeooo:rsid="004dac6f" officeooo:paragraph-rsid="004dac6f"/>
    </style:style>
    <style:style style:name="P44" style:family="paragraph" style:parent-style-name="Arabic">
      <style:text-properties officeooo:rsid="004e04d7" officeooo:paragraph-rsid="004e04d7"/>
    </style:style>
    <style:style style:name="P45" style:family="paragraph" style:parent-style-name="Arabic">
      <style:text-properties officeooo:rsid="004e84cc" officeooo:paragraph-rsid="004e84cc"/>
    </style:style>
    <style:style style:name="P46" style:family="paragraph" style:parent-style-name="Arabic">
      <style:text-properties officeooo:rsid="004e84cc" officeooo:paragraph-rsid="004ef8bb"/>
    </style:style>
    <style:style style:name="P47" style:family="paragraph" style:parent-style-name="Arabic">
      <style:text-properties officeooo:rsid="004ef8bb" officeooo:paragraph-rsid="004ef8bb"/>
    </style:style>
    <style:style style:name="P48" style:family="paragraph" style:parent-style-name="Arabic">
      <style:text-properties officeooo:rsid="004f13cf" officeooo:paragraph-rsid="004f13cf"/>
    </style:style>
    <style:style style:name="P49" style:family="paragraph" style:parent-style-name="Arabic">
      <style:text-properties officeooo:rsid="00502cda" officeooo:paragraph-rsid="00502cda"/>
    </style:style>
    <style:style style:name="P50" style:family="paragraph" style:parent-style-name="Arabic">
      <style:text-properties officeooo:rsid="0050f67b" officeooo:paragraph-rsid="0050f67b"/>
    </style:style>
    <style:style style:name="P51" style:family="paragraph" style:parent-style-name="Arabic">
      <style:text-properties officeooo:rsid="0051630f" officeooo:paragraph-rsid="0051630f"/>
    </style:style>
    <style:style style:name="P52" style:family="paragraph" style:parent-style-name="Arabic">
      <style:text-properties officeooo:rsid="0051630f" officeooo:paragraph-rsid="0051ee9f"/>
    </style:style>
    <style:style style:name="P53" style:family="paragraph" style:parent-style-name="Arabic">
      <style:text-properties officeooo:rsid="0051ee9f" officeooo:paragraph-rsid="0051ee9f"/>
    </style:style>
    <style:style style:name="P54" style:family="paragraph" style:parent-style-name="Arabic">
      <style:text-properties officeooo:rsid="0052a086" officeooo:paragraph-rsid="0052a086"/>
    </style:style>
    <style:style style:name="P55" style:family="paragraph" style:parent-style-name="Arabic">
      <style:text-properties officeooo:rsid="00543f59" officeooo:paragraph-rsid="00543f59"/>
    </style:style>
    <style:style style:name="P56" style:family="paragraph" style:parent-style-name="Arabic">
      <style:text-properties officeooo:rsid="00549c2c" officeooo:paragraph-rsid="00549c2c"/>
    </style:style>
    <style:style style:name="P57" style:family="paragraph" style:parent-style-name="Arabic">
      <style:text-properties officeooo:rsid="0054c668" officeooo:paragraph-rsid="0054c668"/>
    </style:style>
    <style:style style:name="P58" style:family="paragraph" style:parent-style-name="Arabic">
      <style:text-properties officeooo:rsid="00550b64" officeooo:paragraph-rsid="00550b64"/>
    </style:style>
    <style:style style:name="P59" style:family="paragraph" style:parent-style-name="Arabic">
      <style:text-properties officeooo:rsid="0056f612" officeooo:paragraph-rsid="0056f612"/>
    </style:style>
    <style:style style:name="P60" style:family="paragraph" style:parent-style-name="Arabic">
      <style:text-properties officeooo:rsid="0058d443" officeooo:paragraph-rsid="0058d443"/>
    </style:style>
    <style:style style:name="P61" style:family="paragraph" style:parent-style-name="Arabic">
      <style:text-properties officeooo:rsid="005ad26f" officeooo:paragraph-rsid="005ad26f"/>
    </style:style>
    <style:style style:name="P62" style:family="paragraph" style:parent-style-name="Arabic">
      <style:text-properties officeooo:rsid="005f5240" officeooo:paragraph-rsid="005f5240"/>
    </style:style>
    <style:style style:name="P63" style:family="paragraph" style:parent-style-name="Arabic">
      <style:text-properties officeooo:rsid="00612483" officeooo:paragraph-rsid="00612483"/>
    </style:style>
    <style:style style:name="P64" style:family="paragraph" style:parent-style-name="Arabic">
      <style:text-properties officeooo:rsid="0061a28d" officeooo:paragraph-rsid="0061a28d"/>
    </style:style>
    <style:style style:name="P65" style:family="paragraph" style:parent-style-name="Arabic">
      <style:text-properties officeooo:rsid="00621945" officeooo:paragraph-rsid="00621945"/>
    </style:style>
    <style:style style:name="P66" style:family="paragraph" style:parent-style-name="Arabic">
      <style:text-properties officeooo:rsid="00629d39" officeooo:paragraph-rsid="00629d39"/>
    </style:style>
    <style:style style:name="P67" style:family="paragraph" style:parent-style-name="Arabic">
      <style:text-properties officeooo:rsid="00629d39" officeooo:paragraph-rsid="0062d22d"/>
    </style:style>
    <style:style style:name="P68" style:family="paragraph" style:parent-style-name="Arabic">
      <style:text-properties officeooo:rsid="00641b24" officeooo:paragraph-rsid="00641b24"/>
    </style:style>
    <style:style style:name="P69" style:family="paragraph" style:parent-style-name="Arabic">
      <style:text-properties officeooo:rsid="0064c7bf" officeooo:paragraph-rsid="0064c7bf"/>
    </style:style>
    <style:style style:name="P70" style:family="paragraph" style:parent-style-name="Arabic">
      <style:text-properties officeooo:rsid="0066a586" officeooo:paragraph-rsid="0066a586"/>
    </style:style>
    <style:style style:name="P71" style:family="paragraph" style:parent-style-name="Arabic">
      <style:text-properties officeooo:rsid="006a782c" officeooo:paragraph-rsid="006a782c"/>
    </style:style>
    <style:style style:name="P72" style:family="paragraph" style:parent-style-name="Arabic">
      <style:text-properties officeooo:rsid="006b4d2d" officeooo:paragraph-rsid="006b4d2d"/>
    </style:style>
    <style:style style:name="P73" style:family="paragraph" style:parent-style-name="Arabic">
      <style:text-properties officeooo:rsid="006bdd40" officeooo:paragraph-rsid="006bdd40"/>
    </style:style>
    <style:style style:name="P74" style:family="paragraph" style:parent-style-name="Arabic">
      <style:text-properties officeooo:rsid="006d22d8" officeooo:paragraph-rsid="006d22d8"/>
    </style:style>
    <style:style style:name="P75" style:family="paragraph" style:parent-style-name="Arabic">
      <style:text-properties officeooo:rsid="006e85b3" officeooo:paragraph-rsid="006e85b3"/>
    </style:style>
    <style:style style:name="P76" style:family="paragraph" style:parent-style-name="Arabic">
      <style:text-properties officeooo:rsid="006e9b24" officeooo:paragraph-rsid="006e9b24"/>
    </style:style>
    <style:style style:name="P77" style:family="paragraph" style:parent-style-name="Arabic">
      <style:text-properties officeooo:rsid="006f1ec9" officeooo:paragraph-rsid="006f1ec9"/>
    </style:style>
    <style:style style:name="P78" style:family="paragraph" style:parent-style-name="Arabic">
      <style:text-properties officeooo:rsid="006f775a" officeooo:paragraph-rsid="006f775a"/>
    </style:style>
    <style:style style:name="P79" style:family="paragraph" style:parent-style-name="Arabic">
      <style:text-properties officeooo:rsid="006fe1cd" officeooo:paragraph-rsid="006fe1cd"/>
    </style:style>
    <style:style style:name="P80" style:family="paragraph" style:parent-style-name="Arabic">
      <style:text-properties officeooo:rsid="00719262" officeooo:paragraph-rsid="00719262"/>
    </style:style>
    <style:style style:name="P81" style:family="paragraph" style:parent-style-name="Arabic">
      <style:text-properties officeooo:rsid="0071f064" officeooo:paragraph-rsid="0071f064"/>
    </style:style>
    <style:style style:name="P82" style:family="paragraph" style:parent-style-name="Arabic">
      <style:text-properties officeooo:rsid="00731314" officeooo:paragraph-rsid="00731314"/>
    </style:style>
    <style:style style:name="P83" style:family="paragraph" style:parent-style-name="Arabic">
      <style:text-properties officeooo:rsid="00744452" officeooo:paragraph-rsid="00744452"/>
    </style:style>
    <style:style style:name="P84" style:family="paragraph" style:parent-style-name="Arabic">
      <style:text-properties officeooo:rsid="00761c6e" officeooo:paragraph-rsid="00744452"/>
    </style:style>
    <style:style style:name="P85" style:family="paragraph" style:parent-style-name="Arabic">
      <style:text-properties officeooo:rsid="00761c6e" officeooo:paragraph-rsid="00761c6e"/>
    </style:style>
    <style:style style:name="P86" style:family="paragraph" style:parent-style-name="Arabic">
      <style:text-properties officeooo:rsid="0077eb68" officeooo:paragraph-rsid="0077eb68"/>
    </style:style>
    <style:style style:name="P87" style:family="paragraph" style:parent-style-name="Arabic">
      <style:text-properties officeooo:rsid="00783307" officeooo:paragraph-rsid="0077eb68"/>
    </style:style>
    <style:style style:name="P88" style:family="paragraph" style:parent-style-name="Arabic">
      <style:text-properties officeooo:rsid="00783307" officeooo:paragraph-rsid="00783307"/>
    </style:style>
    <style:style style:name="P89" style:family="paragraph" style:parent-style-name="Arabic">
      <style:text-properties officeooo:rsid="007a69e7" officeooo:paragraph-rsid="007a69e7"/>
    </style:style>
    <style:style style:name="P90" style:family="paragraph" style:parent-style-name="Arabic">
      <style:text-properties officeooo:rsid="007d1eec" officeooo:paragraph-rsid="007d1eec"/>
    </style:style>
    <style:style style:name="P91" style:family="paragraph" style:parent-style-name="Arabic">
      <style:text-properties officeooo:rsid="007ef8ba" officeooo:paragraph-rsid="007d1eec"/>
    </style:style>
    <style:style style:name="P92" style:family="paragraph" style:parent-style-name="Arabic">
      <style:text-properties officeooo:rsid="007ef8ba" officeooo:paragraph-rsid="007ef8ba"/>
    </style:style>
    <style:style style:name="P93" style:family="paragraph" style:parent-style-name="Arabic">
      <style:text-properties officeooo:rsid="007f1368" officeooo:paragraph-rsid="007f1368"/>
    </style:style>
    <style:style style:name="P94" style:family="paragraph" style:parent-style-name="Arabic">
      <style:text-properties officeooo:rsid="007f7d91" officeooo:paragraph-rsid="007f7d91"/>
    </style:style>
    <style:style style:name="P95" style:family="paragraph" style:parent-style-name="Arabic">
      <style:text-properties officeooo:rsid="007fa798" officeooo:paragraph-rsid="007fa798"/>
    </style:style>
    <style:style style:name="P96" style:family="paragraph" style:parent-style-name="Arabic">
      <style:text-properties officeooo:rsid="008177c4" officeooo:paragraph-rsid="008177c4"/>
    </style:style>
    <style:style style:name="P97" style:family="paragraph" style:parent-style-name="Arabic">
      <style:text-properties officeooo:rsid="0081a179" officeooo:paragraph-rsid="0081a179"/>
    </style:style>
    <style:style style:name="P98" style:family="paragraph" style:parent-style-name="Arabic">
      <style:text-properties officeooo:rsid="00839289" officeooo:paragraph-rsid="00839289"/>
    </style:style>
    <style:style style:name="P99" style:family="paragraph" style:parent-style-name="Arabic">
      <style:text-properties officeooo:rsid="00848ed3" officeooo:paragraph-rsid="00848ed3"/>
    </style:style>
    <style:style style:name="P100" style:family="paragraph" style:parent-style-name="Arabic">
      <style:text-properties officeooo:rsid="0085164e" officeooo:paragraph-rsid="0085164e"/>
    </style:style>
    <style:style style:name="P101" style:family="paragraph" style:parent-style-name="Arabic">
      <style:text-properties officeooo:rsid="0086153f" officeooo:paragraph-rsid="0086153f"/>
    </style:style>
    <style:style style:name="P102" style:family="paragraph" style:parent-style-name="Arabic">
      <style:text-properties officeooo:rsid="0087e732" officeooo:paragraph-rsid="0087e732"/>
    </style:style>
    <style:style style:name="P103" style:family="paragraph" style:parent-style-name="Arabic">
      <style:text-properties officeooo:rsid="00886018" officeooo:paragraph-rsid="00886018"/>
    </style:style>
    <style:style style:name="P104" style:family="paragraph" style:parent-style-name="Arabic">
      <style:text-properties officeooo:rsid="008a5af9" officeooo:paragraph-rsid="008a5af9"/>
    </style:style>
    <style:style style:name="P105" style:family="paragraph" style:parent-style-name="Arabic">
      <style:text-properties officeooo:rsid="008bc13a" officeooo:paragraph-rsid="008bc13a"/>
    </style:style>
    <style:style style:name="P106" style:family="paragraph" style:parent-style-name="Arabic">
      <style:text-properties officeooo:rsid="008ce8ba" officeooo:paragraph-rsid="008ce8ba"/>
    </style:style>
    <style:style style:name="P107" style:family="paragraph" style:parent-style-name="Arabic">
      <style:text-properties officeooo:rsid="004ef8bb" officeooo:paragraph-rsid="004ef8bb"/>
    </style:style>
    <style:style style:name="P108" style:family="paragraph" style:parent-style-name="Arabic">
      <style:text-properties officeooo:rsid="0062d22d" officeooo:paragraph-rsid="0062d22d"/>
    </style:style>
    <style:style style:name="T1" style:family="text">
      <style:text-properties officeooo:rsid="0014f32c"/>
    </style:style>
    <style:style style:name="T2" style:family="text">
      <style:text-properties officeooo:rsid="00155895"/>
    </style:style>
    <style:style style:name="T3" style:family="text">
      <style:text-properties officeooo:rsid="0016517a"/>
    </style:style>
    <style:style style:name="T4" style:family="text">
      <style:text-properties officeooo:rsid="0019eecd"/>
    </style:style>
    <style:style style:name="T5" style:family="text">
      <style:text-properties officeooo:rsid="001d6d0f"/>
    </style:style>
    <style:style style:name="T6" style:family="text">
      <style:text-properties officeooo:rsid="0021e595"/>
    </style:style>
    <style:style style:name="T7" style:family="text">
      <style:text-properties officeooo:rsid="0023cd29"/>
    </style:style>
    <style:style style:name="T8" style:family="text">
      <style:text-properties officeooo:rsid="00259dc7"/>
    </style:style>
    <style:style style:name="T9" style:family="text">
      <style:text-properties officeooo:rsid="00268f6c"/>
    </style:style>
    <style:style style:name="T10" style:family="text">
      <style:text-properties officeooo:rsid="002b8d1b"/>
    </style:style>
    <style:style style:name="T11" style:family="text">
      <style:text-properties officeooo:rsid="002f03f2"/>
    </style:style>
    <style:style style:name="T12" style:family="text">
      <style:text-properties officeooo:rsid="00311001"/>
    </style:style>
    <style:style style:name="T13" style:family="text">
      <style:text-properties officeooo:rsid="0031186b"/>
    </style:style>
    <style:style style:name="T14" style:family="text">
      <style:text-properties officeooo:rsid="0034620d"/>
    </style:style>
    <style:style style:name="T15" style:family="text">
      <style:text-properties officeooo:rsid="00348d5d"/>
    </style:style>
    <style:style style:name="T16" style:family="text">
      <style:text-properties officeooo:rsid="0037b893"/>
    </style:style>
    <style:style style:name="T17" style:family="text">
      <style:text-properties officeooo:rsid="00390184"/>
    </style:style>
    <style:style style:name="T18" style:family="text">
      <style:text-properties officeooo:rsid="0040a043"/>
    </style:style>
    <style:style style:name="T19" style:family="text">
      <style:text-properties officeooo:rsid="0044f659"/>
    </style:style>
    <style:style style:name="T20" style:family="text">
      <style:text-properties officeooo:rsid="004a6880"/>
    </style:style>
    <style:style style:name="T21" style:family="text">
      <style:text-properties officeooo:rsid="004e04d7"/>
    </style:style>
    <style:style style:name="T22" style:family="text">
      <style:text-properties officeooo:rsid="004e84cc"/>
    </style:style>
    <style:style style:name="T23" style:family="text">
      <style:text-properties officeooo:rsid="004f13cf"/>
    </style:style>
    <style:style style:name="T24" style:family="text">
      <style:text-properties officeooo:rsid="00612483"/>
    </style:style>
    <style:style style:name="T25" style:family="text">
      <style:text-properties officeooo:rsid="0061a28d"/>
    </style:style>
    <style:style style:name="T26" style:family="text">
      <style:text-properties officeooo:rsid="0062d22d"/>
    </style:style>
    <style:style style:name="T27" style:family="text">
      <style:text-properties officeooo:rsid="0064c7bf"/>
    </style:style>
    <style:style style:name="T28" style:family="text">
      <style:text-properties officeooo:rsid="00672df1"/>
    </style:style>
    <style:style style:name="T29" style:family="text">
      <style:text-properties officeooo:rsid="0068e43c"/>
    </style:style>
    <style:style style:name="T30" style:family="text">
      <style:text-properties officeooo:rsid="006b4d2d"/>
    </style:style>
    <style:style style:name="T31" style:family="text">
      <style:text-properties officeooo:rsid="0071f064"/>
    </style:style>
    <style:style style:name="T32" style:family="text">
      <style:text-properties officeooo:rsid="007a69e7"/>
    </style:style>
    <style:style style:name="T33" style:family="text">
      <style:text-properties officeooo:rsid="007f1368"/>
    </style:style>
    <style:style style:name="T34" style:family="text">
      <style:text-properties officeooo:rsid="007f7d91"/>
    </style:style>
    <style:style style:name="T35" style:family="text">
      <style:text-properties officeooo:rsid="0081a179"/>
    </style:style>
    <style:style style:name="T36" style:family="text">
      <style:text-properties officeooo:rsid="0084645f"/>
    </style:style>
    <style:style style:name="T37" style:family="text">
      <style:text-properties officeooo:rsid="00848080"/>
    </style:style>
    <style:style style:name="T38" style:family="text">
      <style:text-properties officeooo:rsid="0086153f"/>
    </style:style>
    <style:style style:name="T39" style:family="text">
      <style:text-properties officeooo:rsid="008bc13a"/>
    </style:style>
    <style:style style:name="T40" style:family="text">
      <style:text-properties officeooo:rsid="008e4748"/>
    </style:style>
    <style:style style:name="T41" style:family="text">
      <style:text-properties officeooo:rsid="00909439"/>
    </style:style>
    <style:style style:name="T42" style:family="text">
      <style:text-properties officeooo:rsid="0093c407"/>
    </style:style>
    <style:style style:name="T43" style:family="text">
      <style:text-properties officeooo:rsid="00982793"/>
    </style:style>
    <style:style style:name="T44" style:family="text">
      <style:text-properties officeooo:rsid="00991e0d"/>
    </style:style>
    <style:style style:name="T45" style:family="text">
      <style:text-properties officeooo:rsid="009a64a8"/>
    </style:style>
    <style:style style:name="T46" style:family="text">
      <style:text-properties officeooo:rsid="009ac433"/>
    </style:style>
    <style:style style:name="T47" style:family="text">
      <style:text-properties officeooo:rsid="009bd085"/>
    </style:style>
    <style:style style:name="T48" style:family="text">
      <style:text-properties officeooo:rsid="009d428e"/>
    </style:style>
    <style:style style:name="T49" style:family="text">
      <style:text-properties officeooo:rsid="00a38c23"/>
    </style:style>
    <style:style style:name="T50" style:family="text">
      <style:text-properties officeooo:rsid="00a391b3"/>
    </style:style>
    <style:style style:name="T51" style:family="text">
      <style:text-properties officeooo:rsid="00a4b921"/>
    </style:style>
    <style:style style:name="T52" style:family="text">
      <style:text-properties officeooo:rsid="00a6d495"/>
    </style:style>
    <style:style style:name="T53" style:family="text">
      <style:text-properties officeooo:rsid="00a838d7"/>
    </style:style>
    <style:style style:name="T54" style:family="text">
      <style:text-properties officeooo:rsid="00aa25e7"/>
    </style:style>
    <style:style style:name="T55" style:family="text">
      <style:text-properties officeooo:rsid="00ab121e"/>
    </style:style>
    <style:style style:name="T56" style:family="text">
      <style:text-properties officeooo:rsid="00abe434"/>
    </style:style>
    <style:style style:name="T57" style:family="text">
      <style:text-properties officeooo:rsid="00adb9bc"/>
    </style:style>
    <style:style style:name="T58" style:family="text">
      <style:text-properties officeooo:rsid="00af577d"/>
    </style:style>
    <style:style style:name="T59" style:family="text">
      <style:text-properties officeooo:rsid="00b10743"/>
    </style:style>
    <style:style style:name="T60" style:family="text">
      <style:text-properties officeooo:rsid="00b3a2bf"/>
    </style:style>
    <style:style style:name="T61" style:family="text">
      <style:text-properties officeooo:rsid="00b668f8"/>
    </style:style>
    <style:style style:name="T62" style:family="text">
      <style:text-properties officeooo:rsid="00b83ab8"/>
    </style:style>
    <style:style style:name="T63" style:family="text">
      <style:text-properties officeooo:rsid="00b8a495"/>
    </style:style>
    <style:style style:name="T64" style:family="text">
      <style:text-properties officeooo:rsid="00b9968e"/>
    </style:style>
    <style:style style:name="T65" style:family="text">
      <style:text-properties officeooo:rsid="00bb72a3"/>
    </style:style>
    <style:style style:name="T66" style:family="text">
      <style:text-properties officeooo:rsid="00be38cb"/>
    </style:style>
    <style:style style:name="T67" style:family="text">
      <style:text-properties officeooo:rsid="00be79b7"/>
    </style:style>
    <style:style style:name="T68" style:family="text">
      <style:text-properties officeooo:rsid="00bf7ca0"/>
    </style:style>
    <style:style style:name="T69" style:family="text">
      <style:text-properties officeooo:rsid="00c1523d"/>
    </style:style>
    <style:style style:name="T70" style:family="text">
      <style:text-properties officeooo:rsid="00c30ada"/>
    </style:style>
    <style:style style:name="T71" style:family="text">
      <style:text-properties officeooo:rsid="00c4e2d3"/>
    </style:style>
    <style:style style:name="T72" style:family="text">
      <style:text-properties officeooo:rsid="00c6defc"/>
    </style:style>
    <style:style style:name="T73" style:family="text">
      <style:text-properties officeooo:rsid="00c8796e"/>
    </style:style>
    <style:style style:name="T74" style:family="text">
      <style:text-properties officeooo:rsid="00c966c8"/>
    </style:style>
    <style:style style:name="T75" style:family="text">
      <style:text-properties officeooo:rsid="00c9ba04"/>
    </style:style>
    <style:style style:name="T76" style:family="text">
      <style:text-properties officeooo:rsid="00cb7173"/>
    </style:style>
    <style:style style:name="T77" style:family="text">
      <style:text-properties officeooo:rsid="00cc8772"/>
    </style:style>
    <style:style style:name="T78" style:family="text">
      <style:text-properties officeooo:rsid="00cd0278"/>
    </style:style>
    <style:style style:name="T79" style:family="text">
      <style:text-properties officeooo:rsid="00cd10bf"/>
    </style:style>
    <style:style style:name="T80" style:family="text">
      <style:text-properties officeooo:rsid="00cfe81d"/>
    </style:style>
    <style:style style:name="T81" style:family="text">
      <style:text-properties officeooo:rsid="00d18b6b"/>
    </style:style>
    <style:style style:name="T82" style:family="text">
      <style:text-properties officeooo:rsid="00d27fc3"/>
    </style:style>
    <style:style style:name="T83" style:family="text">
      <style:text-properties officeooo:rsid="00d2ee9a"/>
    </style:style>
    <style:style style:name="T84" style:family="text">
      <style:text-properties officeooo:rsid="00d6cd8c"/>
    </style:style>
    <style:style style:name="T85" style:family="text">
      <style:text-properties officeooo:rsid="00d8a98c"/>
    </style:style>
    <style:style style:name="T86" style:family="text">
      <style:text-properties officeooo:rsid="00d91a5a"/>
    </style:style>
    <style:style style:name="T87" style:family="text">
      <style:text-properties officeooo:rsid="00da2a46"/>
    </style:style>
    <style:style style:name="T88" style:family="text">
      <style:text-properties officeooo:rsid="00db665c"/>
    </style:style>
    <style:style style:name="T89" style:family="text">
      <style:text-properties officeooo:rsid="00dd1528"/>
    </style:style>
    <style:style style:name="T90" style:family="text">
      <style:text-properties officeooo:rsid="00ddc4a8"/>
    </style:style>
    <style:style style:name="T91" style:family="text">
      <style:text-properties officeooo:rsid="00de09c2"/>
    </style:style>
    <style:style style:name="T92" style:family="text">
      <style:text-properties officeooo:rsid="00dfd9da"/>
    </style:style>
    <style:style style:name="T93" style:family="text">
      <style:text-properties officeooo:rsid="00e078a9"/>
    </style:style>
    <style:style style:name="T94" style:family="text">
      <style:text-properties officeooo:rsid="00e0f392"/>
    </style:style>
    <style:style style:name="T95" style:family="text">
      <style:text-properties officeooo:rsid="00e24e1c"/>
    </style:style>
    <style:style style:name="T96" style:family="text">
      <style:text-properties officeooo:rsid="00e2fbb2"/>
    </style:style>
    <style:style style:name="T97" style:family="text">
      <style:text-properties officeooo:rsid="00e37bab"/>
    </style:style>
    <style:style style:name="T98" style:family="text">
      <style:text-properties officeooo:rsid="00e49801"/>
    </style:style>
    <style:style style:name="T99" style:family="text">
      <style:text-properties officeooo:rsid="00e4f91d"/>
    </style:style>
    <style:style style:name="T100" style:family="text">
      <style:text-properties officeooo:rsid="00e58e4a"/>
    </style:style>
    <style:style style:name="T101" style:family="text">
      <style:text-properties officeooo:rsid="00e63aed"/>
    </style:style>
    <style:style style:name="T102" style:family="text">
      <style:text-properties officeooo:rsid="00e693cf"/>
    </style:style>
    <style:style style:name="T103" style:family="text">
      <style:text-properties officeooo:rsid="00e715d3"/>
    </style:style>
    <style:style style:name="T104" style:family="text">
      <style:text-properties officeooo:rsid="00e9dfe4"/>
    </style:style>
    <style:style style:name="T105" style:family="text">
      <style:text-properties officeooo:rsid="00eb576f"/>
    </style:style>
    <style:style style:name="T106" style:family="text">
      <style:text-properties officeooo:rsid="00ebb04e"/>
    </style:style>
    <style:style style:name="T107" style:family="text">
      <style:text-properties officeooo:rsid="00ebf973"/>
    </style:style>
    <style:style style:name="T108" style:family="text">
      <style:text-properties officeooo:rsid="00ed1811"/>
    </style:style>
    <style:style style:name="T109" style:family="text">
      <style:text-properties officeooo:rsid="00edfec4"/>
    </style:style>
    <style:style style:name="T110" style:family="text">
      <style:text-properties officeooo:rsid="00ef1b50"/>
    </style:style>
    <style:style style:name="T111" style:family="text">
      <style:text-properties officeooo:rsid="00f0a0f6"/>
    </style:style>
    <style:style style:name="T112" style:family="text">
      <style:text-properties officeooo:rsid="00f1cbc9"/>
    </style:style>
    <style:style style:name="T113" style:family="text">
      <style:text-properties officeooo:rsid="00f28221"/>
    </style:style>
    <style:style style:name="T114" style:family="text">
      <style:text-properties officeooo:rsid="00f3fbe7"/>
    </style:style>
    <style:style style:name="T115" style:family="text">
      <style:text-properties officeooo:rsid="00f44809"/>
    </style:style>
    <style:style style:name="T116" style:family="text">
      <style:text-properties officeooo:rsid="00f56b9a"/>
    </style:style>
    <style:style style:name="T117" style:family="text">
      <style:text-properties officeooo:rsid="00f803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</text:p>
      <text:p text:style-name="P1">بِسْمِلَهِ اَوَّلِ</text:p>
      <text:p text:style-name="P1">پْوِكِ اَسِيُ مِثَلِ</text:p>
      <text:p text:style-name="P1">بِنْڠُ نْجِمَ مْفَضِلِ</text:p>
      <text:p text:style-name="P1">رِيُ اَلُتَنْرِكِوَ</text:p>
      <text:p text:style-name="P1"/>
      <text:p text:style-name="P1">#2</text:p>
      <text:p text:style-name="P1">بِسْمِل<text:span text:style-name="T3">َ</text:span>هِ اِخْوَانِ</text:p>
      <text:p text:style-name="P1">پَمِ نَأ<text:span text:style-name="T3">َ</text:span>رَاحَمَنِ</text:p>
      <text:p text:style-name="P1">نَأ<text:span text:style-name="T3">َ</text:span>رَاحِيْمِ يُوَانِ</text:p>
      <text:p text:style-name="P1">رِيُ يَلُ<text:span text:style-name="T3">تَ</text:span>غُلِىَ</text:p>
      <text:p text:style-name="P1"/>
      <text:p text:style-name="P1">#3</text:p>
      <text:p text:style-name="P1">كَتِكَ سِك<text:span text:style-name="T72">ُ</text:span> رُزَنْڠُ</text:p>
      <text:p text:style-name="P1">كْو<text:span text:style-name="T1">ِ</text:span>رَا مَتِنْبِ<text:span text:style-name="T1">زِ كْوَنْڠُ</text:span></text:p>
      <text:p text:style-name="P2">نِوَاپِ خَبَارِ يَنْڠُ</text:p>
      <text:p text:style-name="P2">كِصَ ػَلُ نِجِرِيَا</text:p>
      <text:p text:style-name="P2"><text:soft-page-break/></text:p>
      <text:p text:style-name="P2">#4</text:p>
      <text:p text:style-name="P2">نَلِ نِرَاؤُ دِيَنِ</text:p>
      <text:p text:style-name="P2">كَأُنَ مْتُ نْيُم<text:span text:style-name="T2">ْ</text:span>بانِ</text:p>
      <text:p text:style-name="P4">مُيُوِ اُكَتَمَنِ</text:p>
      <text:p text:style-name="P4">كْوَا حَلَلِا كَرِضِيَا</text:p>
      <text:p text:style-name="P4"/>
      <text:p text:style-name="P4">#5</text:p>
      <text:p text:style-name="P4">نَمَهَرِيِ يُوَانِ</text:p>
      <text:p text:style-name="P4">نَلُمْپَ زَيْدَانِ</text:p>
      <text:p text:style-name="P4">نَلِنَ پِتِ ػَنْدَانِ</text:p>
      <text:p text:style-name="P4">كَوَاحِ كُمُوَاتِيَا</text:p>
      <text:p text:style-name="P4"/>
      <text:p text:style-name="P4">#6</text:p>
      <text:p text:style-name="P4">عَلِى كِتُكَ كْوَاكِ</text:p>
      <text:p text:style-name="P4">اُنَ رُبَ مُيُ وَاكِ</text:p>
      <text:p text:style-name="P4">اَكِرَا كْوَ مْكِى وَاكِ</text:p>
      <text:p text:style-name="P4"><text:soft-page-break/>مْكُنُ كَفُمْبَتِيَا</text:p>
      <text:p text:style-name="P4"/>
      <text:p text:style-name="P4">#7</text:p>
      <text:p text:style-name="P4">مْوَانَ بِنْتِ رَسُوْلِ</text:p>
      <text:p text:style-name="P4">حَيُ اَسِتَعَمَلِ</text:p>
      <text:p text:style-name="P4">اَكِرَا مْوِنْيِ عَقِلِ</text:p>
      <text:p text:style-name="P4">خَبَارِ اَكَمْوَابِيَا</text:p>
      <text:p text:style-name="P4"/>
      <text:p text:style-name="P4">#8</text:p>
      <text:p text:style-name="P4">اَكِنِرَا اُغِيْزِيِ</text:p>
      <text:p text:style-name="P4">فَطِمَ نِكْوَابِيِ</text:p>
      <text:p text:style-name="P4">عَلِيْ اُوْزِايِ</text:p>
      <text:p text:style-name="P4">خَبَارِ هُيَسِكِيَا</text:p>
      <text:p text:style-name="P3"/>
      <text:p text:style-name="P5">#9</text:p>
      <text:p text:style-name="P5">اَكَفَنْي<text:span text:style-name="T4">َّ</text:span> مْشَوَاشَ</text:p>
      <text:p text:style-name="P5">فَطِمَ اَكَمْكَنُشَا</text:p>
      <text:p text:style-name="P5"><text:soft-page-break/>اَلَمَ كَمُوُنِيْشَ</text:p>
      <text:p text:style-name="P5">تَنَبُحِ كَمْتِيَا</text:p>
      <text:p text:style-name="P5"/>
      <text:p text:style-name="P5">#10</text:p>
      <text:p text:style-name="P5">سِپَتٖ كْوَمْبَا نِكْوِلِ</text:p>
      <text:p text:style-name="P5">حُجَ سِكُتَعَمَلِ</text:p>
      <text:p text:style-name="P5">اَرُدِپُ كْوَا رَسُوْلِ</text:p>
      <text:p text:style-name="P5">اِيُ تَمُوَاغَلِيْيَ</text:p>
      <text:p text:style-name="P6"/>
      <text:p text:style-name="P7">#11</text:p>
      <text:p text:style-name="P7">مْوَانَ بِنْتِ أمِيْنِ</text:p>
      <text:p text:style-name="P7">حَيُ نْرِيُ تَمْكِنِ</text:p>
      <text:p text:style-name="P7">اَلِنَ پِتِ ػَنْدَانِ</text:p>
      <text:p text:style-name="P7">كَوَاحِ كُمْڤُلِيَا</text:p>
      <text:p text:style-name="P7"/>
      <text:p text:style-name="P7">#12</text:p>
      <text:p text:style-name="P7">اَكَفَنْيَّا حَلِ مَمَ</text:p>
      <text:p text:style-name="P7"><text:soft-page-break/>اَسِوِزِ فَطِيْمَ</text:p>
      <text:p text:style-name="P7">حَسَنِ اَكَمْتُمَ</text:p>
      <text:p text:style-name="P7">بَبَكُ نَمْكُلِيَا</text:p>
      <text:p text:style-name="P7"/>
      <text:p text:style-name="P7">#13</text:p>
      <text:p text:style-name="P7">نَمْكُلِيَ كْوَا سِرِ</text:p>
      <text:p text:style-name="P7">اَسِكُيُوِا <text:span text:style-name="T5">بَشِيْرِا</text:span></text:p>
      <text:p text:style-name="P8">اَػِنْرَا اَكَفَصِيْرِ</text:p>
      <text:p text:style-name="P8">مْبِيْ زَ تُمْوَا نَبِيَا</text:p>
      <text:p text:style-name="P8"/>
      <text:p text:style-name="P8">#14</text:p>
      <text:p text:style-name="P8">كَفَصِيْرِ مُعَيَنِ</text:p>
      <text:p text:style-name="P8">حَمْكُلِوَا نْيُمْبَانِ</text:p>
      <text:p text:style-name="P8">كُسِكِيَكْوِ اَمِيْنِ</text:p>
      <text:p text:style-name="P8">عَجَبُ اِكَمْڠِيْيَا</text:p>
      <text:p text:style-name="P8"/>
      <text:p text:style-name="P8">#15</text:p>
      <text:p text:style-name="P8"><text:soft-page-break/>كَمُوُلِزَا هَشِيْمَ</text:p>
      <text:p text:style-name="P8">يِوُ اُنَنِ فَطِيْمَ</text:p>
      <text:p text:style-name="P8">حُكْوَمْكُوَ كْوَا حِيْمَ</text:p>
      <text:p text:style-name="P8">نَيُ سِيُ مَزُوِيَا</text:p>
      <text:p text:style-name="P8"/>
      <text:p text:style-name="P8">#16</text:p>
      <text:p text:style-name="P8">عَلِيْ اَكَيْنُكَ</text:p>
      <text:p text:style-name="P8">اَكِنِرَا كْوَ حَرَاكَ</text:p>
      <text:p text:style-name="P8">حَ<text:span text:style-name="T73">تَى</text:span> نْيُمْبَانِ كِفِكَ</text:p>
      <text:p text:style-name="P8">مْوَانَ فَطِيْمَ حُلِيَا</text:p>
      <text:p text:style-name="P8"/>
      <text:p text:style-name="P9">#17</text:p>
      <text:p text:style-name="P9">عَلِيْ كَشَوِشِكَ</text:p>
      <text:p text:style-name="P9">كْوَا رُحُمَ كَمْشِيْكَ</text:p>
      <text:p text:style-name="P9">كْوَانْدَا فَطِيْمَ پُلِكَ</text:p>
      <text:p text:style-name="P9">اُلِلُ نَلُ نَمْبِيَا</text:p>
      <text:p text:style-name="P9"/>
      <text:p text:style-name="P9"><text:soft-page-break/>#18</text:p>
      <text:p text:style-name="P9">اُنَ كِطَ حُكُؤُمَ</text:p>
      <text:p text:style-name="P9">اَوْ وَاشِكْوَا نَحُمَ</text:p>
      <text:p text:style-name="P9">اَك<text:span text:style-name="T6">َ</text:span>مْجِبُ فَطِيْمَ</text:p>
      <text:p text:style-name="P9">كْوَا مَرَضِيْ سِكُلِيَا</text:p>
      <text:p text:style-name="P9"/>
      <text:p text:style-name="P9">#19</text:p>
      <text:p text:style-name="P9">مِمِ حَپَ نِمْتُكَ</text:p>
      <text:p text:style-name="P9">و<text:span text:style-name="T7">ِ</text:span>و<text:span text:style-name="T7">ِ</text:span> حُنِنَ هُتِيْكَ</text:p>
      <text:p text:style-name="P9">نَكَمَ كِتُ وَاتَكَ</text:p>
      <text:p text:style-name="P9">اُسِخُفُ كُنَمْبِيَا</text:p>
      <text:p text:style-name="P9"/>
      <text:p text:style-name="P9">#20</text:p>
      <text:p text:style-name="P9">وَتَكَ مْنِ رُ<text:span text:style-name="T40">يَنْڠُ</text:span></text:p>
      <text:p text:style-name="P10">كَثَمِيْنِ رُحُ يَنْڠُ</text:p>
      <text:p text:style-name="P10">مُوْيُ اُپُو<text:span text:style-name="T7">ِ</text:span> <text:span text:style-name="T7">مَ</text:span>تُنْڠُ</text:p>
      <text:p text:style-name="P10">نَوِ اُكُمِ كُلِيْيَا</text:p>
      <text:p text:style-name="P10"><text:soft-page-break/></text:p>
      <text:p text:style-name="P10">#21</text:p>
      <text:p text:style-name="P10">فَطِيْمَ اَكَتَمْكَ</text:p>
      <text:p text:style-name="P10">پِتِ يَكُ نَيْتَكَ</text:p>
      <text:p text:style-name="P10">عَلِيْ اَكَشُتُكَ</text:p>
      <text:p text:style-name="P10">هُوَزَا نِكُوْمْوَبِيَا</text:p>
      <text:p text:style-name="P10"/>
      <text:p text:style-name="P11">#22</text:p>
      <text:p text:style-name="P11">كِسَ عَلِيْ حَيْدَارِ</text:p>
      <text:p text:style-name="P11">نِنُ اُلِلُا فَصِيْرِا</text:p>
      <text:p text:style-name="P11">اُنَيُ اَبُوْ بَكَرِ</text:p>
      <text:p text:style-name="P11">تَكْوِنْرَ كُكُتْوَلِيَا</text:p>
      <text:p text:style-name="P11"/>
      <text:p text:style-name="P11">#23</text:p>
      <text:p text:style-name="P11">پِتِ يَكُ يَػَنْدَانِ</text:p>
      <text:p text:style-name="P11">بُوْ بَكَرِ سِكِفَنِ</text:p>
      <text:p text:style-name="P11">نِمِتَكَ تَمْكِنِ</text:p>
      <text:p text:style-name="P11"><text:soft-page-break/>يِوُ عَلِي نَمْبِيَا</text:p>
      <text:p text:style-name="P11"/>
      <text:p text:style-name="P11">#24</text:p>
      <text:p text:style-name="P11">هُوْنُ مْوِزِ نِوَا پِلِ</text:p>
      <text:p text:style-name="P11">مِمِ سِكُتَعَمَلِ</text:p>
      <text:p text:style-name="P11">اُنَ نَمْكِيْ وَ پِيْلِ</text:p>
      <text:p text:style-name="P11">خَبَارِ نِمْسِكِيَا</text:p>
      <text:p text:style-name="P11"/>
      <text:p text:style-name="P11">#25</text:p>
      <text:p text:style-name="P11">كَمْبَ وَاللَّهِ رُيَنْغُ</text:p>
      <text:p text:style-name="P11">نِوِ پْوِكِ مْكِ وَنْغُ</text:p>
      <text:p text:style-name="P11">نِنْيَّنِ عَدُوِ يَنْڠُ</text:p>
      <text:p text:style-name="P11">حِلَ مْتُيِ نَمْبِيَا</text:p>
      <text:p text:style-name="P11"/>
      <text:p text:style-name="P11">#26</text:p>
      <text:p text:style-name="P11">كَمْجِبُ كْوَا لِسَنِ</text:p>
      <text:p text:style-name="P11">مْتُيِ سِ<text:span text:style-name="T8">مْبَاءِنِ</text:span></text:p>
      <text:p text:style-name="P12"><text:soft-page-break/>پِتِ يَكُ يَػَنْدَانِ</text:p>
      <text:p text:style-name="P12">اُنِپَپٗ تَرِظيْيَا</text:p>
      <text:p text:style-name="P12"/>
      <text:p text:style-name="P12">#27</text:p>
      <text:p text:style-name="P12">عَلِي اَكَبَيِيْنِ</text:p>
      <text:p text:style-name="P12">نِكْوَمْبِيَ تَمْكِنِ</text:p>
      <text:p text:style-name="P12">يَلِغِيَ كِسِمَانِ</text:p>
      <text:p text:style-name="P12">اَوُ مُوُزِ نَبِيَا</text:p>
      <text:p text:style-name="P12"/>
      <text:p text:style-name="P13">#28</text:p>
      <text:p text:style-name="P13">مُيَ نِنَ پِتِ يَكُ</text:p>
      <text:p text:style-name="P13">مَحَلِ اُيْوِتِيْكُ</text:p>
      <text:p text:style-name="P13">كَمَ هَيَ مَتَمْكُ</text:p>
      <text:p text:style-name="P13">بَبَغُ سِتُمُوَابِيَا</text:p>
      <text:p text:style-name="P13"/>
      <text:p text:style-name="P13">#29</text:p>
      <text:p text:style-name="P13">عَلِي اَكَوُضِيْكَ</text:p>
      <text:p text:style-name="P13"><text:soft-page-break/>فَطِيْمَ كُكَصِيْرِكَ</text:p>
      <text:p text:style-name="P13">اَكَيْنُكَ اَكَتُكَ</text:p>
      <text:p text:style-name="P13">اَكِنِرَا كْوَا نَبِيَا</text:p>
      <text:p text:style-name="P13"/>
      <text:p text:style-name="P13">#30</text:p>
      <text:p text:style-name="P13">كَمُوُلِزَا حَشِيْمَ</text:p>
      <text:p text:style-name="P13">وَلِوُ نَنِ فَطِيْمَ</text:p>
      <text:p text:style-name="P13">عَلِيْ كَتَكَلَّمَ</text:p>
      <text:p text:style-name="P13">مْتُمِ اَكَمْوَمْبِيَا</text:p>
      <text:p text:style-name="P13"/>
      <text:p text:style-name="P13">#31</text:p>
      <text:p text:style-name="P13">اَكَمْوَامْبِيَا شَرِفُ</text:p>
      <text:p text:style-name="P13">فَطِيْمَ مِنِكَلِفُ</text:p>
      <text:p text:style-name="P13">زِيَپُ زِنْيِ مَخُفُ</text:p>
      <text:p text:style-name="P13">زِنْڠِ نِمِمْتِلِيَا</text:p>
      <text:p text:style-name="P13"/>
      <text:p text:style-name="P13">#32</text:p>
      <text:p text:style-name="P13"><text:soft-page-break/>يَكْوِلِيَوِ رَسُوْلِ</text:p>
      <text:p text:style-name="P13">نَمِ نَلِفَنْيَ كْوِلِ</text:p>
      <text:p text:style-name="P13">كُمْوَامْبِيَ سِحِمِلِ</text:p>
      <text:p text:style-name="P13">خُفُ زِمِزُنِغ<text:span text:style-name="T9">ِيَا</text:span></text:p>
      <text:p text:style-name="P13"/>
      <text:p text:style-name="P14">#33</text:p>
      <text:p text:style-name="P14">اِنِرَا وِوِ سَيّدِ</text:p>
      <text:p text:style-name="P14">كَمُوُنْيِّ اَبُرُدِ</text:p>
      <text:p text:style-name="P14">كَيْنُكَا مُحَمَّدِا</text:p>
      <text:p text:style-name="P14">حَپُ كَأَنْدَامَ نْدِيَا</text:p>
      <text:p text:style-name="P14"/>
      <text:p text:style-name="P14">#34</text:p>
      <text:p text:style-name="P14">اَتِرَا حَيَ جِلِسِ</text:p>
      <text:p text:style-name="P14">اُسُ اُكَلِى نَكَسِ</text:p>
      <text:p text:style-name="P14">كَفَنْيَ كَمَ هَيْسِ</text:p>
      <text:p text:style-name="P14">مِكْوِنْرَ كُمْوَاڠَلِيَا</text:p>
      <text:p text:style-name="P14"/>
      <text:p text:style-name="P14"><text:soft-page-break/>#35</text:p>
      <text:p text:style-name="P14">كَمُوُلِزَا حَشِيْمَ</text:p>
      <text:p text:style-name="P14">وَلِوُ نَنِ فَطِيْمَ</text:p>
      <text:p text:style-name="P15">حَسَانِ اُيْيِ حِمَ</text:p>
      <text:p text:style-name="P15">عَلِى كُمْوَادَمِيَا</text:p>
      <text:p text:style-name="P15"/>
      <text:p text:style-name="P15">#36</text:p>
      <text:p text:style-name="P15">فَطِيْمَ حَكُكَصِيْرِ</text:p>
      <text:p text:style-name="P15">اَكَمْوَامْبِيَ بَشِيْرِا</text:p>
      <text:p text:style-name="P15">عَلِي زَاكِى خَبَارِ</text:p>
      <text:p text:style-name="P15">يِوُ نِمِزِسِكِيَا</text:p>
      <text:p text:style-name="P15"/>
      <text:p text:style-name="P16">#37</text:p>
      <text:p text:style-name="P16">كَمُوُلِزَا اَمِيْنِ</text:p>
      <text:p text:style-name="P16">نِكَمَ خَبَارِ غَانِ</text:p>
      <text:p text:style-name="P16">اُسِمْغُجِ نْيُمْبَانِ</text:p>
      <text:p text:style-name="P16">اُكَيَ كُمْوَنْدَامِيَا</text:p>
      <text:p text:style-name="P16"><text:soft-page-break/></text:p>
      <text:p text:style-name="P16">#38</text:p>
      <text:p text:style-name="P16">اَكَنْيَّمَاَءَ <text:span text:style-name="T10">فَطِيْمَ</text:span></text:p>
      <text:p text:style-name="P17">اَكَمْتَ حَشِيْم<text:span text:style-name="T41">َ</text:span></text:p>
      <text:p text:style-name="P17">اِلُوْمْتُكَ كَلِيْمَ</text:p>
      <text:p text:style-name="P17">نَيَكْوِلِيِ نَبِيَا</text:p>
      <text:p text:style-name="P17"/>
      <text:p text:style-name="P17">#39</text:p>
      <text:p text:style-name="P17">يَوَاتِ وَابِزِوِوُ</text:p>
      <text:p text:style-name="P17">مُسِتِتِ نَمُمِوُ</text:p>
      <text:p text:style-name="P17">اَكَرُدُفُ كِلِيْوُ</text:p>
      <text:p text:style-name="P17">فَطِيْمَ لِزَاهَرِيَا</text:p>
      <text:p text:style-name="P17"/>
      <text:p text:style-name="P17">#40</text:p>
      <text:p text:style-name="P17">اَكَمْبَ تِنَ مْوَانَغُ</text:p>
      <text:p text:style-name="P17">اُتَكَپُ رَضِ يَنْڠُ</text:p>
      <text:p text:style-name="P17">نِهَيُ مَنِيْنُ يَغُ</text:p>
      <text:p text:style-name="P17"><text:soft-page-break/>يِوُ اُكَنِرِظِيْيَا</text:p>
      <text:p text:style-name="P17"/>
      <text:p text:style-name="P17">#41</text:p>
      <text:p text:style-name="P17">كُوَمْبِوَاكْو<text:span text:style-name="T41">ِ</text:span> فَطِيْمَ</text:p>
      <text:p text:style-name="P17">يُتِ اَكَيَسُكُمَ</text:p>
      <text:p text:style-name="P17">كِسَ كَڤُتَ كَلِيْمَ</text:p>
      <text:p text:style-name="P17">بَبَكِ اَكَمْوَامْبِيَا</text:p>
      <text:p text:style-name="P17"/>
      <text:p text:style-name="P17">#42</text:p>
      <text:p text:style-name="P17">اَكَمْوَمْبِيَ بَبَڠُ</text:p>
      <text:p text:style-name="P17">تُنَنِ نَمُمِوَانْڠُ</text:p>
      <text:p text:style-name="P18">نَيُوَا مَؤُڤُ يَنْڠُ</text:p>
      <text:p text:style-name="P18">سِمْوِنْيِ كُپِنْدِلِيَا</text:p>
      <text:p text:style-name="P18"/>
      <text:p text:style-name="P18">#43</text:p>
      <text:p text:style-name="P18">نِمْتُ وَلِنِ<text:span text:style-name="T13">غُ</text:span>رِ</text:p>
      <text:p text:style-name="P18">سَسَا نِمِمْفِكِرِا</text:p>
      <text:p text:style-name="P18"><text:soft-page-break/>هَتُپِنْدِلِيِ خِيْرِ</text:p>
      <text:p text:style-name="P18">حَوِزِ كُتْوَاغَلِيْيَ</text:p>
      <text:p text:style-name="P18"/>
      <text:p text:style-name="P18">#44</text:p>
      <text:p text:style-name="P18">تِنَ هُظُمُ مُيُنِ</text:p>
      <text:p text:style-name="P18">مْتُيِ نِشَيْطَانِ</text:p>
      <text:p text:style-name="P18">وَلِكُيَ كُنِلِنِ</text:p>
      <text:p text:style-name="P18">نِيَ مْبُڤُ كُنِتِيَا</text:p>
      <text:p text:style-name="P18"/>
      <text:p text:style-name="P18">#45</text:p>
      <text:p text:style-name="P18">بَعْدَ هَيُ كُكُم<text:span text:style-name="T13">َ</text:span></text:p>
      <text:p text:style-name="P18">كُتُوَا كْوَاكِى فَطِيْمَ</text:p>
      <text:p text:style-name="P18">اَلِيْػِنْرَا كِسِمَ مَ</text:p>
      <text:p text:style-name="P18">سِكُ يَجُمَ اِكِيَا</text:p>
      <text:p text:style-name="P18"/>
      <text:p text:style-name="P18">#46</text:p>
      <text:p text:style-name="P18">اَكِسِمَمَ نْدِيَانِ</text:p>
      <text:p text:style-name="P18"><text:soft-page-break/>اَكِمْوَامْبِيَا شَيْطَانِ</text:p>
      <text:p text:style-name="P18">تُصَلِيْپُ زَامَانِ</text:p>
      <text:p text:style-name="P18">خِيْرِ اُكَيْرُدِيَا</text:p>
      <text:p text:style-name="P18"/>
      <text:p text:style-name="P18">#47</text:p>
      <text:p text:style-name="P18">سِيِوُ تُكِتِز<text:span text:style-name="T11">ِيِ</text:span></text:p>
      <text:p text:style-name="P19">حُكُغُجَ وِوِ اُيِ</text:p>
      <text:p text:style-name="P19">لِغُجِ لِغِيْنِ لِيْيِ</text:p>
      <text:p text:style-name="P19">يِوُ حُكُعَظِمِيْيَا</text:p>
      <text:p text:style-name="P19"/>
      <text:p text:style-name="P19">#48</text:p>
      <text:p text:style-name="P19">عَلِيْ هَپُ كَرُدِ</text:p>
      <text:p text:style-name="P19">اُكَتِكَ كُرَادِادِ</text:p>
      <text:p text:style-name="P19">اُمُوْ<text:span text:style-name="T13">نِ</text:span> مُحَمَّدِ</text:p>
      <text:p text:style-name="P19">نْيُمْبَانِ كِمْغِلِيَا</text:p>
      <text:p text:style-name="P19"/>
      <text:p text:style-name="P19">#49</text:p>
      <text:p text:style-name="P19"><text:soft-page-break/>كُمُوُلِزَا اَمِيْنِ</text:p>
      <text:p text:style-name="P20">يِوُ عَلِيْ اُنَنِ</text:p>
      <text:p text:style-name="P20">حُكُيَ مْسِكِيْتِنِ</text:p>
      <text:p text:style-name="P20">لِپِ لِلُوْ كُزِدِيْيَا</text:p>
      <text:p text:style-name="P20"/>
      <text:p text:style-name="P20">#50</text:p>
      <text:p text:style-name="P20">اَكَمْوَمْبِيَا حَشِيْمَ</text:p>
      <text:p text:style-name="P20">يِوُ سِكُوَاحِ جُمَ</text:p>
      <text:p text:style-name="P20">كِلِغَنَ نَكِسِمَ</text:p>
      <text:p text:style-name="P20">وِنْيِ كُصَلِ هُغِيَا</text:p>
      <text:p text:style-name="P20"/>
      <text:p text:style-name="P20">#51</text:p>
      <text:p text:style-name="P20">حَتَ نِجُمَ لَپِيْلِ</text:p>
      <text:p text:style-name="P20">عَلِيْ كِرَا اَوَالِيْ</text:p>
      <text:p text:style-name="P20">اَبُ اَسُتَجَمَلِيْ</text:p>
      <text:p text:style-name="P20">هُمْلِرَّا كُمْوَمْبِيَا</text:p>
      <text:p text:style-name="P20"/>
      <text:p text:style-name="P20"><text:soft-page-break/>#52</text:p>
      <text:p text:style-name="P20">اَكَمْوَامْبِيَا شِيْطَانِ</text:p>
      <text:p text:style-name="P20">عَلِيْ نِكْوَامبِيِيْنِ</text:p>
      <text:p text:style-name="P20">لَبُدَا هُكُ نْيُمْبَانِ</text:p>
      <text:p text:style-name="P20">كُتُكَ <text:span text:style-name="T12">هُكُوِمِيَا</text:span></text:p>
      <text:p text:style-name="P20"/>
      <text:p text:style-name="P21">#53</text:p>
      <text:p text:style-name="P21">نَيِوُ خِيْرِ اُرُوْدِ</text:p>
      <text:p text:style-name="P21">كْوَانِ حِيْزُ <text:span text:style-name="T42">نِ</text:span>كَصِدِ</text:p>
      <text:p text:style-name="P21">اُكُمُ نِمُحَمَّدِ</text:p>
      <text:p text:style-name="P21">يِوُ مِكُوُظِكِيَا</text:p>
      <text:p text:style-name="P21"/>
      <text:p text:style-name="P21">#54</text:p>
      <text:p text:style-name="P21">عَلِيْ اَكَوُظِيْكَ</text:p>
      <text:p text:style-name="P21">كُرُدِ اَسِيُتَكَ</text:p>
      <text:p text:style-name="P21">حَتَ نْيُبَنِ كِفِكَ</text:p>
      <text:p text:style-name="P21">مْكِ وَكِ كَمْوَامْبِيَا</text:p>
      <text:p text:style-name="P21"><text:soft-page-break/></text:p>
      <text:p text:style-name="P22">#55</text:p>
      <text:p text:style-name="P22">كَمُوُلِزَا فَطِيْمَ</text:p>
      <text:p text:style-name="P22">لَبْدَا كُكَلِ مَپِمَ</text:p>
      <text:p text:style-name="P22">حُنِيْنَ وِنْدِ جُمَ</text:p>
      <text:p text:style-name="P22">وِوِ هُيَسِكِلِيَا</text:p>
      <text:p text:style-name="P22"/>
      <text:p text:style-name="P22">#56</text:p>
      <text:p text:style-name="P22">عَلِيْ اَكَبَئِيْنِ</text:p>
      <text:p text:style-name="P22">كَبَ مَپِمَ يَنِيْنِ</text:p>
      <text:p text:style-name="P22">مِمِ كِكُمَ دِيَنِ</text:p>
      <text:p text:style-name="P22">وَنْيِ كُصَلِ هُغِيَا</text:p>
      <text:p text:style-name="P22"/>
      <text:p text:style-name="P22">#57</text:p>
      <text:p text:style-name="P22">تِنَا نِپِتِ خَبَارِ</text:p>
      <text:p text:style-name="P22">اَمِوُظِكَ بَشِيْرِ</text:p>
      <text:p text:style-name="P22">وَلَا زِوُ سِأَخِيْرِ</text:p>
      <text:p text:style-name="P22"><text:soft-page-break/>وَوُ وَغَئِصَلِيَ</text:p>
      <text:p text:style-name="P22"/>
      <text:p text:style-name="P22">#58</text:p>
      <text:p text:style-name="P22">كْوَنْدَ بِنْتِ رَسُوْلِ</text:p>
      <text:p text:style-name="P22">هَيُ اَسِيَقُبَلِ</text:p>
      <text:p text:style-name="P22">اَكَمْوَمْبِيَا سِكْوِلِ</text:p>
      <text:p text:style-name="P22">حَيُ اُمِزُنَمْبِيَا</text:p>
      <text:p text:style-name="P22"/>
      <text:p text:style-name="P22">#59</text:p>
      <text:p text:style-name="P22">وِوِ حَپَ اُكِتُكَ<text:span text:style-name="T14">ا</text:span></text:p>
      <text:p text:style-name="P22">سَعَ سِتَ اِمِفِكَ</text:p>
      <text:p text:style-name="P22">اَمِكُوَا نَحَرَاكَ</text:p>
      <text:p text:style-name="P22">يَكُصَلِيْشَ نَبِيَا</text:p>
      <text:p text:style-name="P22"/>
      <text:p text:style-name="P22">#60</text:p>
      <text:p text:style-name="P22">نَبَدَءِ فَطِيْمَ</text:p>
      <text:p text:style-name="P22">كُتِدَا حِيُ كَلِمَ</text:p>
      <text:p text:style-name="P22"><text:soft-page-break/>وَمْسِكِيْيَ حَشِيْمَ</text:p>
      <text:p text:style-name="P22">حُدِ اَكِوَاپِ <text:span text:style-name="T14">جِيَا</text:span></text:p>
      <text:p text:style-name="P22"/>
      <text:p text:style-name="P23">#61</text:p>
      <text:p text:style-name="P23">تُمْوَا كِغِيَ كْوَا نْرَانِ</text:p>
      <text:p text:style-name="P23">عَلِيْ اُپُ كِتِيْنِ</text:p>
      <text:p text:style-name="P23">ڠُوْ زِلِيْ مُوِلِنِ</text:p>
      <text:p text:style-name="P23">مْتُمِ كِمْوَاغَلِيَا</text:p>
      <text:p text:style-name="P23"/>
      <text:p text:style-name="P23">#62</text:p>
      <text:p text:style-name="P23">اَكَتَمْكَا حَبِبُ</text:p>
      <text:p text:style-name="P23">عَلِيْ بُنْ طَلِبُ</text:p>
      <text:p text:style-name="P23">نَيِوْ نِنَ صِبَبُ</text:p>
      <text:p text:style-name="P23">جُمَ يَكُتُئِلِيْيَا</text:p>
      <text:p text:style-name="P23"/>
      <text:p text:style-name="P23">#63</text:p>
      <text:p text:style-name="P23">عَلِيْ اَكَفَصِْرِ</text:p>
      <text:p text:style-name="P23"><text:soft-page-break/>يَكْوِلِيَوِ بَشِيْرِا</text:p>
      <text:p text:style-name="P23">وَيُوَا سِنَا جَوُرِ</text:p>
      <text:p text:style-name="P23">زَا كُمُوُنْيَّ جَلِيَا </text:p>
      <text:p text:style-name="P23"/>
      <text:p text:style-name="P23">#64</text:p>
      <text:p text:style-name="P23">تِنَا يِوُ نِنَا مَتِ</text:p>
      <text:p text:style-name="P23">نِمِتُكَ كْوَ وَقَتِ</text:p>
      <text:p text:style-name="P23">نِرُدِشِوْزِ مَتِةِ</text:p>
      <text:p text:style-name="P23">غُوْ سِيَزَاغَل<text:span text:style-name="T15">ِ</text:span>يَا</text:p>
      <text:p text:style-name="P23"/>
      <text:p text:style-name="P23">#65</text:p>
      <text:p text:style-name="P23">حَ<text:span text:style-name="T43">تَى</text:span> فَطِيْمَ حَبِبُ</text:p>
      <text:p text:style-name="P23">يِوُ اَمِتَعَجَبُ</text:p>
      <text:p text:style-name="P23">اَمِپَرَا مِحِرَابُ</text:p>
      <text:p text:style-name="P23">اِيُ نْرَانِ هُنَمْبِيَا</text:p>
      <text:p text:style-name="P23"/>
      <text:p text:style-name="P24">اَكَمْوَامْبِيَا حَشِيْمُ</text:p>
      <text:p text:style-name="P24"><text:soft-page-break/>حُيُ سِمْوَانَ اَدَمُ</text:p>
      <text:p text:style-name="P24">نِشِيْطَانِ فَهَمُ</text:p>
      <text:p text:style-name="P24">سَاسَ اَمِكُوْزِغِيَا</text:p>
      <text:p text:style-name="P24"/>
      <text:p text:style-name="P24">#67</text:p>
      <text:p text:style-name="P24">عَلِيْ كِتَ قَوْلِيْ</text:p>
      <text:p text:style-name="P24">كْوَمْبَ وَيُوَا نِكْوِلِ</text:p>
      <text:p text:style-name="P24">حِلِ جُمَ نِلَپِلِ</text:p>
      <text:p text:style-name="P24">نَلَتَتُ اَتَكُيَا</text:p>
      <text:p text:style-name="P24"/>
      <text:p text:style-name="P24">#68</text:p>
      <text:p text:style-name="P24">نَمِ س<text:span text:style-name="T17">َ</text:span> سَا مُحَمَدِ</text:p>
      <text:p text:style-name="P24">نِمْئِپِكَ عَهَدِ</text:p>
      <text:p text:style-name="P24">شِيْطَانِ تَمْرُدِ</text:p>
      <text:p text:style-name="P24">مْبِيْ زَا جَف<text:span text:style-name="T44">ِ</text:span>رِ پِيَا</text:p>
      <text:p text:style-name="P24"/>
      <text:p text:style-name="P24">#69</text:p>
      <text:p text:style-name="P24"><text:soft-page-break/>نِػَغَلِيَ حَقِيْكَ</text:p>
      <text:p text:style-name="P24">اُنَ يَبُ وَلِتَكَ</text:p>
      <text:p text:style-name="P24">نَيِ اَتَ<text:span text:style-name="T45">نِ</text:span>كُمْبُكَ</text:p>
      <text:p text:style-name="P24">سِكُزُتِ اَكِلِيَا</text:p>
      <text:p text:style-name="P24"/>
      <text:p text:style-name="P24">#70</text:p>
      <text:p text:style-name="P24">عَلِيْ اَكَصُبِرِ</text:p>
      <text:p text:style-name="P24"><text:span text:style-name="T46">حَ</text:span>تَ جُمَعْ لِكَجِرِا</text:p>
      <text:p text:style-name="P24">كِنِرَّا مْوِنْيِ <text:span text:style-name="T16">كُمُوْغُرِ</text:span></text:p>
      <text:p text:style-name="P25">هُمْلِرَّا كُمْوَمْبِيَا</text:p>
      <text:p text:style-name="P25"/>
      <text:p text:style-name="P25">#72</text:p>
      <text:p text:style-name="P25">عَلِيْ كَيْرَا تِيْتِ</text:p>
      <text:p text:style-name="P25">هَتَى اُكَيَ وَقَتِ</text:p>
      <text:p text:style-name="P25">اَكَيْتُوَا مَتِيْتِ</text:p>
      <text:p text:style-name="P25">هَپُ كَيَنْدَامَ نْدِيَا</text:p>
      <text:p text:style-name="P25"/>
      <text:p text:style-name="P25"><text:soft-page-break/>#73</text:p>
      <text:p text:style-name="P25">اُمُوْنِ اِبْلِيْسِ</text:p>
      <text:p text:style-name="P25">اُيَوُ مِئِل<text:span text:style-name="T47">َ</text:span>بِيْسِ</text:p>
      <text:p text:style-name="P25">نَيِ اَكِ<text:span text:style-name="T47">رَ</text:span>ا اُپِسِ</text:p>
      <text:p text:style-name="P25">اِلِ كُمْكُرُبِيْيَا</text:p>
      <text:p text:style-name="P25"/>
      <text:p text:style-name="P25">#74</text:p>
      <text:p text:style-name="P25">اِبْلِسِ كَتَمْكَا</text:p>
      <text:p text:style-name="P25">عَلِيْ اُنَ هَرَاكَ</text:p>
      <text:p text:style-name="P25">سِيْ جُمَعْ تُمِشُكَا</text:p>
      <text:p text:style-name="P25">مْمُيَ هَكُسَلِيَا</text:p>
      <text:p text:style-name="P25"/>
      <text:p text:style-name="P26">#75</text:p>
      <text:p text:style-name="P26">وِوِ هُتُكِ نْيُبَنِ</text:p>
      <text:p text:style-name="P26">لَكُيَ مْسِكِتِنِ</text:p>
      <text:p text:style-name="P26">اَسَا هُمْتِزَ نْيَاَنِ</text:p>
      <text:p text:style-name="P26">تُوْنِ مْبِيْ دُنِيَا</text:p>
      <text:p text:style-name="P26"><text:soft-page-break/></text:p>
      <text:p text:style-name="P26">#76</text:p>
      <text:p text:style-name="P26">عَلِيْ كِيْتَ كَلِيْمَ</text:p>
      <text:p text:style-name="P26">اُوْرُنْغُ وَكُ هُكُمَ</text:p>
      <text:p text:style-name="P26">يِوُ اُتَنِفَهَمُ</text:p>
      <text:p text:style-name="P26">ڠُوُ لِكَمْپُتِيَا</text:p>
      <text:p text:style-name="P26"/>
      <text:p text:style-name="P26">#77</text:p>
      <text:p text:style-name="P26">اَكِيْزِنْغَ شِطَانِ</text:p>
      <text:p text:style-name="P26">مِمْتِيَ مْكُنُنِ</text:p>
      <text:p text:style-name="P26">تْوِنِرِ مْسِكِتِنِ</text:p>
      <text:p text:style-name="P26">سِؤُپِسِ كُكِمْبِيَا</text:p>
      <text:p text:style-name="P26"/>
      <text:p text:style-name="P26">#78</text:p>
      <text:p text:style-name="P27">كِنْرَا نَيِ شَيْطَانِ</text:p>
      <text:p text:style-name="P27">مْپَكَ مْسِكِيْتِنِ</text:p>
      <text:p text:style-name="P27">كَفُزِيَ كِپِيَانِ</text:p>
      <text:p text:style-name="P27"><text:soft-page-break/>كِفُنُوَا كِمْتِيْيَا</text:p>
      <text:p text:style-name="P27"/>
      <text:p text:style-name="P27">#79</text:p>
      <text:p text:style-name="P27">حَپَ اَكَشُشَا مْوَنْڠُ</text:p>
      <text:p text:style-name="P27">اَكَبَ اُسُوْ مْرُنْغُ</text:p>
      <text:p text:style-name="P27">ڠَاءَ هُتِرِّ كِجُنْغُ</text:p>
      <text:p text:style-name="P27">نَوِ مْبِغُ اُكَغِيَا</text:p>
      <text:p text:style-name="P27"/>
      <text:p text:style-name="P27">#81</text:p>
      <text:p text:style-name="P27">مَبُ يَكُ شَيْطَانِ</text:p>
      <text:p text:style-name="P27">اَي<text:span text:style-name="T48">َ</text:span>وِزَاوُ نِنْيَّنِ</text:p>
      <text:p text:style-name="P27">وَلَا هَپَنَ كِفَنِ</text:p>
      <text:p text:style-name="P27">كَتِكَ دَهْرِ بِيَا</text:p>
      <text:p text:style-name="P27"/>
      <text:p text:style-name="P27">#82</text:p>
      <text:p text:style-name="P27">كُلَ يَابُ هُلِوِتَ</text:p>
      <text:p text:style-name="P27">هُوُنَ وَتُ هُكُوْتَ</text:p>
      <text:p text:style-name="P27"><text:soft-page-break/>هُوْنَ لَيْتِ كُوِتَ</text:p>
      <text:p text:style-name="P27">نَوِ اُكَزِڠَتِيْيَا</text:p>
      <text:p text:style-name="P27"/>
      <text:p text:style-name="P27">#83</text:p>
      <text:p text:style-name="P27">اُمِئِفَنْيَّ نَغُوْرِ</text:p>
      <text:p text:style-name="P27">كْوَ مْكُوْ كَفِيْرِ</text:p>
      <text:p text:style-name="P27">هُنَلُوْ مْمُيَ لَخِيْرِ</text:p>
      <text:p text:style-name="P27">اَمْبَلُ وَفُرَاحِيَا</text:p>
      <text:p text:style-name="P27"/>
      <text:p text:style-name="P28">#84</text:p>
      <text:p text:style-name="P28">كَمْتُوَا كِپِيَانِ</text:p>
      <text:p text:style-name="P28">كَمْهُرَا مْكُوْرُنِ</text:p>
      <text:p text:style-name="P28">اَكَنِيْنَ شَيْطَانِ</text:p>
      <text:p text:style-name="P28">اُمِشُهُدِ نَبِيَا</text:p>
      <text:p text:style-name="P28"/>
      <text:p text:style-name="P28">#85</text:p>
      <text:p text:style-name="P28">اُمِشُهُدِ مْكْوِوُ</text:p>
      <text:p text:style-name="P28"><text:soft-page-break/>تَعَدِ اَنِتِدِئوُا</text:p>
      <text:p text:style-name="P28">اُمِيَوُنَ يَئِوُ</text:p>
      <text:p text:style-name="P28">يَلِنْدِنِ نَمَپِيَا</text:p>
      <text:p text:style-name="P28"/>
      <text:p text:style-name="P28">#86</text:p>
      <text:p text:style-name="P28">اُسِيْوُنِ رِيُ بَاسِ</text:p>
      <text:p text:style-name="P28">اَلِيُ كُنِنُكُوْسِ</text:p>
      <text:p text:style-name="P28">شَتِ نِتُو<text:span text:style-name="T49">ِ</text:span> كِصَسِ</text:p>
      <text:p text:style-name="P28">كِسَ نِتْوَاي ن<text:span text:style-name="T50">َ</text:span>دِيَا</text:p>
      <text:p text:style-name="P28"/>
      <text:p text:style-name="P28">#87</text:p>
      <text:p text:style-name="P28">نَيِ هُيَنِيْنَ هَيُ</text:p>
      <text:p text:style-name="P28">هُكُوْا ػِنِرَا مْبِيُ</text:p>
      <text:p text:style-name="P28">ػَمْبِوَا عَلِيْ هُيُ</text:p>
      <text:p text:style-name="P28">هِرَا اَكِزُنْڠُكِيَا</text:p>
      <text:p text:style-name="P28"/>
      <text:p text:style-name="P28">#88</text:p>
      <text:p text:style-name="P28"><text:soft-page-break/>اَوْنَپُ حَمُوْانِ</text:p>
      <text:p text:style-name="P28">اَكَنِيْنَ شَيْطَانِ</text:p>
      <text:p text:style-name="P28">اَسَا عَلِيْ نِنْيَّنِ</text:p>
      <text:p text:style-name="P28">هَتَّى مُكَنِتَيْيَا</text:p>
      <text:p text:style-name="P28"/>
      <text:p text:style-name="P29">#89</text:p>
      <text:p text:style-name="P30">عَلِيْ كُرُدِ كْوَكِ</text:p>
      <text:p text:style-name="P30">اَكِرَّا كْوَ مكِ وَكِ</text:p>
      <text:p text:style-name="P30">فَطِيْمَ اَتَمْكِ</text:p>
      <text:p text:style-name="P30">حِلَ <text:span text:style-name="T51">خَ</text:span>بَرِ نَمْبِيَا</text:p>
      <text:p text:style-name="P30"/>
      <text:p text:style-name="P30">#90</text:p>
      <text:p text:style-name="P30">يِوُ اُكِنْرَا نْدِيَانِ</text:p>
      <text:p text:style-name="P30">حَكُوِپُ شَيْطَانِ</text:p>
      <text:p text:style-name="P30">عَلِيْ كَنِيْنَ كْوَانِ</text:p>
      <text:p text:style-name="P30">اُنَ كُتُنِئِلِيْيَا</text:p>
      <text:p text:style-name="P30"/>
      <text:p text:style-name="P30"><text:soft-page-break/>#91</text:p>
      <text:p text:style-name="P30">يِوُ اُمِجِتَهِدِ</text:p>
      <text:p text:style-name="P30">كْوَا كُنِيُوَا هُرُدِ</text:p>
      <text:p text:style-name="P30">تُپِنْبِنِ هُرَادِدِ</text:p>
      <text:p text:style-name="P30">يَؤُرُنْڠُ هُنَمْبِيَا</text:p>
      <text:p text:style-name="P30"/>
      <text:p text:style-name="P30">#92</text:p>
      <text:p text:style-name="P30">فَطِيْمَ اَكَبَيِنِ</text:p>
      <text:p text:style-name="P30">يِوُ اُمِمْتِرَّانِ</text:p>
      <text:p text:style-name="P30">اَغَلِيَ سُلْطَنِ</text:p>
      <text:p text:style-name="P30">اِسِمُ كُمُوُرُكِيَا</text:p>
      <text:p text:style-name="P30"/>
      <text:p text:style-name="P30">#93</text:p>
      <text:p text:style-name="P31">كَمْپِجِيَا مْفَنُ</text:p>
      <text:p text:style-name="P31">فَطِيْمَ كَتِكَ مْنُ</text:p>
      <text:p text:style-name="P31">كَبَ اُنَ نَمَنِيْنُ</text:p>
      <text:p text:style-name="P31">كْوَا حُكُ حُنِكَتِيَا</text:p>
      <text:p text:style-name="P31"><text:soft-page-break/></text:p>
      <text:p text:style-name="P31">#94</text:p>
      <text:p text:style-name="P31">نَا مِمِ نِوَاتُكَ</text:p>
      <text:p text:style-name="P31">ػِنِرَّا اَتَشُتُكَ</text:p>
      <text:p text:style-name="P31">اُسِمِ اُتَوُنْرُكَ</text:p>
      <text:p text:style-name="P31">زَ مْوِتُنِ كِزِڠِيَا</text:p>
      <text:p text:style-name="P31"/>
      <text:p text:style-name="P35">#95</text:p>
      <text:p text:style-name="P32"><text:s/><text:span text:style-name="T18">قَدْ تَمَّتِ كَلِمُ</text:span></text:p>
      <text:p text:style-name="P33">اِنِرَا مِنْيِ كَلِمُ</text:p>
      <text:p text:style-name="P33">اُلِوِوُ جَهَنَّمُ</text:p>
      <text:p text:style-name="P33">اَجَلِ حُمْزِڠِيَا</text:p>
      <text:p text:style-name="P33"/>
      <text:p text:style-name="P33">#96</text:p>
      <text:p text:style-name="P33">حَيَ نِمِيَخِتِمُ</text:p>
      <text:p text:style-name="P33">نَمَغِيْنِ نِنُظُمُ</text:p>
      <text:p text:style-name="P33">كْوَا جَمِعِ مُفَهَمُ</text:p>
      <text:p text:style-name="P33"><text:soft-page-break/>نِمِپِنْدَ كُوَابِيَا</text:p>
      <text:p text:style-name="P33"/>
      <text:p text:style-name="P33">#97</text:p>
      <text:p text:style-name="P33">فَهَمُنِ وَوُڠَوَانَ</text:p>
      <text:p text:style-name="P33">يِوُ نِوَاپِ مَعَنَا</text:p>
      <text:p text:style-name="P33">پِتِ يَنْڠُ يَمَئِيْنَ</text:p>
      <text:p text:style-name="P33">حُجَ نَلُوْ اِوَاتِيَا</text:p>
      <text:p text:style-name="P33"/>
      <text:p text:style-name="P33">#98</text:p>
      <text:p text:style-name="P33">نَلِئِوَاتَ كَسِدِ</text:p>
      <text:p text:style-name="P33">سِمَحَب<text:span text:style-name="T74">َ</text:span> كُنِزِدِا</text:p>
      <text:p text:style-name="P33">مَرَا حُوْزَاوَ وَآلدِ</text:p>
      <text:p text:style-name="P33">اَكَصِيْرِ كُپُتِيْيَا</text:p>
      <text:p text:style-name="P33"/>
      <text:p text:style-name="P33">#99</text:p>
      <text:p text:style-name="P33">عَلِيْ اَلُفِكِيْرِ</text:p>
      <text:p text:style-name="P33">نْرِيُ يُتِ يَلُجِيْرِ</text:p>
      <text:p text:style-name="P33"><text:soft-page-break/>اَكَوازَوَا جَعْفَرِ</text:p>
      <text:p text:style-name="P33">وَ مَوْلَنَا عَلِيَ</text:p>
      <text:p text:style-name="P33"/>
      <text:p text:style-name="P34">#100</text:p>
      <text:p text:style-name="P36">اَكَئِيَّڠَ كِجَانَ</text:p>
      <text:p text:style-name="P36">نَبَبَكِ وَكَفَنَ</text:p>
      <text:p text:style-name="P36">كُلَ اَلٗكِمُوُنَ</text:p>
      <text:p text:style-name="P36">سُوْرَ زَلِكِمْوِلِيَ</text:p>
      <text:p text:style-name="P36"/>
      <text:p text:style-name="P36">#101</text:p>
      <text:p text:style-name="P36">وَتُ وَلِكِيْذُكُرِ</text:p>
      <text:p text:style-name="P36">عَلِيْ حَنَا خَبَرِا</text:p>
      <text:p text:style-name="P36">حَتَ مْمُيَ كْوَا سِرِ</text:p>
      <text:p text:style-name="P36">هَكُنَ اَلُمْوَمْبِيَا</text:p>
      <text:p text:style-name="P36"/>
      <text:p text:style-name="P36">#102</text:p>
      <text:p text:style-name="P36">اَلِپُ پِنْدَا مَنَانِ</text:p>
      <text:p text:style-name="P36"><text:soft-page-break/>كُمْوَامْبِيَا مُعَيَانِ</text:p>
      <text:p text:style-name="P36">كُنَ كِسِمَ مِتُنِ</text:p>
      <text:p text:style-name="P36">اَكِرَا كُتَنْڠَلِيَا</text:p>
      <text:p text:style-name="P36"/>
      <text:p text:style-name="P36">#103</text:p>
      <text:p text:style-name="P36">تِنَ اَكِرَا كْوَ شَكَ</text:p>
      <text:p text:style-name="P36">مَاءِ اَسِپُ يَتَكَ</text:p>
      <text:p text:style-name="P36">نَيِ اَكَكِفِنِكَ</text:p>
      <text:p text:style-name="P36">نِوَازِ اَكِتِيْرِيَ</text:p>
      <text:p text:style-name="P36"/>
      <text:p text:style-name="P36">#104</text:p>
      <text:p text:style-name="P36">حَپُ عَلِيْ حَيْدَرِ</text:p>
      <text:p text:style-name="P36">كِوَزَا نَكُفِيْكِرِا</text:p>
      <text:p text:style-name="P36">وَمِكُيَ مَكُفَرِا</text:p>
      <text:p text:style-name="P36">يِوُ كينِفُنُلِيَا</text:p>
      <text:p text:style-name="P36"/>
      <text:p text:style-name="P36">#105</text:p>
      <text:p text:style-name="P36"><text:soft-page-break/>اَ<text:span text:style-name="T75">كِ</text:span>سَا اَكَتَمْكَ</text:p>
      <text:p text:style-name="P36">نَيِوُ تَكِفِنِكَ</text:p>
      <text:p text:style-name="P36">سِنَا بُدِ تَمْشِيْكَ</text:p>
      <text:p text:style-name="P36">مْتُوِ اَ<text:span text:style-name="T19">مِيْزُوِيَ</text:span></text:p>
      <text:p text:style-name="P36"/>
      <text:p text:style-name="P37">#106</text:p>
      <text:p text:style-name="P37">اَػُرُكَ حُكُ نْيُمَ</text:p>
      <text:p text:style-name="P37">جَعفَرِ اَكِڠِيْمَ</text:p>
      <text:p text:style-name="P37">بَوُ اَكَلِسُكُمَ</text:p>
      <text:p text:style-name="P37">مْبَلِ اَكَلِمْبِيْرِيَ</text:p>
      <text:p text:style-name="P37"/>
      <text:p text:style-name="P37">#107</text:p>
      <text:p text:style-name="P37">بُزِ وَكَيَ ك<text:span text:style-name="T52">ْ</text:span>وَا حِمَ</text:p>
      <text:p text:style-name="P37">جَعَفَرِ اُكُنْيُمَ</text:p>
      <text:p text:style-name="P37">كِسَ نَأِ اَكِڠِيْمَ</text:p>
      <text:p text:style-name="P37">عَلِيْ حُموَاغَلِيَا</text:p>
      <text:p text:style-name="P37"/>
      <text:p text:style-name="P37"><text:soft-page-break/>#108</text:p>
      <text:p text:style-name="P37">اَكِڠِمَ كَرَادِدِ</text:p>
      <text:p text:style-name="P37">تُتَشِنْرَانَ ك<text:span text:style-name="T53">َ</text:span>سِدِ</text:p>
      <text:p text:style-name="P37">كْوَانْدَا ي<text:span text:style-name="T54">ِ</text:span>وُ اَكِرُدِ</text:p>
      <text:p text:style-name="P37">حَلِدِر<text:span text:style-name="T55">ِ</text:span>كى اَكِيَا</text:p>
      <text:p text:style-name="P37"/>
      <text:p text:style-name="P37">#109</text:p>
      <text:p text:style-name="P37">كَمَ حُفَنْيَ نِبِرِ</text:p>
      <text:p text:style-name="P37">اَيَپُ اَتَنِكِيْر<text:span text:style-name="T56">ِ</text:span>ا</text:p>
      <text:p text:style-name="P37">حِلِ هُپَتَ <text:span text:style-name="T57">بَ</text:span>دَرِ</text:p>
      <text:p text:style-name="P37">غُوْ اُتَغِنِيْكِيَا</text:p>
      <text:p text:style-name="P37"/>
      <text:p text:style-name="P38">#110</text:p>
      <text:p text:style-name="P38">مَئِ كَتِكَ كَتِكَ</text:p>
      <text:p text:style-name="P38">نَيِ عَلِيْ كَتُكَا</text:p>
      <text:p text:style-name="P38">مْكُوْنُ اَكَمْشِيْكَ</text:p>
      <text:p text:style-name="P38">جَعْفَرِ اَكَمْوَمْبِيَا</text:p>
      <text:p text:style-name="P38"><text:soft-page-break/></text:p>
      <text:p text:style-name="P38">#112</text:p>
      <text:p text:style-name="P38">وِوِ حُنِشِيْكِيَنِ</text:p>
      <text:p text:style-name="P38">مِمِ سِكُػِ سِنَنِ</text:p>
      <text:p text:style-name="P38">حَتَ اُكِوَا نَجِنِ</text:p>
      <text:p text:style-name="P38">نَيُوَا كُكُسُمِيَا</text:p>
      <text:p text:style-name="P38"/>
      <text:p text:style-name="P38">#113</text:p>
      <text:p text:style-name="P38"><text:s/>حَيَا نِمِزُفَصِيْرِ</text:p>
      <text:p text:style-name="P38">سِكُيَنِنَ كْوَا سِرِا</text:p>
      <text:p text:style-name="P38">اُكِتَكَا اِظْهَرِا</text:p>
      <text:p text:style-name="P38">نَزَءِدِ تَكْوَامْبِيَا</text:p>
      <text:p text:style-name="P38"/>
      <text:p text:style-name="P38">#114</text:p>
      <text:p text:style-name="P38">كَمْڤُتِيَ كْوَمْبَلِ</text:p>
      <text:p text:style-name="P38">وَكَوَنَ وُ وَوِيْلِ</text:p>
      <text:p text:style-name="P38">كِسَ كَڤُتَ قَوْلِ</text:p>
      <text:p text:style-name="P38"><text:soft-page-break/>جَعْفَرِ اَكَمْوَمْبِيَا</text:p>
      <text:p text:style-name="P38"/>
      <text:p text:style-name="P38">#115</text:p>
      <text:p text:style-name="P38">اَكَمْوَمْبِيَا اَكَبَيِنِ</text:p>
      <text:p text:style-name="P38">مْوَانَ اَدَمُ نِنْيَنِ</text:p>
      <text:p text:style-name="P38">بَبَا هَكُ دُنِيَانِ</text:p>
      <text:p text:style-name="P38">نْرِپُ اُكَنِوَنِيَا</text:p>
      <text:p text:style-name="P38"/>
      <text:p text:style-name="P38">#116</text:p>
      <text:p text:style-name="P38">كَمُوُلِيْزَا اُنَنِ</text:p>
      <text:p text:style-name="P38">وِوِ بَبَكُ نِنْيَنِ</text:p>
      <text:p text:style-name="P38">كَبَ نِپِةِ ػَنْدَانِ</text:p>
      <text:p text:style-name="P38">عَلِيْ كَمْوَاغَلِيَا</text:p>
      <text:p text:style-name="P38"/>
      <text:p text:style-name="P38">#117</text:p>
      <text:p text:style-name="P39">پِتِ كْوَغَلِيَ كْوَكِ</text:p>
      <text:p text:style-name="P39">كِسُمَ اِنَ نِلَكِ</text:p>
      <text:p text:style-name="P39"><text:soft-page-break/>اَرُدِ اَسِكِتِكِ</text:p>
      <text:p text:style-name="P39">نَمَيُتُ كُمْغِيَا</text:p>
      <text:p text:style-name="P39"/>
      <text:p text:style-name="P39">#118</text:p>
      <text:p text:style-name="P39">كِسَ حَپُ اَمْوَمْبِيِ</text:p>
      <text:p text:style-name="P39">سِغَلِ نِكُپِجِيَا</text:p>
      <text:p text:style-name="P39">اِنَ لَكُوْ حِتْوَاأِيِ</text:p>
      <text:p text:style-name="P39">بَبَا نِمِمِ عَلِيَا</text:p>
      <text:p text:style-name="P39"/>
      <text:p text:style-name="P39">#119</text:p>
      <text:p text:style-name="P39">نِڠَلِ پُتِيْزَا دَامُ</text:p>
      <text:p text:style-name="P39">كَبَ سِكُكُفَهَمُ</text:p>
      <text:p text:style-name="P39">كِجَانَ كَتَكَلَمُ</text:p>
      <text:p text:style-name="P39">جَعْفَارِ اَكَمْوَمْبِيَا</text:p>
      <text:p text:style-name="P39"/>
      <text:p text:style-name="P39">#120</text:p>
      <text:p text:style-name="P39">وِوِ مْتُ حُمُوُنَ</text:p>
      <text:p text:style-name="P39"><text:soft-page-break/>كْوَانْدَ حُمُوُزِ اِنَ</text:p>
      <text:p text:style-name="P39">حُنِئُنْيَ اُجَڠِيْنَ</text:p>
      <text:p text:style-name="P39">وَلِأُنَ تَكِمْبِيَا</text:p>
      <text:p text:style-name="P39"/>
      <text:p text:style-name="P39">#121</text:p>
      <text:p text:style-name="P39">كَنْدَا نِپَا پِتِ يَنْڠُ</text:p>
      <text:p text:style-name="P39">اُكِسَا اُوِ نِبَبَڠُ</text:p>
      <text:p text:style-name="P39">اُمِنِتِيَا مَتُنْڠُ</text:p>
      <text:p text:style-name="P39">مُيِلِنِ كُنِنِيَا</text:p>
      <text:p text:style-name="P39"/>
      <text:p text:style-name="P39">#122</text:p>
      <text:p text:style-name="P40">اَكَمْوَامْبِيَا مَمَكِ</text:p>
      <text:p text:style-name="P40">نَمُيُو<text:span text:style-name="T76">َ</text:span>ا سُرَا زَاكِ</text:p>
      <text:p text:style-name="P40">نَيِ حَپُ اَتَمْكِ</text:p>
      <text:p text:style-name="P40">اِنَ لَكِ كَمْوَمْبِيَا</text:p>
      <text:p text:style-name="P40"/>
      <text:p text:style-name="P40">#123</text:p>
      <text:p text:style-name="P40"><text:soft-page-break/>كَمْوَمْبِيَا كِفَصِيْرِ</text:p>
      <text:p text:style-name="P40">مِمِ حِتْوَا جَعْفَارِ</text:p>
      <text:p text:style-name="P40">وَ عَلِى حَيْدَارِ</text:p>
      <text:p text:style-name="P40">نَمْوَاكَا نِوَا تِسِيَا</text:p>
      <text:p text:style-name="P40"/>
      <text:p text:style-name="P40">#124</text:p>
      <text:p text:style-name="P40">وَتُوِ مْبُزِ مْوِتُوْنِ</text:p>
      <text:p text:style-name="P40">اُكَوَا تِنَ نْدِيَانِ</text:p>
      <text:p text:style-name="P40">تْوِنِرِ زِپُ مُيِيْنِ</text:p>
      <text:p text:style-name="P40">جَعْفَارِ كَمْوَامْبِيَا</text:p>
      <text:p text:style-name="P40"/>
      <text:p text:style-name="P40">#125</text:p>
      <text:p text:style-name="P40">كَمْوَامْبِيَا نِرَا زَنْغُ</text:p>
      <text:p text:style-name="P40">نِنَا نَمْوَالِيْمُ وَنْغُ</text:p>
      <text:p text:style-name="P40">نِمُوَانڠِ <text:span text:style-name="T20">نَمَمَنْغُ</text:span></text:p>
      <text:p text:style-name="P41">كِسَ كِشُ نِتَكُيَا</text:p>
      <text:p text:style-name="P41"/>
      <text:p text:style-name="P41"><text:soft-page-break/>#126</text:p>
      <text:p text:style-name="P41">كِشُ كُكِپَبَوُكَ</text:p>
      <text:p text:style-name="P41">نَمَپِيْمَ تَيْنُكَا</text:p>
      <text:p text:style-name="P41">سَعَ مُيَ اِكِفِيْكَ</text:p>
      <text:p text:style-name="P41">بَبَا تَكُوَاصِلِيَا</text:p>
      <text:p text:style-name="P41"/>
      <text:p text:style-name="P41">#128</text:p>
      <text:p text:style-name="P41">اَكَمجِبُ قَوُلِ</text:p>
      <text:p text:style-name="P41">اُيَپُ نْدِيَا نِمْبِلِ</text:p>
      <text:p text:style-name="P41">يَمَكَ نِيَكُڤُلِ</text:p>
      <text:p text:style-name="P41">اُسِتَكِ كُپُتِيَا</text:p>
      <text:p text:style-name="P41"/>
      <text:p text:style-name="P41">#129</text:p>
      <text:p text:style-name="P41">كَمْرُدِشَا تَمْكُ</text:p>
      <text:p text:style-name="P41">نَاسِ هَيَ نِنْدَا زَكُ</text:p>
      <text:p text:style-name="P41">مُعَلِمُ نَمَامَكِ</text:p>
      <text:p text:style-name="P41">نَنْدُزُ نِسَلِمِيْيَا</text:p>
      <text:p text:style-name="P41"><text:soft-page-break/></text:p>
      <text:p text:style-name="P41">#130</text:p>
      <text:p text:style-name="P41">نَيِ مْوَانَ وَ نَصَبَ</text:p>
      <text:p text:style-name="P41">كَمْوَامْبِيَ مَرَحَبَ</text:p>
      <text:p text:style-name="P41">نَمِ هُوْكُ اَقْرَابَ</text:p>
      <text:p text:style-name="P41">نَتُمْوَا نِسَلِمِيَا</text:p>
      <text:p text:style-name="P41"/>
      <text:p text:style-name="P41">#132</text:p>
      <text:p text:style-name="P41">سَلَمُ اَبُوْ بَك<text:span text:style-name="T77">َ</text:span>رِ</text:p>
      <text:p text:style-name="P41">اَزْوَاجِ نَا زُبِيْرِا</text:p>
      <text:p text:style-name="P41">سُرَا زَوُ اِظْهَرِ</text:p>
      <text:p text:style-name="P41">هَوُ نَوَافَهَمِيْيَا</text:p>
      <text:p text:style-name="P41"/>
      <text:p text:style-name="P41">#133</text:p>
      <text:p text:style-name="P41"><text:span text:style-name="T78">بَ</text:span>اسِ هَپُ جَعْفَارِ</text:p>
      <text:p text:style-name="P41">اَكَمْوَامْبِيَ كْوَا حِيْرِا</text:p>
      <text:p text:style-name="P41">نَعَلِيْ هَيْدَارِ</text:p>
      <text:p text:style-name="P41"><text:soft-page-break/>مْغُ اَكَمُوُمبِيَا</text:p>
      <text:p text:style-name="P41"/>
      <text:p text:style-name="P42">#134</text:p>
      <text:p text:style-name="P43">مُوْيِنِ كَنْڠِيَا كْوَكِ</text:p>
      <text:p text:style-name="P43">كِيْرَا كْوَا مُعْلِمُ وَكِا</text:p>
      <text:p text:style-name="P43">كَمْپَ خَبَرِ زَاكِيْ</text:p>
      <text:p text:style-name="P43">كْوَاوُ هُيَسِكِلِيَا</text:p>
      <text:p text:style-name="P43"/>
      <text:p text:style-name="P43">#135</text:p>
      <text:p text:style-name="P43">اَكِسَ كُيَنُظُمُ</text:p>
      <text:p text:style-name="P43">اَكَلِيَ مُعَلِيْمُ</text:p>
      <text:p text:style-name="P43">كَبَ وَانِتِيَ حَمُ</text:p>
      <text:p text:style-name="P43">هَيُ اُمِزُنَمْبِيَا</text:p>
      <text:p text:style-name="P43"/>
      <text:p text:style-name="P43">#136</text:p>
      <text:p text:style-name="P43">وَنِتِيَ سِكِتِكُ</text:p>
      <text:p text:style-name="P43">نَوِنْغِ وَ مَوُظِكُ</text:p>
      <text:p text:style-name="P43"><text:soft-page-break/>وَلَا نَهُكُ وِنْرَاكُ</text:p>
      <text:p text:style-name="P43">سِوِزِ كُكُزِوِلِيَا</text:p>
      <text:p text:style-name="P43"/>
      <text:p text:style-name="P43">#137</text:p>
      <text:p text:style-name="P43">نِرَا حِمُ كْوَا وِنْدَانِ</text:p>
      <text:p text:style-name="P43">نَهُوْكُ اُحُلِ ڠَانِ</text:p>
      <text:p text:style-name="P43">نَايِ بَابَكُ زَِاتَنِ</text:p>
      <text:p text:style-name="P43">نْدِي<text:span text:style-name="T79">ِ</text:span> وَكُتَغُلِيَا</text:p>
      <text:p text:style-name="P43"/>
      <text:p text:style-name="P43">#138</text:p>
      <text:p text:style-name="P43">نَكُكُكِيْرَا سِتَكِ</text:p>
      <text:p text:style-name="P43">كْوَانِ نَيُوَا نِحَكِيْ</text:p>
      <text:p text:style-name="P43">نِرَاضِ اَلِفُ لَكِ</text:p>
      <text:p text:style-name="P43">نَزَايْدِ كُكْوِتِيَا</text:p>
      <text:p text:style-name="P43"/>
      <text:p text:style-name="P43">#139</text:p>
      <text:p text:style-name="P43">اَكَمْوَمْبِيَا مْوَالِيْمُ</text:p>
      <text:p text:style-name="P43"><text:soft-page-break/>مَمَكُ اَيَفَهَمُ</text:p>
      <text:p text:style-name="P43">كَمْجِبِشَا كَلِيْمُ</text:p>
      <text:p text:style-name="P43">كُوَا سِيَسِكِلِيَا</text:p>
      <text:p text:style-name="P43"/>
      <text:p text:style-name="P43">#140</text:p>
      <text:p text:style-name="P43">اَكَمْ<text:span text:style-name="T21">وَامْبِيَا نِنْرَ زَكُ</text:span></text:p>
      <text:p text:style-name="P44">كَمْوِلِيْزِ نَمَمَكُ</text:p>
      <text:p text:style-name="P44">اُسِكِيْزِ مَتَمْكُ</text:p>
      <text:p text:style-name="P44">نَيِ تَكَيُ كْوَمْبِيَا</text:p>
      <text:p text:style-name="P44"/>
      <text:p text:style-name="P44">#141</text:p>
      <text:p text:style-name="P44">اَكِسَ هِيُ كَلِيْمَ</text:p>
      <text:p text:style-name="P44">نَيِ نْدِيَا كَئَنْدَمَ</text:p>
      <text:p text:style-name="P44">مُيُ اُنَ حَلِيْمَمَ</text:p>
      <text:p text:style-name="P44">كْوَا مَمَكِيْ اَكِغِيَا</text:p>
      <text:p text:style-name="P44"/>
      <text:p text:style-name="P44">#142</text:p>
      <text:p text:style-name="P44"><text:soft-page-break/>كَغِيَ كَوِكَ كِبُ</text:p>
      <text:p text:style-name="P44">كْوَ اُپُوْلِ نَثَوَابُ</text:p>
      <text:p text:style-name="P44">مَمَكِيْ كَتَعَجَبُ</text:p>
      <text:p text:style-name="P44">جَعْفَارِ اَكَمْوَامْبِيَا</text:p>
      <text:p text:style-name="P44"/>
      <text:p text:style-name="P44">#143</text:p>
      <text:p text:style-name="P44">كَمَ سِوِوِ جَعْفَارِ</text:p>
      <text:p text:style-name="P44">وَاُتِشُوْ نَجَوُرِ</text:p>
      <text:p text:style-name="P44">هُغِيَ كَمَ كْوَا سِرِ</text:p>
      <text:p text:style-name="P44">مْتُا اَمِزُكِمْبِيَا</text:p>
      <text:p text:style-name="P44"/>
      <text:p text:style-name="P44">#144</text:p>
      <text:p text:style-name="P44">نَصِيْرِ اَتَمْكِيْ</text:p>
      <text:p text:style-name="P44">نِيْرُيِ كِنُنَ ػَكِ</text:p>
      <text:p text:style-name="P44">عَيْنِ يَمَتُ يَكِ</text:p>
      <text:p text:style-name="P44">هَتَكِ كُتْوَاغَلِيَا</text:p>
      <text:p text:style-name="P44"/>
      <text:p text:style-name="P44"><text:soft-page-break/>#145</text:p>
      <text:p text:style-name="P44">اِوِ مَمَا سِوُظِيْكِ</text:p>
      <text:p text:style-name="P44">تَكْوَامْبِيَ حُجَ يَكِ</text:p>
      <text:p text:style-name="P44">يِوُ اُنَ مْبُوْزِ وَاكِ</text:p>
      <text:p text:style-name="P44">وَوِلِ وَمِپُتِيَا</text:p>
      <text:p text:style-name="P44"/>
      <text:p text:style-name="P44">#146</text:p>
      <text:p text:style-name="P44">وَامِتُكَا صَافُوْنِ</text:p>
      <text:p text:style-name="P44">مِوَاتَنْڠَ حَوَاوُنِ</text:p>
      <text:p text:style-name="P44">كِسَ اَتُوْكَ مْوِتُنِ</text:p>
      <text:p text:style-name="P44">يُوَا نِكَلِ لَنْ<text:span text:style-name="T22">دِيَا</text:span></text:p>
      <text:p text:style-name="P44"/>
      <text:p text:style-name="P45">#147</text:p>
      <text:p text:style-name="P45">اَكَيْنُكَ جَعْفَارِ</text:p>
      <text:p text:style-name="P45">اَكَمْپِجَ نَصِيْرِا</text:p>
      <text:p text:style-name="P45">زِتَكُتُكَ جَوُرِ</text:p>
      <text:p text:style-name="P45">يِوُ نِكِكْوَاغَلِيَا</text:p>
      <text:p text:style-name="P45"><text:soft-page-break/></text:p>
      <text:p text:style-name="P45">#148</text:p>
      <text:p text:style-name="P45">حَپُ مَمَ اسِكِيْرِ</text:p>
      <text:p text:style-name="P45">كَمْشِيْكَ جَعْفَارِ</text:p>
      <text:p text:style-name="P45">اِكِوَا نِمْبَصِيْرِ</text:p>
      <text:p text:style-name="P45">هَيُ حَڠَلِيْكْوَمْبِيَا</text:p>
      <text:p text:style-name="P45"/>
      <text:p text:style-name="P45">#149</text:p>
      <text:p text:style-name="P45">نَصِيْرِ نِرُيَكُ</text:p>
      <text:p text:style-name="P45">مْوَانَغُ مْتُتُ وَاكُا</text:p>
      <text:p text:style-name="P45">كِسَ نِعَوْنِ يَكُا</text:p>
      <text:p text:style-name="P45">وَتَ كُمْتُكُلِيْيَا</text:p>
      <text:p text:style-name="P45"/>
      <text:p text:style-name="P45">#150</text:p>
      <text:p text:style-name="P47">اَلِئِنَمِيَا تِيْنِ</text:p>
      <text:p text:style-name="P47">اَكِوُلِزْوَا هَنِيْنِ</text:p>
      <text:p text:style-name="P47">يَمِكُپَتَ مْوِنْدَانِ</text:p>
      <text:p text:style-name="P47"><text:soft-page-break/>حَيُ نِمِزُكْوَامْبِيَا</text:p>
      <text:p text:style-name="P46"/>
      <text:p text:style-name="P47">#151</text:p>
      <text:p text:style-name="P47">هَپُ مَمَكِ اَجِبُ</text:p>
      <text:p text:style-name="P47">نَصِيْرِ حَتَعَدَبُ</text:p>
      <text:p text:style-name="P47">كِوَا وِوِ نِهَرَابُ</text:p>
      <text:p text:style-name="P47">نَمِ نِيُوَا طِبِيَا</text:p>
      <text:p text:style-name="P47"/>
      <text:p text:style-name="P47">#152</text:p>
      <text:p text:style-name="P47">نَتَكَ زَاكُ خَبَرِ</text:p>
      <text:p text:style-name="P47">حَبَا نِپَ جَعْفَارِ</text:p>
      <text:p text:style-name="P47">اُوْسُ اُسِمِمِ حَرِ</text:p>
      <text:p text:style-name="P47">سُرَا زِمِكُپُتِايَا</text:p>
      <text:p text:style-name="P47"/>
      <text:p text:style-name="P47">#153</text:p>
      <text:p text:style-name="P47">جَعْفَارِ كَبَيِنِ</text:p>
      <text:p text:style-name="P47">وَتَكَ خَبَارِ ڠَنِ</text:p>
      <text:p text:style-name="P47"><text:soft-page-break/>نِكْوَامْبِيِ لُوْغَ ڠَنِ</text:p>
      <text:p text:style-name="P47">كْوَاكُ اِوِ نِمْپِيَا</text:p>
      <text:p text:style-name="P47"/>
      <text:p text:style-name="P47">#154</text:p>
      <text:p text:style-name="P47">كِكْوَامْبِيَ كِعَرَبُ</text:p>
      <text:p text:style-name="P47">نَيُوَا اُتَنِ جِبُ</text:p>
      <text:p text:style-name="P47">تِنَ نَوُنَ عَجَبُ</text:p>
      <text:p text:style-name="P47">مِمِ مِنْيِ كُكْوَمْبِيَا</text:p>
      <text:p text:style-name="P47"/>
      <text:p text:style-name="P47">#155</text:p>
      <text:p text:style-name="P47">كِكُوُلِزَ اَلِكُ</text:p>
      <text:p text:style-name="P47">بَبَا هُنَمْبِيَا هَكُ</text:p>
      <text:p text:style-name="P47">تَنْغُ نِنَا مِمْبَ يَكُ</text:p>
      <text:p text:style-name="P47">اَلِفَرِقِ دُنِيَا</text:p>
      <text:p text:style-name="P47"/>
      <text:p text:style-name="P47">#156</text:p>
      <text:p text:style-name="P47">كِكْوَامْبِيَا نِمُوِنِ</text:p>
      <text:p text:style-name="P47"><text:soft-page-break/>اُتَغِوُ<text:span text:style-name="T23">زَا مَغِيْنِ</text:span></text:p>
      <text:p text:style-name="P48">اُتَنَمْبِيَا وَفِيْنِ</text:p>
      <text:p text:style-name="P48">خِرِ كُيْنْمَلِيَ</text:p>
      <text:p text:style-name="P48"/>
      <text:p text:style-name="P48">#157</text:p>
      <text:p text:style-name="P48">وِوِ حُيُوَا فَرِسِ</text:p>
      <text:p text:style-name="P48">وَلَا مَكَ حُكُيِسِ</text:p>
      <text:p text:style-name="P48">وِنْرِ وَاپِ مَجْلِسِ</text:p>
      <text:p text:style-name="P48">اُكَمُوُنَ عَلِيَا</text:p>
      <text:p text:style-name="P48"/>
      <text:p text:style-name="P48">#158</text:p>
      <text:p text:style-name="P48">جَعْفَارِ كَبَيَنِ</text:p>
      <text:p text:style-name="P48">تُمِوُنَنَ مْوِتُنِ</text:p>
      <text:p text:style-name="P48">صِفَا زَاكِ مُعَيَاَنِ</text:p>
      <text:p text:style-name="P48">اُكِتَكَ تَكْوَمْبِيَا</text:p>
      <text:p text:style-name="P48"/>
      <text:p text:style-name="P48">#159</text:p>
      <text:p text:style-name="P48"><text:soft-page-break/>نِسِكِزَا نَرَادِيْدِ</text:p>
      <text:p text:style-name="P48">كِوَ سِيُ اُنِرُوْدِا</text:p>
      <text:p text:style-name="P48">كِيْمُ ػَكِ هَكِزِيْدِ</text:p>
      <text:p text:style-name="P48">كَمَ ػَنْغُ اَغَلِيَا</text:p>
      <text:p text:style-name="P48"/>
      <text:p text:style-name="P48">#160</text:p>
      <text:p text:style-name="P48">نَلَپِلِ مْبَيَنِ</text:p>
      <text:p text:style-name="P48">نْيِيْ زَاكِ زَا كِطَنِ</text:p>
      <text:p text:style-name="P48">هَكُمِيَا اُپَاءَانِ</text:p>
      <text:p text:style-name="P48">نَكَمَ سِيُ نَمْبِيَا</text:p>
      <text:p text:style-name="P48"/>
      <text:p text:style-name="P48">#161</text:p>
      <text:p text:style-name="P48">نَلَتَتُ اُفَهَمُ</text:p>
      <text:p text:style-name="P48">اُوْنَ تُنْدُ يَكُزِيْمُ</text:p>
      <text:p text:style-name="P48">صِفَا زَكِ ز<text:span text:style-name="T80">ِ</text:span>مِتِمُ</text:p>
      <text:p text:style-name="P48">نِحِزُوْ نِمِكْوَمْبِيَا</text:p>
      <text:p text:style-name="P48"/>
      <text:p text:style-name="P48"><text:soft-page-break/>#162</text:p>
      <text:p text:style-name="P48">نِرَاءُفُ وَ مَنِيْنُ</text:p>
      <text:p text:style-name="P48">كِسَ نِجَڠِنَ مْنُ</text:p>
      <text:p text:style-name="P48">نَوْكِتَكَ مْفَنُ</text:p>
      <text:p text:style-name="P48">هُوْنُ نِمْكُپِجِيَا</text:p>
      <text:p text:style-name="P48"/>
      <text:p text:style-name="P48">#163</text:p>
      <text:p text:style-name="P48">هَيُ اُنَمْبِيَوُ</text:p>
      <text:p text:style-name="P48">نِكْوِيْلِ نْرِيُ يَليْوُ</text:p>
      <text:p text:style-name="P48">نِپَ جِنْسِ يَوِوِ</text:p>
      <text:p text:style-name="P48">هَتَا كُمْفَهَمِيْايَا</text:p>
      <text:p text:style-name="P48"/>
      <text:p text:style-name="P48">#164</text:p>
      <text:p text:style-name="P48">تَكُپَ <text:span text:style-name="T81">تَ</text:span>نْڠُ اَوَالِ</text:p>
      <text:p text:style-name="P48">هِكِ ػَكَ نِثَقِيْلِ</text:p>
      <text:p text:style-name="P48">كِتَڠَ مَئِ نِبَلِ</text:p>
      <text:p text:style-name="P48">بِادِي كِزِعِيْيَا</text:p>
      <text:p text:style-name="P48"><text:soft-page-break/></text:p>
      <text:p text:style-name="P49">#165</text:p>
      <text:p text:style-name="P49">صَدِقِ يَنْڠُ قَوْلِ</text:p>
      <text:p text:style-name="P49">نِمِتَنْڠَ بَرَا هِيْلِ</text:p>
      <text:p text:style-name="P49">مَاءِ هَكُوْنَ مَهَلِ</text:p>
      <text:p text:style-name="P49">حِرَا كِوَا زِنَدِيَ</text:p>
      <text:p text:style-name="P49"/>
      <text:p text:style-name="P49">#166</text:p>
      <text:p text:style-name="P50">حِنْرَا كِوَزَا مُويُنِ</text:p>
      <text:p text:style-name="P50">نِيْ نِدِ جَنِبُ ڠَنِ</text:p>
      <text:p text:style-name="P50">كَوُاُنَ وَتُ مْوِتُنِ</text:p>
      <text:p text:style-name="P50">وَتَتُ وِنْدِمِ نْدِيا</text:p>
      <text:p text:style-name="P50"/>
      <text:p text:style-name="P50">#167</text:p>
      <text:p text:style-name="P51">كَوَاؤُنَ وَكُ مْبَلِ</text:p>
      <text:p text:style-name="P51">كَنِيْنَ تَيْمُهُلِ</text:p>
      <text:p text:style-name="P51">مَرَا نِكَوَاسَئِلِ</text:p>
      <text:p text:style-name="P51"><text:soft-page-break/>پِنْيِ مَاءِ كُنَمْبِيَا</text:p>
      <text:p text:style-name="P51"/>
      <text:p text:style-name="P51">#168</text:p>
      <text:p text:style-name="P51">يَانَ كِڤُلِ كَبِسَ</text:p>
      <text:p text:style-name="P51">هَتَ هَوَاكُيْيِسَا</text:p>
      <text:p text:style-name="P51">نِوَائِن<text:span text:style-name="T82">ِ</text:span> وَاكِتُسَا</text:p>
      <text:p text:style-name="P51">سَلُامُ كَوَاپِسِيَا</text:p>
      <text:p text:style-name="P51"/>
      <text:p text:style-name="P51">#169</text:p>
      <text:p text:style-name="P51">كَمبَ مْوِنْدَاپِ مَتِتِ</text:p>
      <text:p text:style-name="P51">هِكِ نِكِپُنْغُ نَنْتِ</text:p>
      <text:p text:style-name="P51">حِلَ نْدُؤُنِ مُكِتِ</text:p>
      <text:p text:style-name="P51">لِپَتِ كُپِرُكِيْيَا</text:p>
      <text:p text:style-name="P51"/>
      <text:p text:style-name="P51">#170</text:p>
      <text:p text:style-name="P51">نَهِلِ يُوَا سِزُوْرِ</text:p>
      <text:p text:style-name="P51">كُلَنْدَمَ نِ<text:span text:style-name="T83">خَ</text:span>طَارِ</text:p>
      <text:p text:style-name="P51"><text:soft-page-break/>وَلَا زِوُ سِأَخِيْرِ</text:p>
      <text:p text:style-name="P51">كَبَ حُتُسِكِلِيْيَا</text:p>
      <text:p text:style-name="P51"/>
      <text:p text:style-name="P51">#171</text:p>
      <text:p text:style-name="P51">وَكِسِلِيْيَ كَلِيْمَ</text:p>
      <text:p text:style-name="P51">وَكَزُنْغُكِيَ نْيُمَ</text:p>
      <text:p text:style-name="P51">وَاوِلِ وَاكَسِمَمَ</text:p>
      <text:p text:style-name="P51">مْمُيَ كَنِئِلِيَا</text:p>
      <text:p text:style-name="P51"/>
      <text:p text:style-name="P51">#172</text:p>
      <text:p text:style-name="P51">اَكِيَ اَكَبَيِنِ</text:p>
      <text:p text:style-name="P51">كَنِوُلِزَا نِنْيَنِ</text:p>
      <text:p text:style-name="P51">اَوْ وَتُتَكِيَنِ</text:p>
      <text:p text:style-name="P51">خَطَرِ كُتُخُفِيَا</text:p>
      <text:p text:style-name="P51"/>
      <text:p text:style-name="P51">#173</text:p>
      <text:p text:style-name="P52">سِسِ حَتُشِكِ ي<text:span text:style-name="T84">َ</text:span>كُ</text:p>
      <text:p text:style-name="P53"><text:soft-page-break/>وَلَوُ سِنْرُنْغُ زَاكُ</text:p>
      <text:p text:style-name="P53">كَمَ حَيُ مَتَمْكُ</text:p>
      <text:p text:style-name="P53">هَيَپَسِ كُتْوَامْبِيَا</text:p>
      <text:p text:style-name="P53"/>
      <text:p text:style-name="P53">#174</text:p>
      <text:p text:style-name="P53">وِوِ نِمْوَانَ اَدَامُ</text:p>
      <text:p text:style-name="P53">نِمْپُتِزَا قَوْامُ</text:p>
      <text:p text:style-name="P53">تْوَامْبِيِ تُكُفَهَمُ</text:p>
      <text:p text:style-name="P53">كْوَانْدَ تُيُوِ طَبِيَا</text:p>
      <text:p text:style-name="P53"/>
      <text:p text:style-name="P53">#175</text:p>
      <text:p text:style-name="P53">كَوَاجِبِشَ قَوْلِ</text:p>
      <text:p text:style-name="P53">نِ<text:span text:style-name="T85">دِ</text:span>يْنِ يَكِ رَسُوْلِ</text:p>
      <text:p text:style-name="P53">كِوَا وِوِ نِجُهَلِ</text:p>
      <text:p text:style-name="P53">مْبِيْ زَانْغُ نِپُكِيَا</text:p>
      <text:p text:style-name="P53"/>
      <text:p text:style-name="P53">#176</text:p>
      <text:p text:style-name="P54"><text:soft-page-break/>كَسِكِيَ حُفَصِيْرِ</text:p>
      <text:p text:style-name="P54">حُمْو<text:span text:style-name="T86">ِ</text:span>تَ اَبُوْ بَكَرَِا</text:p>
      <text:p text:style-name="P54">اُنْدُ وِوِ نَزُبِيْرِ</text:p>
      <text:p text:style-name="P54">وُوَاوِلِ وَكَيَا</text:p>
      <text:p text:style-name="P54"/>
      <text:p text:style-name="P54">#177</text:p>
      <text:p text:style-name="P54">وَكِيَ وَكَسِيْمَامَ</text:p>
      <text:p text:style-name="P54">اُسُوْ وَاكِنِتِيْزَامَ</text:p>
      <text:p text:style-name="P54">كَبَ مُمِفَهَمَ</text:p>
      <text:p text:style-name="P54">وَاجِهِ وَاكِ نَبِيَا</text:p>
      <text:p text:style-name="P54"/>
      <text:p text:style-name="P54">#178</text:p>
      <text:p text:style-name="P54">حُسِكِيَ هُمْجِبُ</text:p>
      <text:p text:style-name="P54">عَلِيْ بُنُ خَطَبُ</text:p>
      <text:p text:style-name="P55">مَمَ وَمِتَعَجَبُ</text:p>
      <text:p text:style-name="P55">كْوَا وُتِ هُنَغَلِيَا</text:p>
      <text:p text:style-name="P55"/>
      <text:p text:style-name="P55"><text:soft-page-break/>#179</text:p>
      <text:p text:style-name="P55">هُيُ نِاَبُوْ بَكَرِ</text:p>
      <text:p text:style-name="P55">نَحُيُ <text:span text:style-name="T87">حِتْ</text:span>وَا زُبِيْرِا</text:p>
      <text:p text:style-name="P55">نَوِ لَكُ هُفَصِيْرِ</text:p>
      <text:p text:style-name="P55">اِنَ نِكَلِسِكِيْيَا</text:p>
      <text:p text:style-name="P55"/>
      <text:p text:style-name="P55">#180</text:p>
      <text:p text:style-name="P55">اَكَتَمْكَ زَوْجِ</text:p>
      <text:p text:style-name="P55">مِمِ حِتْوَا اَزْوَاجِ</text:p>
      <text:p text:style-name="P55">نَمِ سَسَا نَتَرَاجِ</text:p>
      <text:p text:style-name="P55">نَاءِنَ لَكُ نَمْبِيَ</text:p>
      <text:p text:style-name="P55"/>
      <text:p text:style-name="P55">#181</text:p>
      <text:p text:style-name="P55">كَوَمْبِيَ نِمِكِيْرِا</text:p>
      <text:p text:style-name="P55">نَمِ اِنَ كَفَصِيْرِا</text:p>
      <text:p text:style-name="P55">مِمِ حِتْوَا جَعْفَارِ</text:p>
      <text:p text:style-name="P55">وَ مَوْلَنَا عَلِيْيَا</text:p>
      <text:p text:style-name="P55"><text:soft-page-break/></text:p>
      <text:p text:style-name="P55">#182</text:p>
      <text:p text:style-name="P55">وَنِوُزَا تَرَاتِيْبُ</text:p>
      <text:p text:style-name="P56">وِنْرَاوُ وَپِ غَيْبُ</text:p>
      <text:p text:style-name="P56">حَپُ مَمَا كَوَاجِبُ</text:p>
      <text:p text:style-name="P56">نِتَكَلُ كَوَامْبِيَا</text:p>
      <text:p text:style-name="P56"/>
      <text:p text:style-name="P56">#183</text:p>
      <text:p text:style-name="P56">هُتَ<text:span text:style-name="T88">ڠَ</text:span>ا مَاءِ بَرَانِ</text:p>
      <text:p text:style-name="P56">نِمٖػُوْكَ سِيَوْنِ</text:p>
      <text:p text:style-name="P56">بُزِ وَامِلِشَ يَانِ</text:p>
      <text:p text:style-name="P56">سَسَا كْوَ نْيُ<text:span text:style-name="T88">تَ</text:span> حُلِيَا</text:p>
      <text:p text:style-name="P56"/>
      <text:p text:style-name="P56">#184</text:p>
      <text:p text:style-name="P56">هُكُوْ مُمِزُكُپِةَ</text:p>
      <text:p text:style-name="P56">مَيِ هَمُكُيَكُتَ</text:p>
      <text:p text:style-name="P56">مْبُزِ وَنْغُ وَنَا نْيُتَ</text:p>
      <text:p text:style-name="P56"><text:soft-page-break/>كَمَ مْوَايُوَا نَمْبِيَا</text:p>
      <text:p text:style-name="P56"/>
      <text:p text:style-name="P56">#185</text:p>
      <text:p text:style-name="P56">وَاكَنِجِبُ قَوْلِيْ</text:p>
      <text:p text:style-name="P56">كَبَ كِسِمَ سِمْبَلِ</text:p>
      <text:p text:style-name="P56">لَكِيْ نِ كِنَ ثَقِيْلِ</text:p>
      <text:p text:style-name="P57">رُوْحُ نْيِغِ هُپُتِيَا</text:p>
      <text:p text:style-name="P57"/>
      <text:p text:style-name="P57">#186</text:p>
      <text:p text:style-name="P57">حَيُ مَيِ نِمَتَمُ</text:p>
      <text:p text:style-name="P57">مْفَنُ وَ زَمْزَامُ</text:p>
      <text:p text:style-name="P57">لَكِنِ سِسِا فَهَمُ</text:p>
      <text:p text:style-name="P57">هُػَ كُكِكُرُبِيَا</text:p>
      <text:p text:style-name="P57"/>
      <text:p text:style-name="P58">#187</text:p>
      <text:p text:style-name="P58">اِكِوَا اُمِخِ<text:span text:style-name="T89">تَ</text:span>ارِ</text:p>
      <text:p text:style-name="P58">كُكُپِكَ تُطَيَرِا</text:p>
      <text:p text:style-name="P58"><text:soft-page-break/>وَلَا اُسِتُفَصِيْرِ</text:p>
      <text:p text:style-name="P58">نِسِسِ تْوَلُكْوَامْبِيَا</text:p>
      <text:p text:style-name="P58"/>
      <text:p text:style-name="P58">#188</text:p>
      <text:p text:style-name="P58">وَاكَنِوُنْيَ اُسِيْةَ</text:p>
      <text:p text:style-name="P58">حَپُ نْدِيَا كَفُوَاةَ</text:p>
      <text:p text:style-name="P58">كْوَا مْوِتُنِ واكَپِةَ</text:p>
      <text:p text:style-name="P58">مْبِيِ وَاكَنِتُلِيَا</text:p>
      <text:p text:style-name="P58"/>
      <text:p text:style-name="P58">#189</text:p>
      <text:p text:style-name="P58">كِكُرُبِيَ كِسِمَ</text:p>
      <text:p text:style-name="P58">لِپُوْ بَوُ كَسُكُمَ</text:p>
      <text:p text:style-name="P58">كْوَا كِوَاڤُ كَتَزَامَ</text:p>
      <text:p text:style-name="P58">نَوَوُ حُنَغَلِيْيَا</text:p>
      <text:p text:style-name="P58"/>
      <text:p text:style-name="P58">#190</text:p>
      <text:p text:style-name="P58">جَعْفَرِ اَكَتَمْكَ</text:p>
      <text:p text:style-name="P58"><text:soft-page-break/>اَبُوْ بَكَرِ سِشُتُكِ</text:p>
      <text:p text:style-name="P58">كِسِمَ سِكِفِنِكِ</text:p>
      <text:p text:style-name="P58">نِكَرُوْدِ كُكْوَمْبِيَا</text:p>
      <text:p text:style-name="P58"/>
      <text:p text:style-name="P58">#192</text:p>
      <text:p text:style-name="P58">حَتَ كُكِپَبَوُكَ</text:p>
      <text:p text:style-name="P58">نِنَا فُرَحَا كِتُكَ</text:p>
      <text:p text:style-name="P58">مَلِشُوْنِ كِوَاپِكَ</text:p>
      <text:p text:style-name="P58">مْوِدَا وَيُوَا كُوِنِيَا</text:p>
      <text:p text:style-name="P58"/>
      <text:p text:style-name="P58">#193</text:p>
      <text:p text:style-name="P59">اَوَلِ يَا سَعَ سِةَ</text:p>
      <text:p text:style-name="P59">حَپُ مْبُزِ كْوَاسُةَ</text:p>
      <text:p text:style-name="P59">نَوُنَ وَمِنِيْوَاتَ</text:p>
      <text:p text:style-name="P59">هُتِيْزَا نَكُكِمْبِيَا</text:p>
      <text:p text:style-name="P59"/>
      <text:p text:style-name="P59">#194</text:p>
      <text:p text:style-name="P59"><text:soft-page-break/>كَوَمْبِيَا اِنِرَانِ</text:p>
      <text:p text:style-name="P59">مْوَاكُيُوَا كِسِمَانِ</text:p>
      <text:p text:style-name="P59">لَقِينِ هُوْفَلِيَنِ</text:p>
      <text:p text:style-name="P59">نِمِمِ كُوَاتِكِيْيَا</text:p>
      <text:p text:style-name="P59"/>
      <text:p text:style-name="P59">#195</text:p>
      <text:p text:style-name="P59">وَاكِرَا وَكَسِمَامَ</text:p>
      <text:p text:style-name="P59">كِفِنِشِيْوَ كِسِمَ</text:p>
      <text:p text:style-name="P59">بَاوُ نِكَلِسُكُمَ</text:p>
      <text:p text:style-name="P59">نِوُنِ مْتُ اَكِيَا</text:p>
      <text:p text:style-name="P59"/>
      <text:p text:style-name="P59">#196</text:p>
      <text:p text:style-name="P59">مْكُوْنُ اَكَنِشِكَ</text:p>
      <text:p text:style-name="P59">مَئِ سِيَايَتِكَ</text:p>
      <text:p text:style-name="P59">مَمَ حَپُ كَتَمْكَ</text:p>
      <text:p text:style-name="P59">يَغَضَبُ كَمْوَمْبِيَا</text:p>
      <text:p text:style-name="P59"/>
      <text:p text:style-name="P59"><text:soft-page-break/>#197</text:p>
      <text:p text:style-name="P59">نِكَحِمِدِ كْوَا مْغُ</text:p>
      <text:p text:style-name="P59">كَمْتَيَا نَا بَبَنْغُ</text:p>
      <text:p text:style-name="P59">كَوُلِزَا پِتِ يَنْغُ</text:p>
      <text:p text:style-name="P59">ػَنْدَانِ كَمْڤُلِيَا</text:p>
      <text:p text:style-name="P59"/>
      <text:p text:style-name="P59">#198</text:p>
      <text:p text:style-name="P59">پِتِ اَكَ<text:span text:style-name="T90">يْ</text:span>تَزَامَ</text:p>
      <text:p text:style-name="P59">كَپِوْجَا نَحَلِمَمَ</text:p>
      <text:p text:style-name="P60">كِسَ كَئِتَ كَلِيْمَ</text:p>
      <text:p text:style-name="P60">اِنَ نَلِيْتَرَاجِيْيَا</text:p>
      <text:p text:style-name="P60"/>
      <text:p text:style-name="P60">#199</text:p>
      <text:p text:style-name="P60">اِنَ اَلِيْپُ اُلِيْزَا</text:p>
      <text:p text:style-name="P60">نِسِمْوَمْبِيِ كَيْزَا</text:p>
      <text:p text:style-name="P60">اَكَنِپَ مِوُجِيْزَا</text:p>
      <text:p text:style-name="P60">يَپِتِ كُنِ<text:span text:style-name="T91">تْ</text:span>وَاَلِيْيَا</text:p>
      <text:p text:style-name="P60"><text:soft-page-break/></text:p>
      <text:p text:style-name="P60">#200</text:p>
      <text:p text:style-name="P60">مِنِكِيْزَا سُرَ زَاكُ</text:p>
      <text:p text:style-name="P60">نَصِيْفَا زَنْيُبَا يَكُ</text:p>
      <text:p text:style-name="P60">حَپُ كَيْتَ تَمْكُ</text:p>
      <text:p text:style-name="P60">اِنَ لَنْغُ كَمْوَامْبِيَا</text:p>
      <text:p text:style-name="P60"/>
      <text:p text:style-name="P60">#201</text:p>
      <text:p text:style-name="P61">نِكَمْوَمْبِيَا نَنْيَّكَ</text:p>
      <text:p text:style-name="P61">نِزَزِوِوُ حَقِيْكَ</text:p>
      <text:p text:style-name="P61">نِتِسِيَا زَسُوْ شَكَ</text:p>
      <text:p text:style-name="P61">نَوِوِ تَارِخِ نِتِيْيَا</text:p>
      <text:p text:style-name="P61"/>
      <text:p text:style-name="P61">#202</text:p>
      <text:p text:style-name="P61">خَبَرِ زَانْغُ تِمَمُ</text:p>
      <text:p text:style-name="P61">نِمِكُپَ نِفَهَمُ</text:p>
      <text:p text:style-name="P61">تِنَا نَكَمْوَالِيْمُ</text:p>
      <text:p text:style-name="P61"><text:soft-page-break/>نِمِرُدِ كُمْوَمْبِيَا</text:p>
      <text:p text:style-name="P61"/>
      <text:p text:style-name="P61">#203</text:p>
      <text:p text:style-name="P61">نِمِمُوَاڠَ كْوَا حِرِ</text:p>
      <text:p text:style-name="P61">اَصُبُحِ نِسَفَارِ</text:p>
      <text:p text:style-name="P61">نِوُمْبِيَ كْوَ جَبَارِ</text:p>
      <text:p text:style-name="P61">نَرَضِ كُنِوِلِيَا</text:p>
      <text:p text:style-name="P61"/>
      <text:p text:style-name="P61">#204</text:p>
      <text:p text:style-name="P62">تِنَا نِوُمْبِيَ مْغُ</text:p>
      <text:p text:style-name="P62">تُپِنْدَانِ نَا بَبَنْغُ</text:p>
      <text:p text:style-name="P62">نَمِكِسَا مُيِ وَنْغُ</text:p>
      <text:p text:style-name="P62">تَكُيَ ك<text:span text:style-name="T92">ُ</text:span>وَانْغَلِيَا</text:p>
      <text:p text:style-name="P62"/>
      <text:p text:style-name="P62">#205</text:p>
      <text:p text:style-name="P62">اَكِسِكِيَ قَوُلِ</text:p>
      <text:p text:style-name="P62">مَمَكِ اَسِحِمِلِ</text:p>
      <text:p text:style-name="P62"><text:soft-page-break/>كَتَرَادَدِ عَقِيْلِ</text:p>
      <text:p text:style-name="P62">كْوَا مَكُنْرِّ كَيْتِيَا</text:p>
      <text:p text:style-name="P62"/>
      <text:p text:style-name="P62">#206</text:p>
      <text:p text:style-name="P62">كَيْتُرَا كَيَنْغُشَا</text:p>
      <text:p text:style-name="P62">تِيَتِ اَكِجِيْرُشَا</text:p>
      <text:p text:style-name="P62">حَتَ غُوْ كَمْڤِيْشَا</text:p>
      <text:p text:style-name="P62">هُكُ اَكِمْسُمِيْيَا</text:p>
      <text:p text:style-name="P62"/>
      <text:p text:style-name="P62">#207</text:p>
      <text:p text:style-name="P62">أَلِپُ پَتَ فَهَمُ</text:p>
      <text:p text:style-name="P62">كُمُحِمِدِ كَرِيْمُ</text:p>
      <text:p text:style-name="P62">كِسَ اَكَتَكَلَمُ</text:p>
      <text:p text:style-name="P62">مْغُ اَكَمُوُمْبِيَا</text:p>
      <text:p text:style-name="P62"/>
      <text:p text:style-name="P62">#208</text:p>
      <text:p text:style-name="P62">يَا اللّٰهُ مُوْلَ وَننْغُ</text:p>
      <text:p text:style-name="P62"><text:soft-page-break/>نِنُوْ<text:span text:style-name="T24">صُرِيَ مْوَنَڠُ</text:span></text:p>
      <text:p text:style-name="P63">نَوَنَ وَ وِنْدَانِ وَنْغُ</text:p>
      <text:p text:style-name="P63">حِفُظِنِ نِتِلِيَا</text:p>
      <text:p text:style-name="P63"/>
      <text:p text:style-name="P63">#209</text:p>
      <text:p text:style-name="P63">اِنِرَا هُوِ مَظَرَا</text:p>
      <text:p text:style-name="P63">نِرَضِ اَلِفُ مَرَا</text:p>
      <text:p text:style-name="P63">نَوِ اِوَا نَفِكِيْرَا</text:p>
      <text:p text:style-name="P63">مُوْيُ نِمِكُرِضِيْيَا</text:p>
      <text:p text:style-name="P63"/>
      <text:p text:style-name="P63">#210</text:p>
      <text:p text:style-name="P63">مِمِ اُيَپُ نِوُضِ</text:p>
      <text:p text:style-name="P63">سِتُتُكُوَا غَيْضِيْ</text:p>
      <text:p text:style-name="P63">اِكِوَا وَتَكَ رَاضِ</text:p>
      <text:p text:style-name="P63">نَكْوَا عَلِيْ زِغِيَ</text:p>
      <text:p text:style-name="P63"/>
      <text:p text:style-name="P63">#211</text:p>
      <text:p text:style-name="P63"><text:soft-page-break/>اُػِنْرَا اُوِ نْيَّوُنِ</text:p>
      <text:p text:style-name="P63">كْوَا بَبَكُ اُوِ تِيْنِ</text:p>
      <text:p text:style-name="P63">نَأَتَكَلُ بَئِيْنِ</text:p>
      <text:p text:style-name="P63">كْوَاكُ لِوِ مَرِضِيَا</text:p>
      <text:p text:style-name="P63"/>
      <text:p text:style-name="P63">#212</text:p>
      <text:p text:style-name="P63">اُكِسَ اُوِ لِيْسَانِ</text:p>
      <text:p text:style-name="P63">كْوَا رُزَكُ نَوِنْدَانِ</text:p>
      <text:p text:style-name="P63">فُوَاتَ تُمْوَا امِيْنِ</text:p>
      <text:p text:style-name="P63">وَدَامِ يَكِيْ طَبِيَا</text:p>
      <text:p text:style-name="P63"/>
      <text:p text:style-name="P63">#213</text:p>
      <text:p text:style-name="P63">نَمْتُمِ مُحَمَّدِا</text:p>
      <text:p text:style-name="P63">حَنَا بُدِ كُكُزِيْدِا</text:p>
      <text:p text:style-name="P63">هَا اللّٰه هَا اللّٰه جِتِهَدِ</text:p>
      <text:p text:style-name="P63">ڠَاءَ اُپَتِ وَاصِيْيَا</text:p>
      <text:p text:style-name="P63"/>
      <text:p text:style-name="P63"><text:soft-page-break/>#214</text:p>
      <text:p text:style-name="P63">مْوَانَ بِنْتِ حَبِبُ</text:p>
      <text:p text:style-name="P63">كِتِيْ نَيِ كْوَا ثَوَبُ</text:p>
      <text:p text:style-name="P63">كْوَاكِا اُوِ نَعَدَابُ</text:p>
      <text:p text:style-name="P63">اُطِيْعِ نَكْوَڠُ<text:span text:style-name="T25">كِ</text:span>يَا</text:p>
      <text:p text:style-name="P63"/>
      <text:p text:style-name="P64">#215</text:p>
      <text:p text:style-name="P64">كِسَا مَمَ كَفَصِيْرِ</text:p>
      <text:p text:style-name="P64">اَكَمْوَمْبِيَا جَعْفَارِ</text:p>
      <text:p text:style-name="P64">اِنْرَا كَوَاڠِا سَفَارِ</text:p>
      <text:p text:style-name="P64">اُسِكُ اُسِيَڠِيْيَا</text:p>
      <text:p text:style-name="P64"/>
      <text:p text:style-name="P64">#216</text:p>
      <text:p text:style-name="P65">كَمُوَاڠِا تِيْتِ يَكُ</text:p>
      <text:p text:style-name="P65">نَمْكِ و<text:span text:style-name="T58">َ</text:span> مْوَلِمُ وَاكُ</text:p>
      <text:p text:style-name="P65">نَجَمِيْعِ يَوِزَاكُ</text:p>
      <text:p text:style-name="P65">كْوَا <text:span text:style-name="T59">حِ</text:span>رِ اُكِوَامْبِيَا</text:p>
      <text:p text:style-name="P65"><text:soft-page-break/></text:p>
      <text:p text:style-name="P65">#217</text:p>
      <text:p text:style-name="P65">كِسَا حَپُ كَيْنُكَ</text:p>
      <text:p text:style-name="P65">جَعْفَرِ اَكَتُكَ</text:p>
      <text:p text:style-name="P65">كْوَا تِتِ يَكِ كَفِيْكَ</text:p>
      <text:p text:style-name="P65">خَبَرِ اَكَمْوَامْبِيَا</text:p>
      <text:p text:style-name="P65"/>
      <text:p text:style-name="P65">#218</text:p>
      <text:p text:style-name="P66">اَكِنْرَا اَكَنُظُمُ</text:p>
      <text:p text:style-name="P66">كْوَا مْكِ وَا مْوَلِمُ</text:p>
      <text:p text:style-name="P66">وُتِ كَوَاپَ تِمَامُ</text:p>
      <text:p text:style-name="P66">كُلَ نِنُ كَوَمْبِيَا</text:p>
      <text:p text:style-name="P66"/>
      <text:p text:style-name="P66">#219</text:p>
      <text:p text:style-name="P66">نِمِوَائَڠَ وِنْدَانِ</text:p>
      <text:p text:style-name="P66">كُوَامْبِيَ كْوِ حِرِانِ</text:p>
      <text:p text:style-name="P66">كْوَ مْغُ نِوُمْبِيَنِ</text:p>
      <text:p text:style-name="P66"><text:soft-page-break/>نَمِمِ تَوَاُمْبِيَا</text:p>
      <text:p text:style-name="P66"/>
      <text:p text:style-name="P66">#220</text:p>
      <text:p text:style-name="P66">اِوَ نِ رَضِ نْرُزَانْغُ</text:p>
      <text:p text:style-name="P66">نِنْرَا كِتِ نَبَبَنغُ</text:p>
      <text:p text:style-name="P66">نَحُوْنُ نِمُيِ وَنْغُ</text:p>
      <text:p text:style-name="P66">سِنَا بُدِ كُرِجِيْيَا</text:p>
      <text:p text:style-name="P66"/>
      <text:p text:style-name="P66">#221</text:p>
      <text:p text:style-name="P66">كَوَاڠَا وِنْدَا نِوَاكِ</text:p>
      <text:p text:style-name="P66">اَكَرُدِ كُيَ زَاكِ</text:p>
      <text:p text:style-name="P66">اَكَمْوَمْبِيَا مَمَكِيْ</text:p>
      <text:p text:style-name="P66">فِرَاشَا نِػَنْدِكِيَا</text:p>
      <text:p text:style-name="P66"/>
      <text:p text:style-name="P66">#222</text:p>
      <text:p text:style-name="P66">حَپُ مَڠُوْ كَو<text:span text:style-name="T60">ُ</text:span>شَى</text:p>
      <text:p text:style-name="P66">اَلِپُ پَنْرَّا فِرَاشَا</text:p>
      <text:p text:style-name="P66"><text:soft-page-break/>اَكَمْبَ مَمَا نَمشَا</text:p>
      <text:p text:style-name="P66">كَمَ سِكُفَهَمِيَا</text:p>
      <text:p text:style-name="P66"/>
      <text:p text:style-name="P66">#223</text:p>
      <text:p text:style-name="P66">مِمِ كُكُوْ اَكِوِيْكَ</text:p>
      <text:p text:style-name="P66">سِكُ زُتِ هُ<text:span text:style-name="T26">يْ</text:span>نُكَ</text:p>
      <text:p text:style-name="P108">اِلَا يِوُ نِمِػُكَ</text:p>
      <text:p text:style-name="P108">مَرَا سِتُفَهَمِيَا</text:p>
      <text:p text:style-name="P67"/>
      <text:p text:style-name="P108">#224</text:p>
      <text:p text:style-name="P108">تِنَا نَتَكَ كُتُكَ</text:p>
      <text:p text:style-name="P108">سَعَا كُمِ زِكِفِيْكَ</text:p>
      <text:p text:style-name="P108">هَتَ كُكِپَبَوُكَ</text:p>
      <text:p text:style-name="P108">نِوِكُ كَتِكَ نْدِيَا</text:p>
      <text:p text:style-name="P67"/>
      <text:p text:style-name="P108">#225</text:p>
      <text:p text:style-name="P108">اَكَلَلَا كِپُلِيْكَ</text:p>
      <text:p text:style-name="P108"><text:soft-page-break/>كُكُوُ وَ كْوَانْدَ كُوِكَا</text:p>
      <text:p text:style-name="P108">مَمَكِ اَكَيْنُوْكَ</text:p>
      <text:p text:style-name="P108">ػَكُلَ كَمْپِكِيْيَا</text:p>
      <text:p text:style-name="P67"/>
      <text:p text:style-name="P108">#226</text:p>
      <text:p text:style-name="P108">وَپِيْلِ اَكَفَصِيْرِا</text:p>
      <text:p text:style-name="P108">كَمْوَامْشَا جَعْفَارِ</text:p>
      <text:p text:style-name="P108">هَيَا نِا ءَلْفَجِيْرِ</text:p>
      <text:p text:style-name="P108">صَلَا اِمِسِمَمِيَا</text:p>
      <text:p text:style-name="P67"/>
      <text:p text:style-name="P68">#227</text:p>
      <text:p text:style-name="P68">جَعْفَارِ كَنُظُمُ</text:p>
      <text:p text:style-name="P68">يِوُ سِكُيفَهَمُ</text:p>
      <text:p text:style-name="P68">حَپُ اَكَكَلِيْمُ</text:p>
      <text:p text:style-name="P68">اَكَتُكَ هُسِنْدِيَا</text:p>
      <text:p text:style-name="P68"/>
      <text:p text:style-name="P68">#228</text:p>
      <text:p text:style-name="P68"><text:soft-page-break/>كُوَ اُسُ كْوَا مَكِنِ</text:p>
      <text:p text:style-name="P68">نَكِسَ اَكَبَيِنِ</text:p>
      <text:p text:style-name="P68">نِنْرَاوُ مْسِكِتِنِ</text:p>
      <text:p text:style-name="P68">ناصِرِ نِيَمْش<text:span text:style-name="T61">ِ</text:span>يَا</text:p>
      <text:p text:style-name="P68"/>
      <text:p text:style-name="P68">#229</text:p>
      <text:p text:style-name="P68">اَكَتُكَ جَعْفَرِ</text:p>
      <text:p text:style-name="P68">اَكِنِرَا كَذِكِر<text:span text:style-name="T62">ِ</text:span>ا</text:p>
      <text:p text:style-name="P68">صَلَا يَا الْفَجيْرِ</text:p>
      <text:p text:style-name="P68">كْرَ اَكَيْصَلِيَا</text:p>
      <text:p text:style-name="P68"/>
      <text:p text:style-name="P68">#230</text:p>
      <text:p text:style-name="P68">اَكَرُدِ جَعْفَرِ</text:p>
      <text:p text:style-name="P68">ن<text:span text:style-name="T63">َ</text:span>ػَكُلَ كِطَيَرِا</text:p>
      <text:p text:style-name="P68">كُلَ نَنْرُيِ نَصِيْرِ</text:p>
      <text:p text:style-name="P68">نَمْوَلِمُ ك<text:span text:style-name="T64">َ</text:span>تُكِيْيَا</text:p>
      <text:p text:style-name="P68"/>
      <text:p text:style-name="P68"><text:soft-page-break/>#231</text:p>
      <text:p text:style-name="P68">وَكَتَغَنْيَ مِكُنُ</text:p>
      <text:p text:style-name="P68">وَكَكِتِ كْوَ مْفَنُ</text:p>
      <text:p text:style-name="P68">اَكَنِيْنَ نَمَنِيْنُ</text:p>
      <text:p text:style-name="P68">رُيَكِ اَكِمْوَمْبِيَا</text:p>
      <text:p text:style-name="P68"/>
      <text:p text:style-name="P68">#232</text:p>
      <text:p text:style-name="P68">اَكَمْوَمْبِيَا نَصِيْرِ</text:p>
      <text:p text:style-name="P68">يِوُ رُيَغُ كْوَا حِرِا</text:p>
      <text:p text:style-name="P68">تَكَپُ رُدِ <text:span text:style-name="T27">سَفَرِ</text:span></text:p>
      <text:p text:style-name="P69">تَمَشَا تَكُوِتِيْيَا</text:p>
      <text:p text:style-name="P69"/>
      <text:p text:style-name="P69">#233</text:p>
      <text:p text:style-name="P69">اَكَمْجِبُ اُپِسِ</text:p>
      <text:p text:style-name="P69">نِتِيَ نَمِ فَرَاسِ</text:p>
      <text:p text:style-name="P69">نْيَّمَ هُيُ سِمُئِسِ</text:p>
      <text:p text:style-name="P69">نَتَكَا كُمْوَغَلِيَا</text:p>
      <text:p text:style-name="P69"><text:soft-page-break/></text:p>
      <text:p text:style-name="P69">#234</text:p>
      <text:p text:style-name="P69">كِسَ هَپُ كَتَمْكَ</text:p>
      <text:p text:style-name="P69">هَيَا مَمَنْڠُ هُتُكَ</text:p>
      <text:p text:style-name="P69">نَمَمَكِ كَيْنُكَ</text:p>
      <text:p text:style-name="P69">صَدَاقَ كَمْتُلِيَا</text:p>
      <text:p text:style-name="P69"/>
      <text:p text:style-name="P69">#235</text:p>
      <text:p text:style-name="P69">هَپُ مَمَكِ اَپِتَ</text:p>
      <text:p text:style-name="P69">اَنِنْرِ اَمْفُوَاتَ</text:p>
      <text:p text:style-name="P69">اَكَمْتُپِيْيَ نَمَتُ</text:p>
      <text:p text:style-name="P69">نَمغُ كُمُوُمْبِيَ</text:p>
      <text:p text:style-name="P69"/>
      <text:p text:style-name="P69">#236</text:p>
      <text:p text:style-name="P69">هُيُ <text:span text:style-name="T29">نَ</text:span>صِيْرِ مْوَلِمُ</text:p>
      <text:p text:style-name="P69">مْسُمِشِ اَ<text:span text:style-name="T28">خِ</text:span>تِيْمُ</text:p>
      <text:p text:style-name="P69">مْفُزِْشِ نَعِلِمُ</text:p>
      <text:p text:style-name="P69"><text:soft-page-break/>عَدَ يَكِ تَكْوِتِيَ</text:p>
      <text:p text:style-name="P69"/>
      <text:p text:style-name="P70">#237</text:p>
      <text:p text:style-name="P71">اَكَتُكَ جَعْفَارِ</text:p>
      <text:p text:style-name="P71">هَپُ كَلِيَ نَصِيْرِا</text:p>
      <text:p text:style-name="P71">مَمَكِ اَكَفَصِيْرِ</text:p>
      <text:p text:style-name="P71">اُسِكُ اَتَرِجِيَا</text:p>
      <text:p text:style-name="P71"/>
      <text:p text:style-name="P71">#238</text:p>
      <text:p text:style-name="P71">نَصِيْرِ اَكَتَمْكَ</text:p>
      <text:p text:style-name="P71">نَمُيُوَا اِنْرَا مَكَهْ</text:p>
      <text:p text:style-name="P71">كُتُغَ هَڠَلِتُكَ</text:p>
      <text:p text:style-name="P71">اَسِپُ أِيُوْنَ نْدِيَا</text:p>
      <text:p text:style-name="P71"/>
      <text:p text:style-name="P71">#239</text:p>
      <text:p text:style-name="P71">اَوْ يَانَ سِكُوِكُ</text:p>
      <text:p text:style-name="P71">اُكَمْوَمْبِيَ تَمْكُ</text:p>
      <text:p text:style-name="P71"><text:soft-page-break/>كَوَاڠِا وِنْدَانِ وَاكُ</text:p>
      <text:p text:style-name="P71">يُتِ نَلِيَسِكِيَا</text:p>
      <text:p text:style-name="P71"/>
      <text:p text:style-name="P71">#240</text:p>
      <text:p text:style-name="P71">اَوْ وِنْرَا مَتُڠَانِ</text:p>
      <text:p text:style-name="P71">غُوْ هُتُكُلِيَنِ</text:p>
      <text:p text:style-name="P71">سِكُ زُتِ سِمُوُنِ</text:p>
      <text:p text:style-name="P71">حَتَ هَيُ كُنَمْبِيَا</text:p>
      <text:p text:style-name="P71"/>
      <text:p text:style-name="P71">#241</text:p>
      <text:p text:style-name="P71">جَعْفَرِ اَكَبَيِنِ</text:p>
      <text:p text:style-name="P71">سَسَا اُمِلِلِيَنِ</text:p>
      <text:p text:style-name="P71">تْوَالِئَڠَانَ نَنْنِ</text:p>
      <text:p text:style-name="P71">مَنِنُ نَكُكْوَمْبِيَا</text:p>
      <text:p text:style-name="P71"/>
      <text:p text:style-name="P71">#242</text:p>
      <text:p text:style-name="P71">نَكَمَ هُكُرِظِيْكَ</text:p>
      <text:p text:style-name="P71"><text:soft-page-break/>نَمْبِيَ نِسِيَتُكَ</text:p>
      <text:p text:style-name="P71">هُنَا حَجَ كُؤُظ<text:span text:style-name="T30">ِيْكَ</text:span></text:p>
      <text:p text:style-name="P72">سِكِتِكُ كُنِتِيْيَا</text:p>
      <text:p text:style-name="P72"/>
      <text:p text:style-name="P72">#243</text:p>
      <text:p text:style-name="P72">اَكَمْجِبُ تَمْكُ</text:p>
      <text:p text:style-name="P72">سِكُئِزَا هَيَ يَكُ</text:p>
      <text:p text:style-name="P72">سِكُزُتِ هُوَا نِكُ</text:p>
      <text:p text:style-name="P72">هَمُنِوُنِ كُلِيْيَا</text:p>
      <text:p text:style-name="P72"/>
      <text:p text:style-name="P72">#244</text:p>
      <text:p text:style-name="P72">سَسَا هَيَا نِثَقِيْلِ</text:p>
      <text:p text:style-name="P72">نِمِزُ يَتَعَمَلِ</text:p>
      <text:p text:style-name="P72">تَكُوَا مَتُلِ تُوْلِ</text:p>
      <text:p text:style-name="P72">زِوُ زَاكُ زَاكُغِيَا</text:p>
      <text:p text:style-name="P72"/>
      <text:p text:style-name="P72">#245</text:p>
      <text:p text:style-name="P72"><text:soft-page-break/>نَصِيْرِ اَكَبَيِنِ</text:p>
      <text:p text:style-name="P72">اَتَكُپِكَ مَنَّانِ</text:p>
      <text:p text:style-name="P72">سَلَامَ نَسَلِمِيْنِ</text:p>
      <text:p text:style-name="P72">كْوَا عَفُوَا نَعَفِيَا</text:p>
      <text:p text:style-name="P72"/>
      <text:p text:style-name="P72">#246</text:p>
      <text:p text:style-name="P72">هَپُ نْدِيَا كَيَدَاَمَ</text:p>
      <text:p text:style-name="P72">كِنِرَا كُتُسِمَامَ</text:p>
      <text:p text:style-name="P72">سَعَ كُمِ اِكِكُمَ</text:p>
      <text:p text:style-name="P72">نَايِ مَكَ اَمِڠِيْيَا</text:p>
      <text:p text:style-name="P72"/>
      <text:p text:style-name="P72">#247</text:p>
      <text:p text:style-name="P72">مَكَ اَلِپُ جِلِيْسِ</text:p>
      <text:p text:style-name="P72">كْوَا بَبَكِ هَكُئِسِا</text:p>
      <text:p text:style-name="P72">كَمْبَ نْدِيَا سِكُكِسِ</text:p>
      <text:p text:style-name="P72">كْوَانْدَ تَيْكِتِلِيَا</text:p>
      <text:p text:style-name="P72"/>
      <text:p text:style-name="P73"><text:soft-page-break/>#248</text:p>
      <text:p text:style-name="P74">اَكَكِتِ جَعْفَارِ</text:p>
      <text:p text:style-name="P74">اَكَمووْنَ زُبِيْرِا</text:p>
      <text:p text:style-name="P74">اِنْدِمِيْنِ نَا بَشِيْرِ</text:p>
      <text:p text:style-name="P74">مْكٗنٗ اَكَوَيْنُلِيَ</text:p>
      <text:p text:style-name="P74"/>
      <text:p text:style-name="P74">#249</text:p>
      <text:p text:style-name="P74">مْكٗنٗ كَوَتَزَامَ</text:p>
      <text:p text:style-name="P74">زُبَيْرِ اَكَسِمَامَ</text:p>
      <text:p text:style-name="P74">اَكَمْوَامْبِيَ حَشِيْمَ</text:p>
      <text:p text:style-name="P74">مْڠِيْنِ وِتُ مْڠِيَا</text:p>
      <text:p text:style-name="P74"/>
      <text:p text:style-name="P74">#250</text:p>
      <text:p text:style-name="P74">كَمُوُلِزَا اَمِيْنِ</text:p>
      <text:p text:style-name="P74">مْڠِيْنِ وِتُ نِنْيَنِ</text:p>
      <text:p text:style-name="P74">وَسِكِيَ هُبَيِنِ</text:p>
      <text:p text:style-name="P74">نِپَ مْكُنُ نَبِيَا</text:p>
      <text:p text:style-name="P74"><text:soft-page-break/></text:p>
      <text:p text:style-name="P74">#251</text:p>
      <text:p text:style-name="P74">زُبِيْرِ كَتَعَجَبُ</text:p>
      <text:p text:style-name="P74">وَمُيُوَاپِ حَبِبُ</text:p>
      <text:p text:style-name="P74">جَعْفَارِ اَكَمْجِيْبُ</text:p>
      <text:p text:style-name="P74">وَجِهِ وَكِ نَبِيَا</text:p>
      <text:p text:style-name="P74"/>
      <text:p text:style-name="P74">#252</text:p>
      <text:p text:style-name="P74">كِسَ حَپُ اَبَيِيْنِ</text:p>
      <text:p text:style-name="P74">كْوَا بَبَنْغُ نِپِكَنِ</text:p>
      <text:p text:style-name="P74">كَمْتُكُوَا اَمِيْنِ</text:p>
      <text:p text:style-name="P74">كِنْرَا نَيِ كْوَ عَلِيَ</text:p>
      <text:p text:style-name="P74"/>
      <text:p text:style-name="P74">#253</text:p>
      <text:p text:style-name="P74">اَلِپُ كْوِرَ س<text:span text:style-name="T93">َئِ</text:span>دِ</text:p>
      <text:p text:style-name="P74">نْدِ اَكَپِجَ هُوْدِ</text:p>
      <text:p text:style-name="P75">فَطِيْمَ اَكَرَادِدِ</text:p>
      <text:p text:style-name="P75"><text:soft-page-break/>اَك<text:span text:style-name="T94">َ</text:span>بَ هَكُ عَلِيَا</text:p>
      <text:p text:style-name="P75"/>
      <text:p text:style-name="P75">#254</text:p>
      <text:p text:style-name="P75">كَمُوُلِيْزَا حُسِيْنِ</text:p>
      <text:p text:style-name="P75">اَمْكُوَوُ نِنْيَنِ</text:p>
      <text:p text:style-name="P75">كِجَانَ اَكَبَيِنِ</text:p>
      <text:p text:style-name="P75">نِا جَدِ يَنْغُ سِكِيَا</text:p>
      <text:p text:style-name="P75"/>
      <text:p text:style-name="P75">#255</text:p>
      <text:p text:style-name="P75">نِجَدِ يَنْغُ رَسُوْلِ</text:p>
      <text:p text:style-name="P75">يِيِ نَمْتُ وَپِيْلِ</text:p>
      <text:p text:style-name="P75">اَكِسِكِيْيَ قَوْلِيْ</text:p>
      <text:p text:style-name="P75">كَتُكَ كُمْوَنْڠَلِيَا</text:p>
      <text:p text:style-name="P75"/>
      <text:p text:style-name="P75">#256</text:p>
      <text:p text:style-name="P75">اَكِتُكَا جَعْفَارِ</text:p>
      <text:p text:style-name="P75">كَمُوُلِيْزَا خَبَارِ</text:p>
      <text:p text:style-name="P75"><text:soft-page-break/>اَكِيْكُمَ كَفَصِيْرِ</text:p>
      <text:p text:style-name="P75">فَطِيْمَ اَكَمْوَامْبِيَا</text:p>
      <text:p text:style-name="P75"/>
      <text:p text:style-name="P75">#257</text:p>
      <text:p text:style-name="P75">فَطِيْمَ كَتَكَلَمُ</text:p>
      <text:p text:style-name="P75">اَكَمُوُلِزَا حَشِمُ</text:p>
      <text:p text:style-name="P75">بَبَا سِيَمْفَهَمُ</text:p>
      <text:p text:style-name="P75">كِجَانَ هُيُ نَمْبِيَا</text:p>
      <text:p text:style-name="P75"/>
      <text:p text:style-name="P75">#258</text:p>
      <text:p text:style-name="P75">سِكُوْ زُتِ سِمُيُوِ</text:p>
      <text:p text:style-name="P75">اِنَ لَكِ نْرِيِ نْيَانِ</text:p>
      <text:p text:style-name="P75">مْتُمِ اَكَبَيِنِ</text:p>
      <text:p text:style-name="P75">فَطِيْمَ اَكَمْوَمْبِيْيَ</text:p>
      <text:p text:style-name="P75"/>
      <text:p text:style-name="P76">#259</text:p>
      <text:p text:style-name="P77">اَكَمْوَامْبِيَ بَشِيْرِ</text:p>
      <text:p text:style-name="P77"><text:soft-page-break/>هُيُ نْرِيِ جَعْفَرِا</text:p>
      <text:p text:style-name="P77">وَ عَلِيْ حَيْدَارِ</text:p>
      <text:p text:style-name="P77">حِزُ سُوْرَ هُكْوَمْبِيَا</text:p>
      <text:p text:style-name="P77"/>
      <text:p text:style-name="P77">#260</text:p>
      <text:p text:style-name="P77">حَپُ سَيِدِ اَمِيْنِ</text:p>
      <text:p text:style-name="P77">اَكَمْتُمَ حُسِيْنِ</text:p>
      <text:p text:style-name="P77">اِنِرَا مْسِكِتِيْنِ</text:p>
      <text:p text:style-name="P77">بَبَكُ نَمْكُلِيَا</text:p>
      <text:p text:style-name="P77"/>
      <text:p text:style-name="P77">#261</text:p>
      <text:p text:style-name="P77">حَپُ كَتُكَ حُسِيْنِ</text:p>
      <text:p text:style-name="P77">كَفِيْكَ مْسِكِتِنِ</text:p>
      <text:p text:style-name="P77">بَبَا مِكُيَ مْغِيْنِ</text:p>
      <text:p text:style-name="P77">هُكْوَامْكُوَا نَبِيَا</text:p>
      <text:p text:style-name="P77"/>
      <text:p text:style-name="P77">#262</text:p>
      <text:p text:style-name="P77"><text:soft-page-break/>كُوْنَ كِجَانَ مْزُرِ</text:p>
      <text:p text:style-name="P77">ػِنْدِمِيْنِ نَا بَشِيْرِا</text:p>
      <text:p text:style-name="P77">نَا اِنَ نِجَعْفَرِ</text:p>
      <text:p text:style-name="P77">نِهِلُ نِمِكْوَمْبِيَا</text:p>
      <text:p text:style-name="P77"/>
      <text:p text:style-name="P77">#263</text:p>
      <text:p text:style-name="P77">ػَمْبِوَا حِيُ كَلِيْمَ</text:p>
      <text:p text:style-name="P77">پَپُ نْدِيَا كَئَنْدَامَ</text:p>
      <text:p text:style-name="P77">مْلَغُوْنِ اَكَيْكُمَ</text:p>
      <text:p text:style-name="P77">سَلَامُ كَوَپِجِيَا</text:p>
      <text:p text:style-name="P77"/>
      <text:p text:style-name="P77">#264</text:p>
      <text:p text:style-name="P77">سَلَامَُ كَفَصِيْرِ</text:p>
      <text:p text:style-name="P77">حَپُ عَلِيْ حَيْدَارِ</text:p>
      <text:p text:style-name="P77">اَكَيْنُكَ جَعْفَارِ</text:p>
      <text:p text:style-name="P77">مْكُنُ كَمْپُكِيْيَا</text:p>
      <text:p text:style-name="P77"/>
      <text:p text:style-name="P77"><text:soft-page-break/>#265</text:p>
      <text:p text:style-name="P77">عَلِيْ كِتَ تَمْكُ</text:p>
      <text:p text:style-name="P77">نِسَلَامَ اُتُكَكُ</text:p>
      <text:p text:style-name="P77">جُمْلَ وَزِيْ وَاكُ</text:p>
      <text:p text:style-name="P77">حَلِ زَاوُ نِئَمْبِيَا</text:p>
      <text:p text:style-name="P77"/>
      <text:p text:style-name="P77">#266</text:p>
      <text:p text:style-name="P77">اَكَمْجِبُ كَلِيْمَ</text:p>
      <text:p text:style-name="P77">نِتُ<text:span text:style-name="T95">كَ</text:span>كُوْ نِسَلَامَ</text:p>
      <text:p text:style-name="P77">سِيُوِ يَحُكُوْ نْيُمَ</text:p>
      <text:p text:style-name="P78">سِپَتِ لَا كُكْوَمْبِيَا</text:p>
      <text:p text:style-name="P78"/>
      <text:p text:style-name="P78">#267</text:p>
      <text:p text:style-name="P78">تِنَ بَابَ مُعَلِيْمُ</text:p>
      <text:p text:style-name="P78">نَمَمَ وَاكُسَلِمُ</text:p>
      <text:p text:style-name="P78">وَعَلَيْكَ سَلَامُ</text:p>
      <text:p text:style-name="P78">عَلِيْ اَكِپُكِيْيَا</text:p>
      <text:p text:style-name="P78"><text:soft-page-break/></text:p>
      <text:p text:style-name="P78">#268</text:p>
      <text:p text:style-name="P78">عَلِيْ اَكَبَيِيْنِ</text:p>
      <text:p text:style-name="P78">نِ<text:span text:style-name="T96">مِ</text:span>كُغُوْجَا نْدِيَنِ</text:p>
      <text:p text:style-name="P78">وَلِتُكَ زِؤُ ڠَانِ</text:p>
      <text:p text:style-name="P78">بُنَ اُمِلِمَتِيْيَ</text:p>
      <text:p text:style-name="P78"/>
      <text:p text:style-name="P78">#269</text:p>
      <text:p text:style-name="P78">اَكَمْجِبُ قَوْلِ</text:p>
      <text:p text:style-name="P78">اَصُبُحِ نَلِيْصَلِ</text:p>
      <text:p text:style-name="P78">لَكِنِ بَبَا نِمْبَلِ</text:p>
      <text:p text:style-name="P78">اِنَ اُرِفُ يُنْدِيَا</text:p>
      <text:p text:style-name="P78"/>
      <text:p text:style-name="P78">#270</text:p>
      <text:p text:style-name="P79">نَمِ كِپَتَ يَڠَاانِ</text:p>
      <text:p text:style-name="P79">پَانَ مْتِرِ نْدِيَنِ</text:p>
      <text:p text:style-name="P79">يَلِنِتُكَ مُيُوْنِ</text:p>
      <text:p text:style-name="P79"><text:soft-page-break/>يَلِيْ وَلِيُ نَمْبِيَا</text:p>
      <text:p text:style-name="P79"/>
      <text:p text:style-name="P79">#271</text:p>
      <text:p text:style-name="P79">كَيِوَاتَ يَكُڤُلِ</text:p>
      <text:p text:style-name="P79">كَئَنْدَمَ حِيُ يَپِلِ</text:p>
      <text:p text:style-name="P79">حَتَ نِكِتَعَمَلِيْ</text:p>
      <text:p text:style-name="P79">سَعَ اِمِنِپُتِيْيَا</text:p>
      <text:p text:style-name="P79"/>
      <text:p text:style-name="P79">#272</text:p>
      <text:p text:style-name="P79">كِسَ اُوِنْڠَ كَيِتَ</text:p>
      <text:p text:style-name="P79">اِيُ لَبَرَ كَپِتَ</text:p>
      <text:p text:style-name="P79">اِلِي<text:span text:style-name="T97">ْ</text:span> نْدِيَا كَيْوَاتَ</text:p>
      <text:p text:style-name="P79">نْيُمَ نِسِپُ رِجِيَا</text:p>
      <text:p text:style-name="P79"/>
      <text:p text:style-name="P79">#273</text:p>
      <text:p text:style-name="P79">سُرَا نِنْرَاوُ بَرَانِ</text:p>
      <text:p text:style-name="P79">اِلِي<text:span text:style-name="T98">ْ</text:span> نْدِيَا سِئِيُوْنِ</text:p>
      <text:p text:style-name="P79"><text:soft-page-break/>هُوْنَا نِكُمْوِتُنِ</text:p>
      <text:p text:style-name="P79">زُاتِ زِمِنِپُتِيَا</text:p>
      <text:p text:style-name="P79"/>
      <text:p text:style-name="P79">#274</text:p>
      <text:p text:style-name="P79">كِپِجَ فِكِرَا زَانْغُ</text:p>
      <text:p text:style-name="P79">كَلَنْدَمَ ڠُوْ لَنْڠُ</text:p>
      <text:p text:style-name="P79">نِتَرُدِ پَلِيْ پَنْغُ</text:p>
      <text:p text:style-name="P79">سَسَا نْيُمَ كَرِجِيَا</text:p>
      <text:p text:style-name="P79"/>
      <text:p text:style-name="P79">#275</text:p>
      <text:p text:style-name="P79">كِسَ كَرُدِيَا نْيُمَ</text:p>
      <text:p text:style-name="P79">حَپُ نْدِيَا كَيَنْدَمَ</text:p>
      <text:p text:style-name="P79">پِنْيِ مِ<text:span text:style-name="T99">تِ</text:span>رِ كِكُمَ</text:p>
      <text:p text:style-name="P79">صَلٰ اِمِسِمَمِيَا</text:p>
      <text:p text:style-name="P79"/>
      <text:p text:style-name="P79">#276</text:p>
      <text:p text:style-name="P80">اَوَالِ يَأَظُهُرِ</text:p>
      <text:p text:style-name="P80"><text:soft-page-break/>رِپُ نْدِيَ كُوَابِرِ</text:p>
      <text:p text:style-name="P80">هُجَ يَكُيَ اَخِيْرِ</text:p>
      <text:p text:style-name="P80">مَعَنَ نِمِكْوَمْبِيَا</text:p>
      <text:p text:style-name="P80"/>
      <text:p text:style-name="P80">#277</text:p>
      <text:p text:style-name="P80">اَكِسَا كُمپُلِيْكَ</text:p>
      <text:p text:style-name="P80">عَلِيْ اَكَتَمْكَ</text:p>
      <text:p text:style-name="P80">كَلَمَ اُمِسُمْبُكَ</text:p>
      <text:p text:style-name="P80">نَيِ كَنِنَ نَبِيْيَا</text:p>
      <text:p text:style-name="P80"/>
      <text:p text:style-name="P80">#278</text:p>
      <text:p text:style-name="P80">اَكَنِيْنَ حَشِيْمَ</text:p>
      <text:p text:style-name="P80">سِحَبَ كُيَ سَلَامَ</text:p>
      <text:p text:style-name="P80">نْدِيَ اَلِيُ اَ<text:span text:style-name="T31">دَامَ</text:span></text:p>
      <text:p text:style-name="P81">حَطَ<text:span text:style-name="T100">رِ</text:span> هُمْزِغِيَا</text:p>
      <text:p text:style-name="P81"/>
      <text:p text:style-name="P81">#279</text:p>
      <text:p text:style-name="P81"><text:soft-page-break/>اَمِمْكِيْڠَ وَدُدُ</text:p>
      <text:p text:style-name="P81">وَسِيُوْنِ مَيَحُدِ</text:p>
      <text:p text:style-name="P81">كْوَنِ وَڠَلِمْزِ<text:span text:style-name="T101">دِ</text:span></text:p>
      <text:p text:style-name="P81">وَتُ وِنْڠِ سِمْمُيَا</text:p>
      <text:p text:style-name="P81"/>
      <text:p text:style-name="P81">#280</text:p>
      <text:p text:style-name="P81">فَطِيْمَ اُپُ كِتِنِ</text:p>
      <text:p text:style-name="P81">اَكَمْوِپُكَ اَمِيْنِ</text:p>
      <text:p text:style-name="P81">كْوَ مْكُنُ اَكَبَيِنِ</text:p>
      <text:p text:style-name="P81">كَمْوامْكُوَا عَلِيَا</text:p>
      <text:p text:style-name="P81"/>
      <text:p text:style-name="P81">#281</text:p>
      <text:p text:style-name="P82">مْكُوْنُ اَكَتَزَامَ</text:p>
      <text:p text:style-name="P82">عَلِيْ اَكَفَهَمَ</text:p>
      <text:p text:style-name="P82">كَمْوَامْبِيَ حَشِيْمَ</text:p>
      <text:p text:style-name="P82">نِرَا رَانِ مَرَ مُيَا</text:p>
      <text:p text:style-name="P82"/>
      <text:p text:style-name="P82"><text:soft-page-break/>#282</text:p>
      <text:p text:style-name="P82">كْوَا رَانِ الِپُفِيْكَ</text:p>
      <text:p text:style-name="P82">فَطِيْمَ اَكَتَمْكَ</text:p>
      <text:p text:style-name="P82">ػَكُلَ نِمِكِپِكَ</text:p>
      <text:p text:style-name="P82">نَسَسَا هُوَاتِلِيَ</text:p>
      <text:p text:style-name="P82"/>
      <text:p text:style-name="P82">#283</text:p>
      <text:p text:style-name="P82">كْوَا سِكُمَكِنِيْكَ</text:p>
      <text:p text:style-name="P82">خَبَرِ اَكَتَمْكَ</text:p>
      <text:p text:style-name="P82">مُيُ هُمْپَپَتِكَا</text:p>
      <text:p text:style-name="P82">كْوَ اُثَقِيْلِ وَنْدِيَا</text:p>
      <text:p text:style-name="P82"/>
      <text:p text:style-name="P82">#284</text:p>
      <text:p text:style-name="P82">نَزِؤُ الِيْزَا<text:span text:style-name="T102">تُ</text:span>كَ</text:p>
      <text:p text:style-name="P82">َمِنِيُزَا حَقِيْكَ</text:p>
      <text:p text:style-name="P82">نَا سَسَا هُمْپُلِكَا</text:p>
      <text:p text:style-name="P82">مَنِنُيِ هُتْوَامْ<text:span text:style-name="T103">بِ</text:span>يَا</text:p>
      <text:p text:style-name="P82"><text:soft-page-break/></text:p>
      <text:p text:style-name="P82">#285</text:p>
      <text:p text:style-name="P82">عَلِيْ َكَبَيِنِ</text:p>
      <text:p text:style-name="P82">حُمْصُبِرِ حُسِيْنِ</text:p>
      <text:p text:style-name="P82">نِمْتُمِيى حَسَانِ</text:p>
      <text:p text:style-name="P83">مِكْوِرَ كُمْوَنْدَمِيَا</text:p>
      <text:p text:style-name="P83"/>
      <text:p text:style-name="P83">#286</text:p>
      <text:p text:style-name="P83">عَلِيْ كِتُكَ نْرَانِ</text:p>
      <text:p text:style-name="P83">اَلِپُكِتِ كِتِيْنِ</text:p>
      <text:p text:style-name="P83">اَمْسِكِيَ حَسَانِ</text:p>
      <text:p text:style-name="P83">سَلَامُ هُوَاپِسِيَا</text:p>
      <text:p text:style-name="P83"/>
      <text:p text:style-name="P83">#287</text:p>
      <text:p text:style-name="P83">حَسَنِ اَكَنُظُمُ</text:p>
      <text:p text:style-name="P83">كُوَاپِسِيْزَا سَلَامُ</text:p>
      <text:p text:style-name="P83">وَلِيُكُ كْوَ تِمَامُ</text:p>
      <text:p text:style-name="P83"><text:soft-page-break/>وُتِ وَكَمْپُكِيْيَا</text:p>
      <text:p text:style-name="P83"/>
      <text:p text:style-name="P83">#288</text:p>
      <text:p text:style-name="P83">كْوَا رَانِ كِسَا كْوِمَ</text:p>
      <text:p text:style-name="P83">كَمُوُلِزَا سَلَامَ</text:p>
      <text:p text:style-name="P83">كَمْرُدِشَا كَلِيْمَ</text:p>
      <text:p text:style-name="P83">جَعْفَرِ كَمْوَمْبِيَا</text:p>
      <text:p text:style-name="P83"/>
      <text:p text:style-name="P83">#289</text:p>
      <text:p text:style-name="P83">كَمْوَمْبِيَ مَتَمْكُ</text:p>
      <text:p text:style-name="P83">نِسَلَامَ نِتُكَكُ</text:p>
      <text:p text:style-name="P83">سِيُوِ مْبِيِ نِنْرَاكُ</text:p>
      <text:p text:style-name="P83">اَيُوَوُ نِجَلِيَا</text:p>
      <text:p text:style-name="P83"/>
      <text:p text:style-name="P83">#290</text:p>
      <text:p text:style-name="P83">اَكَئِنُكَ اَمِيْنِ</text:p>
      <text:p text:style-name="P83">كَوَمْبِيَ كْوِ خِيْرِنِ</text:p>
      <text:p text:style-name="P83"><text:soft-page-break/>عَلِيْ كَنِنَ كْوَانِ</text:p>
      <text:p text:style-name="P83">بُنَ هُتُكَ نَبِيَا</text:p>
      <text:p text:style-name="P83"/>
      <text:p text:style-name="P83">#291</text:p>
      <text:p text:style-name="P83">مْتُمِ اَكَتَمْكَ</text:p>
      <text:p text:style-name="P83">زِوُ زِمِأَخِيْرِكَ</text:p>
      <text:p text:style-name="P83">سَعَ تِسِيَا حَقِيْكَ</text:p>
      <text:p text:style-name="P83">نْيُبَنِ سِيَرِجِيَا</text:p>
      <text:p text:style-name="P83"/>
      <text:p text:style-name="P83">#292</text:p>
      <text:p text:style-name="P84">كَبَ سُبِرِ بَشِيْرِ</text:p>
      <text:p text:style-name="P85">ػَكُلَ كِيْكُ طَيَرِا</text:p>
      <text:p text:style-name="P85">تُمْلِشِ جَعْفَرِ</text:p>
      <text:p text:style-name="P85">حَپُ كَكِتِ نَبِيَا</text:p>
      <text:p text:style-name="P85"/>
      <text:p text:style-name="P85">#293</text:p>
      <text:p text:style-name="P85">فَطِيْمَ اَكَيْنُكَ</text:p>
      <text:p text:style-name="P85"><text:soft-page-break/>كْوَ اُپِسِ نَحَرَكَ</text:p>
      <text:p text:style-name="P85">ػَكُلَ اَكَكِيْوِكَ</text:p>
      <text:p text:style-name="P85">نَمَيِ كَوَاپِكِيَا</text:p>
      <text:p text:style-name="P85"/>
      <text:p text:style-name="P85">#294</text:p>
      <text:p text:style-name="P85">اَكَيْنُكَ بَشِيْرِ</text:p>
      <text:p text:style-name="P85">پَمُيَا نَجَعْفَرِا</text:p>
      <text:p text:style-name="P85">نَعَلِيْ هَيْدَارِ</text:p>
      <text:p text:style-name="P85">وُتِيْ وَكَهُظُرِيَا</text:p>
      <text:p text:style-name="P85"/>
      <text:p text:style-name="P85">#295</text:p>
      <text:p text:style-name="P85">وَكَكِتِ كْوَ مْفُنُ</text:p>
      <text:p text:style-name="P85">وَكَتَغَنْيَ مِكُنُ</text:p>
      <text:p text:style-name="P85">جُمْلَ وَتُ وَت<text:span text:style-name="T65">َ</text:span>نُ</text:p>
      <text:p text:style-name="P85">وَلَا اَسِلِ نَبِيَا</text:p>
      <text:p text:style-name="P85"/>
      <text:p text:style-name="P85">#296</text:p>
      <text:p text:style-name="P85"><text:soft-page-break/>مَرَا تَتُ كْوَ حَقِيْكَ</text:p>
      <text:p text:style-name="P85">مكُنُ اَلِوُپِيْكَ</text:p>
      <text:p text:style-name="P85">اَكِسَ اَلِئِيْنُكَ</text:p>
      <text:p text:style-name="P86"><text:span text:style-name="T66">وَوُ </text:span>اَكَوَاتِيْيَا</text:p>
      <text:p text:style-name="P86"/>
      <text:p text:style-name="P86">#297</text:p>
      <text:p text:style-name="P86">اَكَيْنُكَ كِتِيْنِ</text:p>
      <text:p text:style-name="P86">كَپُوَا مَايِ اَمِنِ</text:p>
      <text:p text:style-name="P86">نَيَكُنْوَا كِكُمْبِنِ</text:p>
      <text:p text:style-name="P86">نَيِ اَكَسُكُتُلِيَا</text:p>
      <text:p text:style-name="P86"/>
      <text:p text:style-name="P86">#298</text:p>
      <text:p text:style-name="P86">تَمْبُوُ يَكُخِتَرِ</text:p>
      <text:p text:style-name="P86">حَپُ كَ<text:span text:style-name="T67">پُ</text:span>وَ بَشِيْرِ</text:p>
      <text:p text:style-name="P86">اَكَوَاَڠَا كْوِ حِيْرِ</text:p>
      <text:p text:style-name="P86">تُمْوَ اَكَيْتُكِيْيَا</text:p>
      <text:p text:style-name="P86"/>
      <text:p text:style-name="P86"><text:soft-page-break/>#299</text:p>
      <text:p text:style-name="P86">كُتُكَ تُمْوَ اَكِسَا</text:p>
      <text:p text:style-name="P86">نَوُ كُلَ وَمِكْوِسَا</text:p>
      <text:p text:style-name="P86">فَطِيمَ اَكَيْتُكُسَا</text:p>
      <text:p text:style-name="P86">مَيِ اَكَوَاپِكِيْيَا</text:p>
      <text:p text:style-name="P86"/>
      <text:p text:style-name="P86">#300</text:p>
      <text:p text:style-name="P86">اَكَيِيُوْنَ فَطِيْمَ</text:p>
      <text:p text:style-name="P86">پِتِ اَكَيْتَزَامَ</text:p>
      <text:p text:style-name="P86">يَپِسِيُوُ يَنْيُمَ</text:p>
      <text:p text:style-name="P86">مَيُوْتُ يَكَمْرُدِيَا</text:p>
      <text:p text:style-name="P86"/>
      <text:p text:style-name="P86">#301</text:p>
      <text:p text:style-name="P86">عِلِيْ اَكَتَمْكَ</text:p>
      <text:p text:style-name="P86">مْبُنَ اُمِبَدِلِكَ</text:p>
      <text:p text:style-name="P86">كَمَ اُمِزُاُظِيْكَ</text:p>
      <text:p text:style-name="P86">يِوُ نِكِكْوَنْغَلِيَ</text:p>
      <text:p text:style-name="P86"><text:soft-page-break/></text:p>
      <text:p text:style-name="P86">#302</text:p>
      <text:p text:style-name="P86">فَطِيْمَ اَكَرَدِيْدِ</text:p>
      <text:p text:style-name="P86">وِوِ هِنِيْرِّ بَعِيْدِ</text:p>
      <text:p text:style-name="P86">نِلُوْ نَلُ سِنَا بُدِ</text:p>
      <text:p text:style-name="P86">اِلَا نَوِ تَكْوَمْبِيَ</text:p>
      <text:p text:style-name="P86"/>
      <text:p text:style-name="P86">#303</text:p>
      <text:p text:style-name="P87">اَكِسِكِيَا حَسَنِ</text:p>
      <text:p text:style-name="P88">كَتُكَ كُل<text:span text:style-name="T104">ِ</text:span> نْيُمْبَانِ</text:p>
      <text:p text:style-name="P88">اَكِنْرَّا كْوَ اَمِينِ</text:p>
      <text:p text:style-name="P88">خَبَرِ اَكَمْوَمْبِيَا</text:p>
      <text:p text:style-name="P88"/>
      <text:p text:style-name="P88">#304</text:p>
      <text:p text:style-name="P88">حَسَنِ كُفِيكَ</text:p>
      <text:p text:style-name="P88">كْوَا مْتُمِ اَكَتَمْكَ</text:p>
      <text:p text:style-name="P88">مَمَ اَمِكَصِيْرِكَ</text:p>
      <text:p text:style-name="P88"><text:soft-page-break/>بِبِيَنْغُ نَكْوَمْبِيَا</text:p>
      <text:p text:style-name="P88"/>
      <text:p text:style-name="P88">#305</text:p>
      <text:p text:style-name="P88">كَمُوُلِيْزَ امِيْنِ</text:p>
      <text:p text:style-name="P88">مِكَسِيْرِكَ كْوَ نِنِ</text:p>
      <text:p text:style-name="P88">مْوِنْيِوِ هَكُبَيِنِ</text:p>
      <text:p text:style-name="P88">حُجَا سِكُمْسِكِيَا</text:p>
      <text:p text:style-name="P88"/>
      <text:p text:style-name="P88">#306</text:p>
      <text:p text:style-name="P88">كُرُدِ كْوَاكِ نْدِيَانِ</text:p>
      <text:p text:style-name="P88">اَكَمُوُنَ حُسِيْنِ</text:p>
      <text:p text:style-name="P88">اَتِيْ مِكُيَ مْڠِيْنِ</text:p>
      <text:p text:style-name="P88">هُكُ كْوِنُ هُسِكِيَا</text:p>
      <text:p text:style-name="P88"/>
      <text:p text:style-name="P88">#307</text:p>
      <text:p text:style-name="P88">اَكَمْجِبُ حُسِيْنِ</text:p>
      <text:p text:style-name="P88">كُنَ <text:span text:style-name="T105">خَ</text:span>بَرِ مْوِيْنِ</text:p>
      <text:p text:style-name="P88"><text:soft-page-break/>اُنِپِ يَتَمْكِيْنِ</text:p>
      <text:p text:style-name="P88">هِيُ اَمِزُوَمْبِيَا</text:p>
      <text:p text:style-name="P88"/>
      <text:p text:style-name="P88">#308</text:p>
      <text:p text:style-name="P88">اَكَپِتَ مْلَغُوْنِ</text:p>
      <text:p text:style-name="P88">اَكَرَادِدِ حُسِيْنِ</text:p>
      <text:p text:style-name="P88">اَسَ مْوَمْتَكِيَنِ</text:p>
      <text:p text:style-name="P88">مْبْوِنُ اَلِو<text:span text:style-name="T107">َ</text:span>ا<text:span text:style-name="T106">پُ</text:span>تِيَا</text:p>
      <text:p text:style-name="P88"/>
      <text:p text:style-name="P88">#309</text:p>
      <text:p text:style-name="P88">كَمُوُلِيْزَ بَبَكِ</text:p>
      <text:p text:style-name="P88">اُ نَنِ هُنِيْنَ پْوِكِ</text:p>
      <text:p text:style-name="P88"><text:span text:style-name="T108">اَ</text:span>كَبَ سِ<text:span text:style-name="T32">خِيْرِ نِتُكِيْ</text:span></text:p>
      <text:p text:style-name="P89">خَبَرِ مِئِنِيْيَا</text:p>
      <text:p text:style-name="P89"/>
      <text:p text:style-name="P89">#310</text:p>
      <text:p text:style-name="P89">كُمِپَنَنَ خَبَرِ</text:p>
      <text:p text:style-name="P89"><text:soft-page-break/>جَمِعِ يَا اَنْصَارِا</text:p>
      <text:p text:style-name="P89">اُمِكُيَ جَعْفَارِ</text:p>
      <text:p text:style-name="P89">وَ مَوُلَنَا عَلِيْيَا</text:p>
      <text:p text:style-name="P89"/>
      <text:p text:style-name="P89">#311</text:p>
      <text:p text:style-name="P89">حَپُ عَلِيْ حَِْدَارِ</text:p>
      <text:p text:style-name="P89">نِنُ اَلِلُوْ فَصِيْرِا</text:p>
      <text:p text:style-name="P89">اُوِنْڠَ اُنَ خَطَرِ</text:p>
      <text:p text:style-name="P89">مَمْبُوْ يَكُتُمْوِلِيَا</text:p>
      <text:p text:style-name="P89"/>
      <text:p text:style-name="P89">#312</text:p>
      <text:p text:style-name="P89">كْوِنُ <text:span text:style-name="T109">ك</text:span>كُيَ مْڠِيْنِ</text:p>
      <text:p text:style-name="P89">هِلُ هُكُوْظِيْيَنِ</text:p>
      <text:p text:style-name="P89">اَوْ اُتَمْوِكَ نْرَانِ</text:p>
      <text:p text:style-name="P89">مُوِنِ هَتُتِمْبِيَ</text:p>
      <text:p text:style-name="P89"/>
      <text:p text:style-name="P89">#313</text:p>
      <text:p text:style-name="P89"><text:soft-page-break/>فَطِيْمَ كَنُظُمُ</text:p>
      <text:p text:style-name="P89">كْوَنِ سِمْوَانَ حَرَامُ</text:p>
      <text:p text:style-name="P89">مُيُ حَنَا تَبَسَمُ</text:p>
      <text:p text:style-name="P89">عَلِيْ كُمْوَاغَلِيَا</text:p>
      <text:p text:style-name="P89"/>
      <text:p text:style-name="P90">#314</text:p>
      <text:p text:style-name="P90">عَلِيْ حَپُ كَسِيْمَ</text:p>
      <text:p text:style-name="P90">حِيْلَ نْدُوْ فَطييْمَ</text:p>
      <text:p text:style-name="P90">اكَيْنُكَ كْوَا حِيْمَ</text:p>
      <text:p text:style-name="P90">مْكِوَاكِ كَمْوِنرِيَا</text:p>
      <text:p text:style-name="P90"/>
      <text:p text:style-name="P90">#315</text:p>
      <text:p text:style-name="P91">كَمُوُلِيْزَا اُنَنِ</text:p>
      <text:p text:style-name="P92">بُنَ اُنَقِصِيْرَانِ</text:p>
      <text:p text:style-name="P92">فَطِيْمَ اَكَبَ كْوَانِ</text:p>
      <text:p text:style-name="P92">يَمَتُڠُ هُك<text:span text:style-name="T110">ْ</text:span>وَامبِيَا</text:p>
      <text:p text:style-name="P92"/>
      <text:p text:style-name="P92"><text:soft-page-break/>#316</text:p>
      <text:p text:style-name="P92">اَكَمْجِبُ تَمْكُ</text:p>
      <text:p text:style-name="P92">هِيُ سِ<text:span text:style-name="T111">طَبِيَا يَكُ</text:span></text:p>
      <text:p text:style-name="P93">مِمِ سِكِجَانَ ػَكُ</text:p>
      <text:p text:style-name="P93">اَمْبَ هَيُ هُنَمْبِيَا</text:p>
      <text:p text:style-name="P93"/>
      <text:p text:style-name="P93">#317</text:p>
      <text:p text:style-name="P93">فَطِيْمَ اَكَبَيِنِ</text:p>
      <text:p text:style-name="P93">سِئِيْلِ پِتِ ػَنْدَانِ</text:p>
      <text:p text:style-name="P93">يَلُوْغِيْيَ كِسِمَانِ</text:p>
      <text:p text:style-name="P93">اَتِ زِيَپُ هُتِيَا</text:p>
      <text:p text:style-name="P93"/>
      <text:p text:style-name="P93">#318</text:p>
      <text:p text:style-name="P93">عَلِيْ اَكَتَمْكَ</text:p>
      <text:p text:style-name="P93">رِيُ اُكَكَصِيْرِكَ</text:p>
      <text:p text:style-name="P93">هُيِسِ وَغَلِوُظِكَ</text:p>
      <text:p text:style-name="P93">كَمَ كْوِلِ كِكْوَمْبِيَا</text:p>
      <text:p text:style-name="P93"><text:soft-page-break/></text:p>
      <text:p text:style-name="P93">#319</text:p>
      <text:p text:style-name="P93">نَسَسَا نِڠَكُوُظِ</text:p>
      <text:p text:style-name="P93">نْزُّيَغُ وَتَ غَيْضِا</text:p>
      <text:p text:style-name="P93">مُيُ وَنْغُ اُوِ رَاضِ</text:p>
      <text:p text:style-name="P93">نَوُتَكَلُ نَمْبِيَا</text:p>
      <text:p text:style-name="P93"/>
      <text:p text:style-name="P93">#320</text:p>
      <text:p text:style-name="P93">فَطِيْمَ كِتَ قَوُلِ</text:p>
      <text:p text:style-name="P93">كِتُ سِيَكُ بَدَالِ</text:p>
      <text:p text:style-name="P93">نَكَمَ اُمِقُبَلِ</text:p>
      <text:p text:style-name="P93">رَاضِ نِمِكُوِلِيَا</text:p>
      <text:p text:style-name="P93"/>
      <text:p text:style-name="P93">#321</text:p>
      <text:p text:style-name="P93">وَكَكِتِ كْوَ لِسَانِ</text:p>
      <text:p text:style-name="P93">پِنْيِ نَمْوَانِ نْيُبَنِ</text:p>
      <text:p text:style-name="P93">نَوِ نِرَاپُ زِتَانِ</text:p>
      <text:p text:style-name="P93"><text:soft-page-break/>وَػِنْرَا وُتِ پَمُيَ</text:p>
      <text:p text:style-name="P93"/>
      <text:p text:style-name="P93">#322</text:p>
      <text:p text:style-name="P93">جَعْفَرِ نِمْڠِيْنِ</text:p>
      <text:p text:style-name="P93">حَيَازُوِيَ زِتَنِ</text:p>
      <text:p text:style-name="P93">مَحَلِ پَمِيَاتِيْنِ</text:p>
      <text:p text:style-name="P93">وَلْ اَكِمْوَا<text:span text:style-name="T34">رُلِيَا</text:span></text:p>
      <text:p text:style-name="P93"/>
      <text:p text:style-name="P94">#323</text:p>
      <text:p text:style-name="P94">حَتَ اَكِتِمُ مْوَاكَ</text:p>
      <text:p text:style-name="P94">زِتَنِ اَمِصِفِيْكَ</text:p>
      <text:p text:style-name="P94">سَبَعَ مِيَ حَقِيْكَ</text:p>
      <text:p text:style-name="P94">حُتِنْدَا سِكُيُوَا</text:p>
      <text:p text:style-name="P94"/>
      <text:p text:style-name="P94">#324</text:p>
      <text:p text:style-name="P94">حَتَ مْوَاكَ اُكِزِدِ</text:p>
      <text:p text:style-name="P94">اَلَپُكْوِنْرَ جِهَدِ</text:p>
      <text:p text:style-name="P94"><text:soft-page-break/>لَكِيْ مُيَ مَيَهُدِ</text:p>
      <text:p text:style-name="P94">هُتْوَا مْپْوِكِ مْمُيَا</text:p>
      <text:p text:style-name="P94"/>
      <text:p text:style-name="P94">#325</text:p>
      <text:p text:style-name="P94">َالِپُ كُيَ مُوِايْنِ</text:p>
      <text:p text:style-name="P94">عَلِيْ اَكَبَيِيْنِ</text:p>
      <text:p text:style-name="P94">اَكَمْوَامْبِيَ اَمِينِ</text:p>
      <text:p text:style-name="P94">نِنَ يَمْبُ تَكْوَمْبِيَا</text:p>
      <text:p text:style-name="P94"/>
      <text:p text:style-name="P94">#326</text:p>
      <text:p text:style-name="P95">نَپِنْدَ سَسَا بَشِيْرِ</text:p>
      <text:p text:style-name="P95">اِنِرِ پْوِكِ جَعْفَرِا</text:p>
      <text:p text:style-name="P95">اَكَپِجِ مَكُفَرِا</text:p>
      <text:p text:style-name="P95">هُتُشَا كِمْواغَلِيَا</text:p>
      <text:p text:style-name="P95"/>
      <text:p text:style-name="P95">#327</text:p>
      <text:p text:style-name="P95">اَكَشُكَا جِبْرِيْلِ</text:p>
      <text:p text:style-name="P95"><text:soft-page-break/>اَكَمْوَمْبِيَا رَسُوْلِ</text:p>
      <text:p text:style-name="P96">حُوِكِيْ سِمْبَا وَوِلِ</text:p>
      <text:p text:style-name="P96">اَكُسَلِامُ جَلِيْيَا</text:p>
      <text:p text:style-name="P96"/>
      <text:p text:style-name="P96">#328</text:p>
      <text:p text:style-name="P96">اَكَتَمْكَ اَمِيْنِ</text:p>
      <text:p text:style-name="P96">عَلِيْ تْوِنْدِ نْيُمْبَانِ</text:p>
      <text:p text:style-name="P96">مْوَانَوُ نِنَيَقِيْنِ</text:p>
      <text:p text:style-name="P96">هُيْفَرِقِ دُنِيَا</text:p>
      <text:p text:style-name="P96"/>
      <text:p text:style-name="P96">#329</text:p>
      <text:p text:style-name="P96">ػَمْبِوَ هِيٗ قَوْلِ</text:p>
      <text:p text:style-name="P96">اَسِئِمُهُلِ</text:p>
      <text:p text:style-name="P96">كَىْنُكَ نَرَسُوْلِ</text:p>
      <text:p text:style-name="P96">هَپُ وَكَنْدَمَ دِيَ</text:p>
      <text:p text:style-name="P96"/>
      <text:p text:style-name="P96">#330</text:p>
      <text:p text:style-name="P96"><text:soft-page-break/>اَكپِتَ مْلَغُوْنِ</text:p>
      <text:p text:style-name="P96">فَطِيْمَ اَكَبَيِيْنِ</text:p>
      <text:p text:style-name="P96">اَمُوْ هُتُكَ حُسِيْنِ</text:p>
      <text:p text:style-name="P96">اُيَوُ كُوَانْدَمِيَا</text:p>
      <text:p text:style-name="P96"/>
      <text:p text:style-name="P96">#3<text:span text:style-name="T35">3</text:span>1</text:p>
      <text:p text:style-name="P96">مْوَانَ اَلِپُ كِتِيْنِ</text:p>
      <text:p text:style-name="P96">نَحَسَنِ نَحُسِيْنِ</text:p>
      <text:p text:style-name="P96">غَافُلَ اَكَبَيِيْنِ</text:p>
      <text:p text:style-name="P96">بَبَنْغُ نَمْكُلِيَا</text:p>
      <text:p text:style-name="P96"/>
      <text:p text:style-name="P96">#3<text:span text:style-name="T35">3</text:span>2</text:p>
      <text:p text:style-name="P96">اَمِئِنُكَا كِتِيْنِ</text:p>
      <text:p text:style-name="P96">اَمِپَرَا فِرَاشَنِ</text:p>
      <text:p text:style-name="P96">حِلَ مْوَاغَلِيِيْنِ</text:p>
      <text:p text:style-name="P96">يَمْبُ لِلُوْمْزِدِيَا</text:p>
      <text:p text:style-name="P96"/>
      <text:p text:style-name="P96"><text:soft-page-break/>#3<text:span text:style-name="T35">3</text:span>3</text:p>
      <text:p text:style-name="P96">حَپُ كِنِرَ بَشِيْرِ</text:p>
      <text:p text:style-name="P96">نَعَلِيْ حَيْدَارِ</text:p>
      <text:p text:style-name="P96">اَكَمُوُنَ جَعْفَرِ</text:p>
      <text:p text:style-name="P96">حَپُ بَبَكِ كَلِيَا</text:p>
      <text:p text:style-name="P96"/>
      <text:p text:style-name="P96">#3<text:span text:style-name="T35">3</text:span>4</text:p>
      <text:p text:style-name="P96">كَلِيَ اَكِبَيْنِ</text:p>
      <text:p text:style-name="P96">وِوِ موَانَڠُ اُنَنِ</text:p>
      <text:p text:style-name="P96">اُپِ<text:span text:style-name="T112">تْ</text:span>وِ نَيَمْبُ ڠَنِ</text:p>
      <text:p text:style-name="P96">كَتِكَ كْوَانْدَامَ <text:span text:style-name="T113">دِيَا</text:span></text:p>
      <text:p text:style-name="P96"/>
      <text:p text:style-name="P97">#335</text:p>
      <text:p text:style-name="P97">اَكِسِكِيَ كَلِمَ</text:p>
      <text:p text:style-name="P97">جَعْفَرِ اَكَفَهَمَ</text:p>
      <text:p text:style-name="P97">كْوَا ظَرُبُ كَتَزَامَ</text:p>
      <text:p text:style-name="P97">مَتُ كَمْوَاغَلِيَ</text:p>
      <text:p text:style-name="P97"><text:soft-page-break/></text:p>
      <text:p text:style-name="P97">#336</text:p>
      <text:p text:style-name="P97">كَمْوَاڠَلَِ اَمِيْنِ</text:p>
      <text:p text:style-name="P97">اَكَبَ نِپَا يَسِيْنِ</text:p>
      <text:p text:style-name="P97">اَكِيْكُمَ كُبَيِيْنِ</text:p>
      <text:p text:style-name="P97">اَمِكْوِسَ كُئفِيَا</text:p>
      <text:p text:style-name="P97"/>
      <text:p text:style-name="P97">#337</text:p>
      <text:p text:style-name="P97">حَپُ عَلِيْ حَيْدَارِ</text:p>
      <text:p text:style-name="P97">يُتِ اَسِيَفِكِيْرِا</text:p>
      <text:p text:style-name="P97">اَكَسِمَامَ بَاشِيْرِ</text:p>
      <text:p text:style-name="P97">مَصَحَبَ كَوَمْبِيَا</text:p>
      <text:p text:style-name="P97"/>
      <text:p text:style-name="P97">#338</text:p>
      <text:p text:style-name="P97">كَوَامبِيَا كِپُلِيْكَ</text:p>
      <text:p text:style-name="P97">جَمِعِ وَاكَيْنُكَ</text:p>
      <text:p text:style-name="P97">حَتَ اَكِسَا كُزِيْكَ</text:p>
      <text:p text:style-name="P97"><text:soft-page-break/>عَلِيْ اَسِكُيُوَا</text:p>
      <text:p text:style-name="P97"/>
      <text:p text:style-name="P97">#339</text:p>
      <text:p text:style-name="P97">اَلِپُ كْوِسَ كُزِكَ</text:p>
      <text:p text:style-name="P97">مْتُمِ اَكَمُوِيْكَ</text:p>
      <text:p text:style-name="P97">مَنِيْنُ اَكَتَمْكَ</text:p>
      <text:p text:style-name="P97">عَلِيْ اَكَمْوَمْبِيَا</text:p>
      <text:p text:style-name="P97"/>
      <text:p text:style-name="P97">#340</text:p>
      <text:p text:style-name="P97">كَمْوَامْبِيَ كِ<text:span text:style-name="T36">پُ</text:span>لِكَ</text:p>
      <text:p text:style-name="P97">صُبِرِ كْوَاكِ رَابُكَا</text:p>
      <text:p text:style-name="P97">مْتُ هَنْغَالِ كُپُكَ</text:p>
      <text:p text:style-name="P97">نَوِ اُكِمْوَغَلِيَا</text:p>
      <text:p text:style-name="P97"/>
      <text:p text:style-name="P97">#341</text:p>
      <text:p text:style-name="P97">وَ اَمَّا نِمْتُ ڠَنِ</text:p>
      <text:p text:style-name="P97">اَلُدُمُ دُنِيَانِ</text:p>
      <text:p text:style-name="P97"><text:soft-page-break/>اَسِپُكُوَا مَنَّانِ</text:p>
      <text:p text:style-name="P97">نَوِوِ وَافَهَمِيْيَا</text:p>
      <text:p text:style-name="P97"/>
      <text:p text:style-name="P97">#342</text:p>
      <text:p text:style-name="P97">عَلِيْ سِنِرِ مْنُ</text:p>
      <text:p text:style-name="P97">مَبُ هُپِجَ مْفَنُ</text:p>
      <text:p text:style-name="P97">ػَمْبِوَا هَيَ مَنِيْنُ</text:p>
      <text:p text:style-name="P97">عَقِيْلِ اِكَمْغِيْيَا</text:p>
      <text:p text:style-name="P97"/>
      <text:p text:style-name="P97">#343</text:p>
      <text:p text:style-name="P97">هَپُ اَكِنْدَ كُتُوَا</text:p>
      <text:p text:style-name="P97">زُبِيْرِ <text:span text:style-name="T37">كَ</text:span>مْوَمْكُوَا</text:p>
      <text:p text:style-name="P97">تَكُپَ زَنْڠُ بَرُوَ</text:p>
      <text:p text:style-name="P97">اُپَتِ كُنِپِكِيْيَا</text:p>
      <text:p text:style-name="P97"/>
      <text:p text:style-name="P97">#344</text:p>
      <text:p text:style-name="P98">هِنِ مُيَ نْدَ مَمَكِ</text:p>
      <text:p text:style-name="P98"><text:soft-page-break/>نَهِيْنِ مْوَلِمُ وَاكِ</text:p>
      <text:p text:style-name="P98">نَوْػِنْرَا سِتَمْكِ</text:p>
      <text:p text:style-name="P98">كْوَا فَرَغَا كُوَمْبِيَا</text:p>
      <text:p text:style-name="P98"/>
      <text:p text:style-name="P98">#345</text:p>
      <text:p text:style-name="P98">زُبِيْرِ اَسِجِلِسِ</text:p>
      <text:p text:style-name="P98">كَپُكِيَ كَرَطَسِ</text:p>
      <text:p text:style-name="P98">اَكِنْرَّا كْوَ اُپِسِ</text:p>
      <text:p text:style-name="P98">كَمْپِيْكِيَ عَطِيَا</text:p>
      <text:p text:style-name="P98"/>
      <text:p text:style-name="P98">#346</text:p>
      <text:p text:style-name="P98">بَرُوَا كُمْپَ كْوَاكِ</text:p>
      <text:p text:style-name="P98">كِسَ زُبِيْرِ اَتُكِ</text:p>
      <text:p text:style-name="P98">اِلِيْ يَمْوَالِمُ وَاكِ</text:p>
      <text:p text:style-name="P98">كِنِرَا كُمْپِكِيْيَا</text:p>
      <text:p text:style-name="P98"/>
      <text:p text:style-name="P98">#347</text:p>
      <text:p text:style-name="P98"><text:soft-page-break/>زُبِيْرِ كُتُكَ كْوَاكِ</text:p>
      <text:p text:style-name="P98">يِيِ اَسُمِ مَمَكِ</text:p>
      <text:p text:style-name="P98">اَكَتُكَ مْپْوِكِيَكِ</text:p>
      <text:p text:style-name="P98">مْتُ اَسِپُ زِغِيْيَ</text:p>
      <text:p text:style-name="P98"/>
      <text:p text:style-name="P98">#348</text:p>
      <text:p text:style-name="P99">نَيِيِ اَكَنُظُمُ</text:p>
      <text:p text:style-name="P99">يُوَا لِمُ هُسَلِم<text:span text:style-name="T114">ُ</text:span></text:p>
      <text:p text:style-name="P99">وَلَا اَسِپُ فَهَمُ</text:p>
      <text:p text:style-name="P99">اُسِيْكُ كُمْڠِلِيَا</text:p>
      <text:p text:style-name="P99"/>
      <text:p text:style-name="P99">#349</text:p>
      <text:p text:style-name="P99">نَهُكُ نْيُمَ زُبِيْرِ</text:p>
      <text:p text:style-name="P99">اَسِوَاتِ تَغَكُرِا</text:p>
      <text:p text:style-name="P99">كُلَّ نْيُبَا هُوَابِيْرِ</text:p>
      <text:p text:style-name="P99">هُمآْزِڠِيَا عَطِيَا</text:p>
      <text:p text:style-name="P99"/>
      <text:p text:style-name="P99"><text:soft-page-break/>#350</text:p>
      <text:p text:style-name="P99">هَپُ نْدِيَا كَفُوَاتَ</text:p>
      <text:p text:style-name="P99">اَكِنِرَا اَسِكُتَ</text:p>
      <text:p text:style-name="P99">نْيُبا يَكْوَنْدَ كُپَتَ</text:p>
      <text:p text:style-name="P99">مْلَغُوْنِ اَكَغِيْيَا</text:p>
      <text:p text:style-name="P99"/>
      <text:p text:style-name="P99">#351</text:p>
      <text:p text:style-name="P99">حَمْزَةِ كَفَصِيْرِ</text:p>
      <text:p text:style-name="P99">نَمَوْلَنَا عُمَرِا</text:p>
      <text:p text:style-name="P99">هِنِ نِا اَلْفَجِيْرِ</text:p>
      <text:p text:style-name="P99">صَلَا اِمِسِمَمِيَا</text:p>
      <text:p text:style-name="P99"/>
      <text:p text:style-name="P99">#352</text:p>
      <text:p text:style-name="P99">مْوَانَمْكِ كَتَمْكَ</text:p>
      <text:p text:style-name="P99">كَنِنَ مِمِ عَطِيْكَ</text:p>
      <text:p text:style-name="P99">كَمْبَ مُتَنِپِيْلِكَ</text:p>
      <text:p text:style-name="P99">كْوَ مَوُلَنَا عَلِيْ يَا</text:p>
      <text:p text:style-name="P99"><text:soft-page-break/></text:p>
      <text:p text:style-name="P99">#353</text:p>
      <text:p text:style-name="P100">نْدِيَ نِمِيَبِيْرِ</text:p>
      <text:p text:style-name="P100">نْيُبَ سِكُئفَصِيْرِا</text:p>
      <text:p text:style-name="P100">نِمِمِ اُمِيْ جَعْفَارِ</text:p>
      <text:p text:style-name="P100">كَمَ هَيَكُوِلِيْيَا</text:p>
      <text:p text:style-name="P100"/>
      <text:p text:style-name="P100">#354</text:p>
      <text:p text:style-name="P100">هَپُ حَمْزَا كَتُكَ</text:p>
      <text:p text:style-name="P100">كْوَ اُپِسِ نَحَرَكَ</text:p>
      <text:p text:style-name="P100">مْلَغُوْ اَكَوْشِيْكَا</text:p>
      <text:p text:style-name="P100">اِلِيْ كُمْ<text:span text:style-name="T115">فُ</text:span>ڠُلِيَا</text:p>
      <text:p text:style-name="P100"/>
      <text:p text:style-name="P100">#355</text:p>
      <text:p text:style-name="P100">نْدِ كِتُكَ كْوَا حِمَ</text:p>
      <text:p text:style-name="P100">حَپُ نْدِيَا كَيَنْدَامَ</text:p>
      <text:p text:style-name="P100">كْوَا عَلِيْ اَكِيْكُمَ</text:p>
      <text:p text:style-name="P100"><text:soft-page-break/>مْلَڠُوْ كَمْبِشِيَا</text:p>
      <text:p text:style-name="P100"/>
      <text:p text:style-name="P100">#356</text:p>
      <text:p text:style-name="P100">عَلِيْ كَمُوُلِيْزَ</text:p>
      <text:p text:style-name="P100">كَمْبَ نِا مِمِ حَمْزَا</text:p>
      <text:p text:style-name="P100">نِمْغِنِ هُكُوِيْزَا</text:p>
      <text:p text:style-name="P100">هَپُكَتُكَ عَلِيَا</text:p>
      <text:p text:style-name="P100"/>
      <text:p text:style-name="P100">#357</text:p>
      <text:p text:style-name="P100">يِيِ اُپُ مْلَغُوْنِ</text:p>
      <text:p text:style-name="P100">حُلِيْيَ اَكِبَيِنِ</text:p>
      <text:p text:style-name="P100">قَبُرِ كَنِيُوْنْيِنِ</text:p>
      <text:p text:style-name="P100">نِپَتِ كُيَڠَلِيَا</text:p>
      <text:p text:style-name="P100"/>
      <text:p text:style-name="P100">#358</text:p>
      <text:p text:style-name="P100"><text:s/>حَپُ عَلِيْ كَتُكَ</text:p>
      <text:p text:style-name="P100">مَتُوْزِ يَكِمْشُكَ</text:p>
      <text:p text:style-name="P100"><text:soft-page-break/>حَتَ نْدِ كَتَمْكَ</text:p>
      <text:p text:style-name="P100">مَنِيْنُ اَكَمْوَمْبِيَا</text:p>
      <text:p text:style-name="P100"/>
      <text:p text:style-name="P100">#359</text:p>
      <text:p text:style-name="P100">كَمْوَامْبِيَ كِنُظُمُ</text:p>
      <text:p text:style-name="P100">سِنْدِلِ<text:span text:style-name="T38">ى اِسْلَامُ</text:span></text:p>
      <text:p text:style-name="P101">صُبِرِ كْوَاكِ كَرِيْمَ</text:p>
      <text:p text:style-name="P101">اَمْبَالُ وَاكُتِيْزِيَ</text:p>
      <text:p text:style-name="P101"/>
      <text:p text:style-name="P101">#360</text:p>
      <text:p text:style-name="P101">كْوَانِ مِمِ نِمَمَكِ</text:p>
      <text:p text:style-name="P101">نْرِّيِ مْوِنْيِ كِتِ ػَكِ</text:p>
      <text:p text:style-name="P101">نِيُنْيَّ قَبُرِ يَكِيْ</text:p>
      <text:p text:style-name="P101">نَتَكَ كُيَغَلِيْيَا</text:p>
      <text:p text:style-name="P101"/>
      <text:p text:style-name="P101">#361</text:p>
      <text:p text:style-name="P101">يُوَا مْوِنْيِ مَمْلَكَ</text:p>
      <text:p text:style-name="P101"><text:soft-page-break/>لَكِ هُرُوَا كَوِاكَ</text:p>
      <text:p text:style-name="P101">وَلَا مِمِ سِكُتَكَ</text:p>
      <text:p text:style-name="P101">اَيْفَرِقِ دُنِيَا</text:p>
      <text:p text:style-name="P101"/>
      <text:p text:style-name="P101">#362</text:p>
      <text:p text:style-name="P101">نَوِ صُبِرِ رُيَنْغُ</text:p>
      <text:p text:style-name="P101">اُسِپُتِيْ كْوَ مغُ</text:p>
      <text:p text:style-name="P101">وَلَا هُتُكُوْسَ فُنْغُ</text:p>
      <text:p text:style-name="P101">لَئَخِيْرِ نَدُنِيَا</text:p>
      <text:p text:style-name="P101"/>
      <text:p text:style-name="P101">#363</text:p>
      <text:p text:style-name="P101">هُمُوْنْيَّ كُپُلِكَ</text:p>
      <text:p text:style-name="P101">مَتُزِ يَكِمْتُكَ</text:p>
      <text:p text:style-name="P101">حَپُ كَتُوَا عَطيْكَ</text:p>
      <text:p text:style-name="P101">اَكَنْيَمَاءَ كُلِيْيَا</text:p>
      <text:p text:style-name="P101"/>
      <text:p text:style-name="P101">#364</text:p>
      <text:p text:style-name="P102"><text:soft-page-break/>حَپُا عَلِيْ حَِْدَارِ</text:p>
      <text:p text:style-name="P102">َكِسَ اَكَفَصِيْرِا</text:p>
      <text:p text:style-name="P102">بُنَ هَكُيَ زُبِيْرِا</text:p>
      <text:p text:style-name="P102">نِوِ پْوِكِيْ عَطِيْيَا</text:p>
      <text:p text:style-name="P102"/>
      <text:p text:style-name="P102">#365</text:p>
      <text:p text:style-name="P102">اُنِيِتِيْ بَرُوَا</text:p>
      <text:p text:style-name="P102">كَتُكَ كِيْفُنُوَا</text:p>
      <text:p text:style-name="P102">اَلِپُ سِيْكُمُيُوَا</text:p>
      <text:p text:style-name="P102">وَلَا سِكُمْزِڠِيْيَا</text:p>
      <text:p text:style-name="P102"/>
      <text:p text:style-name="P102">#366</text:p>
      <text:p text:style-name="P102">بَرُوَ كِئِفَصِيْرِ</text:p>
      <text:p text:style-name="P102">نْدِيَ نَلِئِيَبِرِا</text:p>
      <text:p text:style-name="P102">حَنْدَ سَسَ كُفِكِرِ</text:p>
      <text:p text:style-name="P102">تَنَبُحِ كُنِيْغِيَا</text:p>
      <text:p text:style-name="P102"/>
      <text:p text:style-name="P102"><text:soft-page-break/>#367</text:p>
      <text:p text:style-name="P102">فَطِيْمَ اَكَمْكَلِيْمُ</text:p>
      <text:p text:style-name="P102">كُمْپَ مَيِ مَتَمُ</text:p>
      <text:p text:style-name="P103">دُعَآ سَبَعَ تِمَمُ</text:p>
      <text:p text:style-name="P103">نْرَانِ نِمِيَسُمِيَا</text:p>
      <text:p text:style-name="P103"/>
      <text:p text:style-name="P103">#368</text:p>
      <text:p text:style-name="P103">اَكَمْجِبُ كَلِيْمَ</text:p>
      <text:p text:style-name="P103">سِيَيَو<text:span text:style-name="T116">ِ</text:span>زَا فَطِيْمَ</text:p>
      <text:p text:style-name="P103">مُيُ اُنَ حَلِمَامَ</text:p>
      <text:p text:style-name="P103">رُوْحُا حُنَمْبِيَا</text:p>
      <text:p text:style-name="P103"/>
      <text:p text:style-name="P103">#369</text:p>
      <text:p text:style-name="P103">صُبِرِ كْوَا بْوَانَ وِتُ</text:p>
      <text:p text:style-name="P103">عَطِيْكَ مَيِ سِكِتُ</text:p>
      <text:p text:style-name="P103">پِجَ مَتَمَ مَتَتُ</text:p>
      <text:p text:style-name="P103">يَكِيَقِيْ تَپُكِيْيَا</text:p>
      <text:p text:style-name="P103"><text:soft-page-break/></text:p>
      <text:p text:style-name="P103">#370</text:p>
      <text:p text:style-name="P103">حَپُ كَتْوَا عَطِيْكَ</text:p>
      <text:p text:style-name="P103">مَيِ اَسِپُ يَتَكَ</text:p>
      <text:p text:style-name="P103">مْدُوْمُوْنِ كَيَنْدِكَ</text:p>
      <text:p text:style-name="P103">فَطِيْمَ اَكَپُكِيْايَا</text:p>
      <text:p text:style-name="P103"/>
      <text:p text:style-name="P103">#371</text:p>
      <text:p text:style-name="P103">حَپُ كَمْكَلِيْفِيْشَا</text:p>
      <text:p text:style-name="P103">وَعَ<text:span text:style-name="T117">ظِ</text:span> كَمُوْنْيِشَا</text:p>
      <text:p text:style-name="P103">مَيِ اَلِپُ يَشُشَا</text:p>
      <text:p text:style-name="P103">مْڠُ كَمْشُهُدِيَ</text:p>
      <text:p text:style-name="P103"/>
      <text:p text:style-name="P103">#372</text:p>
      <text:p text:style-name="P103">اَكِسَ اَمُوِلِيْزِ</text:p>
      <text:p text:style-name="P103">زَا مْوَانَوِ خَبَرِزِا</text:p>
      <text:p text:style-name="P103">نَعَلِيْ اَمْوِلِيْزِ</text:p>
      <text:p text:style-name="P103"><text:soft-page-break/>اَكِسَ كَيْلَلِيَا</text:p>
      <text:p text:style-name="P103"/>
      <text:p text:style-name="P103">#373</text:p>
      <text:p text:style-name="P103">حَتَ كُكِپَبَوُكَ</text:p>
      <text:p text:style-name="P103">فَطِيْمَ اَكَيْنُكَ</text:p>
      <text:p text:style-name="P103">كَمْپِكِيَ عَطِيْكَ</text:p>
      <text:p text:style-name="P103">وَكَلَ وُتِ پَمُيَا</text:p>
      <text:p text:style-name="P103"/>
      <text:p text:style-name="P103">#374</text:p>
      <text:p text:style-name="P104">عَطِيْكَ اَكَبَيِنِ</text:p>
      <text:p text:style-name="P104">فَطِيْمَ كْوِحِرِانِ</text:p>
      <text:p text:style-name="P104">مْوَنَڠُ اُ<text:span text:style-name="T117">كُ</text:span> مُيُوْنِ</text:p>
      <text:p text:style-name="P104">مْتُ سِكُمُوَاتِيَا</text:p>
      <text:p text:style-name="P104"/>
      <text:p text:style-name="P104">#375</text:p>
      <text:p text:style-name="P104">نَفَطِيْمَ اَتَمْكِيْ</text:p>
      <text:p text:style-name="P104">اَمْوَامْبِيَ مُوْمِ وَكِ</text:p>
      <text:p text:style-name="P104"><text:soft-page-break/>نَوِ نِرَا كَمْپِيْكَ</text:p>
      <text:p text:style-name="P104">اَسِرِّ پْوِكِ عَطِيَا</text:p>
      <text:p text:style-name="P104"/>
      <text:p text:style-name="P104">#376</text:p>
      <text:p text:style-name="P104">عَلِيْ كَغِيَ نْرَانِ</text:p>
      <text:p text:style-name="P104">كْوَا مْكُنُ اَكَبَيِنِ</text:p>
      <text:p text:style-name="P104">اَكَىْنُكَ كِتِيْنِ</text:p>
      <text:p text:style-name="P104">فَطِيْمَ اَكَمْوِرِّيا</text:p>
      <text:p text:style-name="P104"/>
      <text:p text:style-name="P104">#377</text:p>
      <text:p text:style-name="P104">كَمَ ػِنْرَا كِمْپِيْكَ</text:p>
      <text:p text:style-name="P104">فَطِيْمَ حُتُوُظِيْكَ</text:p>
      <text:p text:style-name="P104">كَبَ وَاتُ كُتَمْكَ</text:p>
      <text:p text:style-name="P104">كَمَ حَيُ كُنَمْبِيَا</text:p>
      <text:p text:style-name="P104"/>
      <text:p text:style-name="P104">#378</text:p>
      <text:p text:style-name="P104">كَنِنَ شَهِدِ مْغُ</text:p>
      <text:p text:style-name="P104"><text:soft-page-break/>هَيَمُ مُيُنِ مْوَانْغُ</text:p>
      <text:p text:style-name="P104">سَسَا نِكَمَ رُيَغُ</text:p>
      <text:p text:style-name="P104">نَقَسِيْمُ نِمَمُيَا</text:p>
      <text:p text:style-name="P104"/>
      <text:p text:style-name="P104">#379</text:p>
      <text:p text:style-name="P104">حَپُ عَلِيْ كَتُكَ</text:p>
      <text:p text:style-name="P104">كَدَمَنَ نَعَطِيْكَ</text:p>
      <text:p text:style-name="P104">اَكِنْرَا اَكَمْپِيْكَ</text:p>
      <text:p text:style-name="P104">حَتَ كْوَوُ اَكَغِيَا</text:p>
      <text:p text:style-name="P104"/>
      <text:p text:style-name="P104">#370</text:p>
      <text:p text:style-name="P104">كِسَ عَلِيْ حَيْدَارِ</text:p>
      <text:p text:style-name="P104">اَكَ<text:span text:style-name="T39">صَلِ اَظُهُرِا</text:span></text:p>
      <text:p text:style-name="P105">كَنَدَامَنَ نَزُبِيْرِ</text:p>
      <text:p text:style-name="P105">مُيِنِ اَكِرِجِيْيَا</text:p>
      <text:p text:style-name="P105"/>
      <text:p text:style-name="P105">#371</text:p>
      <text:p text:style-name="P105"><text:soft-page-break/>حَپُ اَلِپُ رُدِيْ</text:p>
      <text:p text:style-name="P105">رِپُ اَلِپُ رَادِدِ</text:p>
      <text:p text:style-name="P105">مَنِنُ اَكَجِتَهِدِ</text:p>
      <text:p text:style-name="P105">مَصَحَبَ كِوَامْبِيَا</text:p>
      <text:p text:style-name="P105"/>
      <text:p text:style-name="P105">#372</text:p>
      <text:p text:style-name="P105">كَوَامْبِيَ كُپُلِيْكَ</text:p>
      <text:p text:style-name="P105">كُلَ لَلِلُوْتِرِّكَ</text:p>
      <text:p text:style-name="P105">اَمْابَلُ لَلُنِنِيْكَ</text:p>
      <text:p text:style-name="P105">يُتِ كَوَاحَدِثِيَا</text:p>
      <text:p text:style-name="P105"/>
      <text:p text:style-name="P105">#373</text:p>
      <text:p text:style-name="P105">نَمِ نِمِتِيْيَ تَمُ</text:p>
      <text:p text:style-name="P105"><text:span text:style-name="T68">بَ</text:span>ىْتِ زَنْغُ حُكُمَ</text:p>
      <text:p text:style-name="P105">نَئَبَوُ وَزِسُمَ</text:p>
      <text:p text:style-name="P105">كْوَ زُتِ زِتَوِلِيَ</text:p>
      <text:p text:style-name="P105"/>
      <text:p text:style-name="P105"><text:soft-page-break/>#374</text:p>
      <text:p text:style-name="P105"><text:span text:style-name="T69">بَ</text:span>ىْتِيْزِ زِيُوِنِ</text:p>
      <text:p text:style-name="P105">مِيَا تَتُ هُمْكِنِ</text:p>
      <text:p text:style-name="P105">وَسَبَعَ وَسِتِيْنِ</text:p>
      <text:p text:style-name="P105">عَدَادِ نِمِوَمْبِيَ</text:p>
      <text:p text:style-name="P105"/>
      <text:p text:style-name="P105">#375</text:p>
      <text:p text:style-name="P105">اَحِفَظِيُ مُيُوْنِ</text:p>
      <text:p text:style-name="P105">مْتُ اَكَزِبَيِنِ</text:p>
      <text:p text:style-name="P105">اَصُبُحِ نَيْيُوْنِ</text:p>
      <text:p text:style-name="P105">مُيَ اِسِپُغُكِيْيَا</text:p>
      <text:p text:style-name="P105"/>
      <text:p text:style-name="P105">#376</text:p>
      <text:p text:style-name="P105">كْوَنْدَ حَتَظِلِلِيْكَ</text:p>
      <text:p text:style-name="P105">مْتُيِ هَتُسُمْبُكَ</text:p>
      <text:p text:style-name="P105">نَئَتَكَوُ تَمْكَ</text:p>
      <text:p text:style-name="P105">مُلَ تَمُوَافِكِيْيَا</text:p>
      <text:p text:style-name="P105"><text:soft-page-break/></text:p>
      <text:p text:style-name="P105">#377</text:p>
      <text:p text:style-name="P105">اَوْمْبَلُ كْوَ وَهَابُ</text:p>
      <text:p text:style-name="P105">اَتَجِبِوَا جَوَابُ</text:p>
      <text:p text:style-name="P105">اَوْ مْتُ نَجَرِبُ</text:p>
      <text:p text:style-name="P105">اَدَلِلِشِيْ وَصِيْيَا</text:p>
      <text:p text:style-name="P105"/>
      <text:p text:style-name="P105">#378</text:p>
      <text:p text:style-name="P105">لَاطرد سَعِرِ</text:p>
      <text:p text:style-name="P105">اِسْمُ يَكِ جَبَارِ</text:p>
      <text:p text:style-name="P106"><text:span text:style-name="T70">اُ</text:span>رُادِ وَكِ بَشِيْرِ</text:p>
      <text:p text:style-name="P106">مْوِسُ اَصِزُتِلِوَى</text:p>
      <text:p text:style-name="P106"/>
      <text:p text:style-name="P106">#379</text:p>
      <text:p text:style-name="P106">نِمِكْوَانْدَ كِكَرِرِ</text:p>
      <text:p text:style-name="P106">نَوِ سُمَ اِظْهَرِا</text:p>
      <text:p text:style-name="P106">اُتِنْدِ وَجَعْفَرِ</text:p>
      <text:p text:style-name="P106"><text:soft-page-break/>نَمَوُلَنَا عَلِيْايَا</text:p>
      <text:p text:style-name="P106"/>
      <text:p text:style-name="P106">#380</text:p>
      <text:p text:style-name="P106">تمت وايا الخير</text:p>
      <text:p text:style-name="P106">عمت وصآ اللّٰه</text:p>
      <text:p text:style-name="P106">على سيّد نا محمد</text:p>
      <text:p text:style-name="P106">و على اله وصحبه و<text:span text:style-name="T71">سل</text:span>م</text:p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0:29:22.410780382</meta:creation-date>
    <meta:editing-duration>P11DT14H59M58S</meta:editing-duration>
    <meta:editing-cycles>185</meta:editing-cycles>
    <meta:generator>LibreOffice/4.4.3.2$Linux_X86_64 LibreOffice_project/40m0$Build-2</meta:generator>
    <dc:title>andika</dc:title>
    <dc:date>2015-06-19T15:03:22.476650555</dc:date>
    <meta:document-statistic meta:table-count="0" meta:image-count="0" meta:object-count="0" meta:page-count="136" meta:paragraph-count="1919" meta:word-count="4229" meta:character-count="18999" meta:non-whitespace-character-count="16686"/>
    <meta:template xlink:type="simple" xlink:actuate="onRequest" xlink:title="andika" xlink:href="../../../../../../.config/libreoffice/4/user/template/andika.ott" meta:date="2015-05-22T20:29:20.792530229"/>
  </office:meta>
</office:document-meta>
</file>